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9.71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55.35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77.42mm"/>
    </style:style>
    <style:style style:name="co12" style:family="table-column">
      <style:table-column-properties fo:break-before="auto" style:column-width="34.11mm"/>
    </style:style>
    <style:style style:name="co13" style:family="table-column">
      <style:table-column-properties fo:break-before="auto" style:column-width="76.32mm"/>
    </style:style>
    <style:style style:name="co10" style:family="table-column">
      <style:table-column-properties fo:break-before="auto" style:column-width="46.92mm"/>
    </style:style>
    <style:style style:name="co14" style:family="table-column">
      <style:table-column-properties fo:break-before="auto" style:column-width="32.76mm"/>
    </style:style>
    <style:style style:name="co15" style:family="table-column">
      <style:table-column-properties fo:break-before="auto" style:column-width="29.49mm"/>
    </style:style>
    <style:style style:name="co16" style:family="table-column">
      <style:table-column-properties fo:break-before="auto" style:column-width="48.01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01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33ff99"/>
    </style:style>
    <style:style style:name="ce4" style:family="table-cell" style:parent-style-name="Default">
      <style:table-cell-properties fo:background-color="#cccc99"/>
    </style:style>
    <style:style style:name="ce5" style:family="table-cell" style:parent-style-name="Default">
      <style:table-cell-properties fo:background-color="#66cc99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00cc33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33ff99"/>
    </style:style>
    <style:style style:name="ce12" style:family="table-cell" style:parent-style-name="Default">
      <style:table-cell-properties fo:background-color="#cccc99"/>
    </style:style>
    <style:style style:name="ce14" style:family="table-cell" style:parent-style-name="Default">
      <style:table-cell-properties fo:background-color="#66cc99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map style:condition="cell-content()&gt;4.9" style:apply-style-name="Out_20_of_20_bounds" style:base-cell-address="panel_voltage_plot.B2"/>
      <style:map style:condition="cell-content()&gt;3.25" style:apply-style-name="Alarm" style:base-cell-address="panel_voltage_plot.B2"/>
      <style:map style:condition="cell-content()&lt;0" style:apply-style-name="Out_20_of_20_bounds" style:base-cell-address="panel_voltage_plot.B2"/>
    </style:style>
    <style:style style:name="ce18" style:family="table-cell" style:parent-style-name="Default">
      <style:map style:condition="cell-content()&gt;3.2" style:apply-style-name="Out_20_of_20_bounds" style:base-cell-address="panel_voltage_plot.F1"/>
      <style:map style:condition="cell-content()&lt;0" style:apply-style-name="Out_20_of_20_bounds" style:base-cell-address="panel_voltage_plot.F1"/>
    </style:style>
    <style:style style:name="ce19" style:family="table-cell" style:parent-style-name="Default">
      <style:table-cell-properties fo:background-color="#00ff00"/>
    </style:style>
    <style:style style:name="ce20" style:family="table-cell" style:parent-style-name="Default">
      <style:table-cell-properties fo:background-color="#23ff23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00cc33"/>
    </style:style>
  </office:automatic-styles>
  <office:body>
    <office:spreadsheet>
      <table:table table:name="psu_consid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Power sourc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-72 V -&gt; 5V</text:p>
          </table:table-cell>
          <table:table-cell office:value-type="float" office:value="934" calcext:value-type="float">
            <text:p>9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36-72 V -&gt; 12V</text:p>
          </table:table-cell>
          <table:table-cell office:value-type="float" office:value="717" calcext:value-type="float">
            <text:p>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8-75 V – 12V</text:p>
          </table:table-cell>
          <table:table-cell office:value-type="float" office:value="846" calcext:value-type="float">
            <text:p>8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E 48V -&gt; 12V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ndy regulator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ct (12V system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20 V (TNEB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only relay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TNEB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20 V (UPS) -&gt; 12V (also Arduino)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mbination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rduino ON</text:p>
          </table:table-cell>
          <table:table-cell office:value-type="string" calcext:value-type="string">
            <text:p>220V required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16:.D16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2]" office:value-type="string" office:string-value="9-72 V -&gt; 5V" calcext:value-type="string">
            <text:p>9-72 V -&gt; 5V</text:p>
          </table:table-cell>
          <table:table-cell table:formula="of:=[.B2]" office:value-type="float" office:value="934" calcext:value-type="float">
            <text:p>934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17:.D17])" office:value-type="float" office:value="1134" calcext:value-type="float">
            <text:p>1134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3]" office:value-type="string" office:string-value="36-72 V -&gt; 12V" calcext:value-type="string">
            <text:p>36-72 V -&gt; 12V</text:p>
          </table:table-cell>
          <table:table-cell table:formula="of:=[.B3]" office:value-type="float" office:value="717" calcext:value-type="float">
            <text:p>717</text:p>
          </table:table-cell>
          <table:table-cell table:number-columns-repeated="2"/>
          <table:table-cell table:style-name="ce2" table:formula="of:=SUM([.B18:.D18])" office:value-type="float" office:value="717" calcext:value-type="float">
            <text:p>717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4]" office:value-type="string" office:string-value="18-75 V – 12V" calcext:value-type="string">
            <text:p>18-75 V – 12V</text:p>
          </table:table-cell>
          <table:table-cell table:formula="of:=[.B4]" office:value-type="float" office:value="846" calcext:value-type="float">
            <text:p>846</text:p>
          </table:table-cell>
          <table:table-cell table:number-columns-repeated="2"/>
          <table:table-cell table:style-name="ce3" table:formula="of:=SUM([.B19:.D19])" office:value-type="float" office:value="846" calcext:value-type="float">
            <text:p>846</text:p>
          </table:table-cell>
          <table:table-cell table:style-name="ce4"/>
          <table:table-cell table:number-columns-repeated="3"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5]" office:value-type="string" office:string-value="PoE 48V -&gt; 12V" calcext:value-type="string">
            <text:p>PoE 48V -&gt; 12V</text:p>
          </table:table-cell>
          <table:table-cell table:formula="of:=[.B5]" office:value-type="float" office:value="540" calcext:value-type="float">
            <text:p>540</text:p>
          </table:table-cell>
          <table:table-cell table:number-columns-repeated="2"/>
          <table:table-cell table:style-name="ce4" table:formula="of:=SUM([.B20:.D20])" office:value-type="float" office:value="540" calcext:value-type="float">
            <text:p>540</text:p>
          </table:table-cell>
          <table:table-cell table:style-name="ce4" table:number-columns-repeated="3"/>
          <table:table-cell table:style-name="ce4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number-columns-repeated="2"/>
          <table:table-cell table:style-name="ce3" table:formula="of:=SUM([.B21:.D21])" office:value-type="float" office:value="180" calcext:value-type="float">
            <text:p>180</text:p>
          </table:table-cell>
          <table:table-cell table:style-name="ce4" office:value-type="string" calcext:value-type="string">
            <text:p>Y?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number-columns-repeated="2"/>
          <table:table-cell table:style-name="ce3" table:formula="of:=SUM([.B22:.D22])" office:value-type="float" office:value="0" calcext:value-type="float">
            <text:p>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formula="of:=[.A10]" office:value-type="string" office:string-value="220 V (TNEB) -&gt; 12V (also Arduino)" calcext:value-type="string">
            <text:p>220 V (TNEB) -&gt; 12V (also Arduino)</text:p>
          </table:table-cell>
          <table:table-cell table:formula="of:=[.B10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3:.D23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1">
          <table:table-cell table:formula="of:=[.A11]" office:value-type="string" office:string-value="220 V (UPS) -&gt; 12V (also Arduino)" calcext:value-type="string">
            <text:p>220 V (UPS) -&gt; 12V (also Arduino)</text:p>
          </table:table-cell>
          <table:table-cell table:formula="of:=[.B11]" office:value-type="float" office:value="200" calcext:value-type="float">
            <text:p>200</text:p>
          </table:table-cell>
          <table:table-cell table:number-columns-repeated="2"/>
          <table:table-cell table:style-name="ce5" table:formula="of:=SUM([.B24:.D24])" office:value-type="float" office:value="200" calcext:value-type="float">
            <text:p>200</text:p>
          </table:table-cell>
          <table:table-cell table:number-columns-repeated="4" table:style-name="ce4" office:value-type="string" calcext:value-type="string">
            <text:p>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table:style-name="ce4" table:formula="of:=SUM([.B25:.D25])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/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2" table:formula="of:=SUM([.B26:.D26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6]" office:value-type="string" office:string-value="Pondy regulator" calcext:value-type="string">
            <text:p>Pondy regulator</text:p>
          </table:table-cell>
          <table:table-cell table:formula="of:=[.B6]" office:value-type="float" office:value="180" calcext:value-type="float">
            <text:p>18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2" table:formula="of:=SUM([.B27:.D27])" office:value-type="float" office:value="380" calcext:value-type="float">
            <text:p>380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table:number-columns-repeated="2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8]" office:value-type="string" office:string-value="220 V (TNEB) -&gt; 12V (only relay)" calcext:value-type="string">
            <text:p>220 V (TNEB) -&gt; 12V (only relay)</text:p>
          </table:table-cell>
          <table:table-cell table:formula="of:=[.B8]" office:value-type="float" office:value="200" calcext:value-type="float">
            <text:p>200</text:p>
          </table:table-cell>
          <table:table-cell table:style-name="ce1" table:formula="of:=SUM([.B28:.D28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>
          <table:table-cell table:formula="of:=[.A7]" office:value-type="string" office:string-value="Direct (12V system)" calcext:value-type="string">
            <text:p>Direct (12V system)</text:p>
          </table:table-cell>
          <table:table-cell table:formula="of:=[.B7]" office:value-type="float" office:value="0" calcext:value-type="float">
            <text:p>0</text:p>
          </table:table-cell>
          <table:table-cell table:formula="of:=[.A9]" office:value-type="string" office:string-value="220 V (UPS) -&gt; 12V (only relay)" calcext:value-type="string">
            <text:p>220 V (UPS) -&gt; 12V (only relay)</text:p>
          </table:table-cell>
          <table:table-cell table:formula="of:=[.B9]" office:value-type="float" office:value="200" calcext:value-type="float">
            <text:p>200</text:p>
          </table:table-cell>
          <table:table-cell table:style-name="ce1" table:formula="of:=SUM([.B29:.D29])" office:value-type="float" office:value="200" calcext:value-type="float">
            <text:p>200</text:p>
          </table:table-cell>
          <table:table-cell table:style-name="ce4" office:value-type="string" calcext:value-type="string">
            <text:p>Y</text:p>
          </table:table-cell>
          <table:table-cell table:style-name="ce4" table:number-columns-repeated="3"/>
          <table:table-cell table:number-columns-repeated="2" office:value-type="string" calcext:value-type="string">
            <text:p>Y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table:style-name="ce3" office:value-type="string" calcext:value-type="string">
            <text:p>Chosen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>
            <text:p>Second choice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No</text:p>
          </table:table-cell>
          <table:table-cell table:number-columns-repeated="6"/>
        </table:table-row>
      </table:table>
      <table:table table:name="bill_materials" table:style-name="ta1">
        <table:table-column table:style-name="co6" table:number-columns-repeated="13" table:default-cell-style-name="Default"/>
        <table:table-row table:style-name="ro2">
          <table:table-cell table:style-name="ce6" office:value-type="string" calcext:value-type="string">
            <text:p>Common material</text:p>
          </table:table-cell>
          <table:table-cell table:number-columns-repeated="6"/>
          <table:table-cell table:style-name="ce6" office:value-type="string" calcext:value-type="string">
            <text:p>mod_switch_battery_voltag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Arduino Nano</text:p>
          </table:table-cell>
          <table:table-cell office:value-type="string" calcext:value-type="string">
            <text:p>Nano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formula="of:=[.D3]*[.C3]" office:value-type="float" office:value="250" calcext:value-type="float">
            <text:p>250</text:p>
          </table:table-cell>
          <table:table-cell table:number-columns-repeated="6"/>
          <table:table-cell table:formula="of:=[.K3]*[.J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esistors</text:p>
          </table:table-cell>
          <table:table-cell table:number-columns-repeated="3"/>
          <table:table-cell table:formula="of:=[.D4]*[.C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istor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K4]*[.J4]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Transistor</text:p>
          </table:table-cell>
          <table:table-cell office:value-type="string" calcext:value-type="string">
            <text:p>IRF54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K5]*[.J5]" office:value-type="float" office:value="25" calcext:value-type="float">
            <text:p>2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Opto-isolator</text:p>
          </table:table-cell>
          <table:table-cell office:value-type="string" calcext:value-type="string">
            <text:p>PC817(B?)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K6]*[.J6]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7]*[.C7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kWay Headers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K7]*[.J7]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8]*[.C8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MC Headers</text:p>
          </table:table-cell>
          <table:table-cell office:value-type="string" calcext:value-type="string">
            <text:p>2-pin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K8]*[.J8]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Headers</text:p>
          </table:table-cell>
          <table:table-cell office:value-type="string" calcext:value-type="string">
            <text:p>15-pin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9]*[.C9]" office:value-type="float" office:value="0" calcext:value-type="float">
            <text:p>0</text:p>
          </table:table-cell>
          <table:table-cell office:value-type="string" calcext:value-type="string">
            <text:p>We don’t need to solder them on, only leave holes for them on the PCB, in case</text:p>
          </table:table-cell>
          <table:table-cell/>
          <table:table-cell office:value-type="string" calcext:value-type="string">
            <text:p>LEDs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9]*[.J9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4"/>
          <table:table-cell table:formula="of:=[.D10]*[.C10]" office:value-type="float" office:value="0" calcext:value-type="float">
            <text:p>0</text:p>
          </table:table-cell>
          <table:table-cell table:number-columns-repeated="6"/>
          <table:table-cell table:formula="of:=[.K10]*[.J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1]*[.C11]" office:value-type="float" office:value="0" calcext:value-type="float">
            <text:p>0</text:p>
          </table:table-cell>
          <table:table-cell table:number-columns-repeated="6"/>
          <table:table-cell table:formula="of:=[.K11]*[.J1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Relay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K12]*[.J12]" office:value-type="float" office:value="400" calcext:value-type="float">
            <text:p>400</text:p>
          </table:table-cell>
          <table:table-cell/>
        </table:table-row>
        <table:table-row table:style-name="ro2"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number-columns-repeated="2"/>
          <table:table-cell table:formula="of:=[.D13]*[.C13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K13]*[.J13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3-pin</text:p>
          </table:table-cell>
          <table:table-cell table:number-columns-repeated="2"/>
          <table:table-cell table:formula="of:=[.D14]*[.C14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ener diode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14]*[.J14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number-columns-repeated="2"/>
          <table:table-cell table:formula="of:=[.D15]*[.C1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eaders’ cables</text:p>
          </table:table-cell>
          <table:table-cell office:value-type="string" calcext:value-type="string">
            <text:p>2-pin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K15]*[.J15]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4"/>
          <table:table-cell table:formula="of:=[.D16]*[.C16]" office:value-type="float" office:value="0" calcext:value-type="float">
            <text:p>0</text:p>
          </table:table-cell>
          <table:table-cell table:number-columns-repeated="6"/>
          <table:table-cell table:formula="of:=[.K16]*[.J1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7]*[.C17]" office:value-type="float" office:value="0" calcext:value-type="float">
            <text:p>0</text:p>
          </table:table-cell>
          <table:table-cell table:number-columns-repeated="6"/>
          <table:table-cell table:formula="of:=[.K17]*[.J1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8]*[.C18]" office:value-type="float" office:value="0" calcext:value-type="float">
            <text:p>0</text:p>
          </table:table-cell>
          <table:table-cell table:number-columns-repeated="6"/>
          <table:table-cell table:formula="of:=[.K18]*[.J1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19]*[.C19]" office:value-type="float" office:value="0" calcext:value-type="float">
            <text:p>0</text:p>
          </table:table-cell>
          <table:table-cell table:number-columns-repeated="6"/>
          <table:table-cell table:formula="of:=[.K19]*[.J1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0]*[.C20]" office:value-type="float" office:value="0" calcext:value-type="float">
            <text:p>0</text:p>
          </table:table-cell>
          <table:table-cell table:number-columns-repeated="6"/>
          <table:table-cell table:formula="of:=[.K20]*[.J2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table:style-name="ce7"/>
          <table:table-cell/>
          <table:table-cell table:formula="of:=[.D21]*[.C21]" office:value-type="float" office:value="0" calcext:value-type="float">
            <text:p>0</text:p>
          </table:table-cell>
          <table:table-cell table:number-columns-repeated="6"/>
          <table:table-cell table:formula="of:=[.K21]*[.J21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2]*[.C22]" office:value-type="float" office:value="0" calcext:value-type="float">
            <text:p>0</text:p>
          </table:table-cell>
          <table:table-cell table:number-columns-repeated="6"/>
          <table:table-cell table:formula="of:=[.K22]*[.J2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  <table:table-cell table:formula="of:=[.D23]*[.C23]" office:value-type="float" office:value="0" calcext:value-type="float">
            <text:p>0</text:p>
          </table:table-cell>
          <table:table-cell table:number-columns-repeated="6"/>
          <table:table-cell table:formula="of:=[.K23]*[.J23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CB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D24]*[.C24]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PCB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K24]*[.J24]"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Soldering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D25]*[.C2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oldering cost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K25]*[.J25]" office:value-type="float" office:value="75" calcext:value-type="float">
            <text:p>75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3"/>
          <table:table-cell table:formula="of:=SUM([.E3:.E25])" office:value-type="float" office:value="350" calcext:value-type="float">
            <text:p>35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formula="of:=SUM([.L3:.L25])" office:value-type="float" office:value="635" calcext:value-type="float">
            <text:p>635</text:p>
          </table:table-cell>
          <table:table-cell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number-columns-repeated="6"/>
          <table:table-cell table:style-name="ce6" office:value-type="string" calcext:value-type="string">
            <text:p>Casing</text:p>
          </table:table-cell>
          <table:table-cell table:number-columns-repeated="5"/>
        </table:table-row>
        <table:table-row table:style-name="ro2">
          <table:table-cell table:formula="of:=[.A1]" office:value-type="string" office:string-value="Common material" calcext:value-type="string">
            <text:p>Common material</text:p>
          </table:table-cell>
          <table:table-cell table:formula="of:=[.E27]" office:value-type="float" office:value="350" calcext:value-type="float">
            <text:p>350</text:p>
          </table:table-cell>
          <table:table-cell table:number-columns-repeated="5"/>
          <table:table-cell office:value-type="string" calcext:value-type="string">
            <text:p>Ite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ty.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table:formula="of:=[.H1]" office:value-type="string" office:string-value="mod_switch_battery_voltage" calcext:value-type="string">
            <text:p>mod_switch_battery_voltage</text:p>
          </table:table-cell>
          <table:table-cell table:formula="of:=[.L27]" office:value-type="float" office:value="635" calcext:value-type="float">
            <text:p>635</text:p>
          </table:table-cell>
          <table:table-cell table:number-columns-repeated="9"/>
          <table:table-cell table:formula="of:=[.K33]*[.J33]" office:value-type="float" office:value="0" calcext:value-type="float">
            <text:p>0</text:p>
          </table:table-cell>
          <table:table-cell/>
        </table:table-row>
        <table:table-row table:style-name="ro2">
          <table:table-cell table:formula="of:=[.H31]" office:value-type="string" office:string-value="Casing" calcext:value-type="string">
            <text:p>Casing</text:p>
          </table:table-cell>
          <table:table-cell table:formula="of:=[.L57]" office:value-type="float" office:value="64" calcext:value-type="float">
            <text:p>64</text:p>
          </table:table-cell>
          <table:table-cell table:number-columns-repeated="9"/>
          <table:table-cell table:formula="of:=[.K34]*[.J34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ower supply part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32:.B35])" office:value-type="float" office:value="1049" calcext:value-type="float">
            <text:p>1049</text:p>
          </table:table-cell>
          <table:table-cell table:number-columns-repeated="9"/>
          <table:table-cell table:formula="of:=[.K37]*[.J3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38]*[.J3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39]*[.J3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Green?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0]*[.J40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LEDs</text:p>
          </table:table-cell>
          <table:table-cell office:value-type="string" calcext:value-type="string">
            <text:p>Red?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41]*[.J41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number-columns-repeated="11"/>
          <table:table-cell table:formula="of:=[.K43]*[.J4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44]*[.J4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45]*[.J4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Fuse holder</text:p>
          </table:table-cell>
          <table:table-cell office:value-type="string" calcext:value-type="string">
            <text:p>DC</text:p>
          </table:table-cell>
          <table:table-cell/>
          <table:table-cell office:value-type="float" office:value="1" calcext:value-type="float">
            <text:p>1</text:p>
          </table:table-cell>
          <table:table-cell table:formula="of:=[.K46]*[.J4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Battery cable s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47]*[.J47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Switches</text:p>
          </table:table-cell>
          <table:table-cell table:number-columns-repeated="3"/>
          <table:table-cell table:formula="of:=[.K48]*[.J4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Buttons</text:p>
          </table:table-cell>
          <table:table-cell table:number-columns-repeated="3"/>
          <table:table-cell table:formula="of:=[.K49]*[.J49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sock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0]*[.J5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plug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K51]*[.J51]" office:value-type="float" office:value="60" calcext:value-type="float">
            <text:p>6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power co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2]*[.J52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230 V AC neon indicator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K53]*[.J53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9"/>
          <table:table-cell table:style-name="ce7"/>
          <table:table-cell/>
          <table:table-cell table:formula="of:=[.K54]*[.J54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1"/>
          <table:table-cell table:formula="of:=[.K55]*[.J55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string" calcext:value-type="string">
            <text:p>Total</text:p>
          </table:table-cell>
          <table:table-cell table:number-columns-repeated="3"/>
          <table:table-cell table:formula="of:=SUM([.L33:.L55])" office:value-type="float" office:value="64" calcext:value-type="float">
            <text:p>64</text:p>
          </table:table-cell>
          <table:table-cell/>
        </table:table-row>
      </table:table>
      <table:table table:name="todo_list" table:style-name="ta1">
        <table:table-column table:style-name="co6" table:default-cell-style-name="Default"/>
        <table:table-row table:style-name="ro2">
          <table:table-cell office:value-type="string" calcext:value-type="string">
            <text:p>Add jumpers to separate arduino/etc. Power sources?</text:p>
          </table:table-cell>
        </table:table-row>
        <table:table-row table:style-name="ro2">
          <table:table-cell office:value-type="string" calcext:value-type="string">
            <text:p>Merge DC-DC converter input and output headers into one so that when no converter is used (12V systems) placing a jumper is possible/enough?</text:p>
          </table:table-cell>
        </table:table-row>
        <table:table-row table:style-name="ro2">
          <table:table-cell office:value-type="string" calcext:value-type="string">
            <text:p>Add possibility to provide 5V to Arduino</text:p>
          </table:table-cell>
        </table:table-row>
        <table:table-row table:style-name="ro2">
          <table:table-cell office:value-type="string" calcext:value-type="string">
            <text:p>Add headers for direct tapping to Arduino pins</text:p>
          </table:table-cell>
        </table:table-row>
        <table:table-row table:style-name="ro2">
          <table:table-cell office:value-type="string" calcext:value-type="string">
            <text:p>Add headers for LED indicators (Power/statusOK + Relay on)</text:p>
          </table:table-cell>
        </table:table-row>
        <table:table-row table:style-name="ro2">
          <table:table-cell office:value-type="string" calcext:value-type="string">
            <text:p>Switches/butttons (manually on/off relay, reset, Arduino on/off). Headers necessary?</text:p>
          </table:table-cell>
        </table:table-row>
        <table:table-row table:style-name="ro2">
          <table:table-cell office:value-type="string" calcext:value-type="string">
            <text:p>Add header for expansion? SPI?</text:p>
          </table:table-cell>
        </table:table-row>
        <table:table-row table:style-name="ro2">
          <table:table-cell office:value-type="string" calcext:value-type="string">
            <text:p>Include protection diode on board PCB? i.e. in case it is missing on relay</text:p>
          </table:table-cell>
        </table:table-row>
        <table:table-row table:style-name="ro2">
          <table:table-cell office:value-type="string" calcext:value-type="string">
            <text:p>Include reverse polarity protection diodes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package for TIP122</text:p>
          </table:table-cell>
        </table:table-row>
        <table:table-row table:style-name="ro2">
          <table:table-cell office:value-type="string" calcext:value-type="string">
            <text:p>Verify package for resistors</text:p>
          </table:table-cell>
        </table:table-row>
        <table:table-row table:style-name="ro2">
          <table:table-cell office:value-type="string" calcext:value-type="string">
            <text:p>Verify package for headers</text:p>
          </table:table-cell>
        </table:table-row>
        <table:table-row table:style-name="ro2">
          <table:table-cell office:value-type="string" calcext:value-type="string">
            <text:p>Verify package for zener diode</text:p>
          </table:table-cell>
        </table:table-row>
        <table:table-row table:style-name="ro2">
          <table:table-cell office:value-type="string" calcext:value-type="string">
            <text:p>Verify package for capacitor</text:p>
          </table:table-cell>
        </table:table-row>
        <table:table-row table:style-name="ro2">
          <table:table-cell office:value-type="string" calcext:value-type="string">
            <text:p>Add polarized capacitor (after rectifier)</text:p>
          </table:table-cell>
        </table:table-row>
        <table:table-row table:style-name="ro2">
          <table:table-cell office:value-type="string" calcext:value-type="string">
            <text:p>Verify zener diodes polarity</text:p>
          </table:table-cell>
        </table:table-row>
        <table:table-row table:style-name="ro2">
          <table:table-cell office:value-type="string" calcext:value-type="string">
            <text:p>Verify PC817 polarities</text:p>
          </table:table-cell>
        </table:table-row>
        <table:table-row table:style-name="ro2">
          <table:table-cell office:value-type="string" calcext:value-type="string">
            <text:p>Verify normal diodes polarity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connect net segments near zener diode and normal diode</text:p>
          </table:table-cell>
        </table:table-row>
        <table:table-row table:style-name="ro2">
          <table:table-cell office:value-type="string" calcext:value-type="string">
            <text:p>Verify connect net segments near PC817 -&gt; ground, mains detector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PC817 can work as “NPN” “PNP” or both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whether we will use TIP122</text:p>
          </table:table-cell>
        </table:table-row>
        <table:table-row table:style-name="ro2">
          <table:table-cell office:value-type="string" calcext:value-type="string">
            <text:p>Verify whether we will use opto-isolator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16A plug sufficient? Socket/plug appropriate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circuitry to measure other DC voltages</text:p>
          </table:table-cell>
        </table:table-row>
        <table:table-row table:style-name="ro2">
          <table:table-cell office:value-type="string" calcext:value-type="string">
            <text:p>Add circuitry to sense mains? Or just always power the relay from power adapter connected to TNEB?</text:p>
          </table:table-cell>
        </table:table-row>
        <table:table-row table:style-name="ro2">
          <table:table-cell office:value-type="string" calcext:value-type="string">
            <text:p>Use fuse on mains input to mains sense circu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erify Arduino’s analog input max voltage (i.e. is 72V OpenCircuitVoltage ok?), and can we exceed 3.3V safely when AREF = 3.3V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d reverse polarity protection on solar panel voltage input (one diode or two? 2-3 pin header? What about GND possibly common/not? Voltage can increase if polarity reversed. Study well situation. One more point?)</text:p>
          </table:table-cell>
        </table:table-row>
        <table:table-row table:style-name="ro2">
          <table:table-cell office:value-type="string" calcext:value-type="string">
            <text:p>Add negative voltage protection on A1 (and A0?) verify correctness of how it’s in schematic</text:p>
          </table:table-cell>
        </table:table-row>
        <table:table-row table:style-name="ro2">
          <table:table-cell office:value-type="string" calcext:value-type="string">
            <text:p>Add over voltage protection A0 and A1 (verify correctness of how it’s in schematic)</text:p>
          </table:table-cell>
        </table:table-row>
        <table:table-row table:style-name="ro2">
          <table:table-cell office:value-type="string" calcext:value-type="string">
            <text:p>Verify that placing of resistors before (zener) diodes at analog inputs is good. And their value (10K?)</text:p>
          </table:table-cell>
        </table:table-row>
        <table:table-row table:style-name="ro2">
          <table:table-cell office:value-type="string" calcext:value-type="string">
            <text:p>Is it a problem (probably not) that we read 4 V at panel input when panel input is 0? Could current be fed to the panel and/or damage resistor/zener/anything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ane to bond AREF to 3V3 on PCB?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DC clock to improve accuracy?</text:p>
          </table:table-cell>
        </table:table-row>
        <table:table-row table:style-name="ro2">
          <table:table-cell office:value-type="string" calcext:value-type="string">
            <text:p>AREF capacitor? pg. 244 of datasheet</text:p>
          </table:table-cell>
        </table:table-row>
        <table:table-row table:style-name="ro2">
          <table:table-cell office:value-type="string" calcext:value-type="string">
            <text:p>resistor and/or capacitor at each analog input A0/A1? (datasheet)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witching circuit opto-coupler active high/low possibilities</text:p>
          </table:table-cell>
        </table:table-row>
        <table:table-row table:style-name="ro2">
          <table:table-cell office:value-type="string" calcext:value-type="string">
            <text:p>Switching circuit add headers for strength/attaching to mainboard (and connect to GND?)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Figure out simultaneous interrupts interfering (e.g. display)</text:p>
          </table:table-cell>
        </table:table-row>
      </table:table>
      <table:table table:name="material_cost" table:style-name="ta1">
        <table:table-column table:style-name="co6" table:default-cell-style-name="Default"/>
        <table:table-row table:style-name="ro2">
          <table:table-cell/>
        </table:table-row>
      </table:table>
      <table:table table:name="panel_voltage_plot" table:style-name="ta1"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6" table:default-cell-style-name="ce18"/>
        <table:table-column table:style-name="co6" table:number-columns-repeated="10" table:default-cell-style-name="Default"/>
        <table:table-row table:style-name="ro2">
          <table:table-cell office:value-type="string" calcext:value-type="string">
            <text:p>Vp values common positive</text:p>
          </table:table-cell>
          <table:table-cell office:value-type="string" calcext:value-type="string">
            <text:p>Va values</text:p>
          </table:table-cell>
          <table:table-cell office:value-type="string" calcext:value-type="string">
            <text:p>Vp - Vp/d values</text:p>
          </table:table-cell>
          <table:table-cell office:value-type="string" calcext:value-type="string">
            <text:p>Vp/d values</text:p>
          </table:table-cell>
          <table:table-cell office:value-type="string" calcext:value-type="string">
            <text:p>Vp values common negative</text:p>
          </table:table-cell>
          <table:table-cell/>
          <table:table-cell office:value-type="string" calcext:value-type="string">
            <text:p>Vb value</text:p>
          </table:table-cell>
          <table:table-cell office:value-type="string" calcext:value-type="string">
            <text:p>d value (divide by)</text:p>
          </table:table-cell>
          <table:table-cell office:value-type="string" calcext:value-type="string">
            <text:p>FORMULA TO BE VERIFIED!</text:p>
          </table:table-cell>
          <table:table-cell/>
          <table:table-cell office:value-type="string" calcext:value-type="string">
            <text:p>Resistors for F column formula</text:p>
          </table:table-cell>
          <table:table-cell table:number-columns-repeated="5"/>
        </table:table-row>
        <table:table-row table:style-name="ro5">
          <table:table-cell table:formula="of:=12*[.J2]*2" office:value-type="float" office:value="24" calcext:value-type="float">
            <text:p>24</text:p>
          </table:table-cell>
          <table:table-cell table:style-name="ce17" table:formula="of:=[.$G$2]-[.C2]" office:value-type="float" office:value="-9.43444227005871" calcext:value-type="float">
            <text:p>-9.43444227005871</text:p>
          </table:table-cell>
          <table:table-cell table:formula="of:=[.A2]-[.D2]" office:value-type="float" office:value="22.4344422700587" calcext:value-type="float">
            <text:p>22.4344422700587</text:p>
          </table:table-cell>
          <table:table-cell table:formula="of:=[.A2]/[.$H$2]" office:value-type="float" office:value="1.56555772994129" calcext:value-type="float">
            <text:p>1.56555772994129</text:p>
          </table:table-cell>
          <table:table-cell table:formula="of:=[.B2]*((330+4700)/330)" office:value-type="float" office:value="-143.803771570895" calcext:value-type="float">
            <text:p>-143.803771570895</text:p>
          </table:table-cell>
          <table:table-cell table:formula="of:=(([.$G$2]-[.A2])-3.3)*([.$K$2]/([.$K$3]+[.$K$2]))+3.3" office:value-type="float" office:value="1.43478260869565" calcext:value-type="float">
            <text:p>1.43478260869565</text:p>
          </table:table-cell>
          <table:table-cell table:formula="of:=(12*[.J2])+[.J2]" office:value-type="float" office:value="13" calcext:value-type="float">
            <text:p>13</text:p>
          </table:table-cell>
          <table:table-cell table:formula="of:=[.M11]" office:value-type="float" office:value="15.33" calcext:value-type="float">
            <text:p>15.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5">
          <table:table-cell table:formula="of:=[.A2]-1" office:value-type="float" office:value="23" calcext:value-type="float">
            <text:p>23</text:p>
          </table:table-cell>
          <table:table-cell table:style-name="ce17" table:formula="of:=[.$G$2]-[.C3]" office:value-type="float" office:value="-8.4996738421396" calcext:value-type="float">
            <text:p>-8.4996738421396</text:p>
          </table:table-cell>
          <table:table-cell table:formula="of:=[.A3]-[.D3]" office:value-type="float" office:value="21.4996738421396" calcext:value-type="float">
            <text:p>21.4996738421396</text:p>
          </table:table-cell>
          <table:table-cell table:formula="of:=[.A3]/[.$H$2]" office:value-type="float" office:value="1.5003261578604" calcext:value-type="float">
            <text:p>1.5003261578604</text:p>
          </table:table-cell>
          <table:table-cell table:formula="of:=[.B3]*((330+4700)/330)" office:value-type="float" office:value="-129.555634624128" calcext:value-type="float">
            <text:p>-129.555634624128</text:p>
          </table:table-cell>
          <table:table-cell table:formula="of:=(([.$G$2]-[.A3])-3.3)*([.$K$2]/([.$K$3]+[.$K$2]))+3.3" office:value-type="float" office:value="1.56521739130435" calcext:value-type="float">
            <text:p>1.56521739130435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5">
          <table:table-cell table:formula="of:=[.A3]-1" office:value-type="float" office:value="22" calcext:value-type="float">
            <text:p>22</text:p>
          </table:table-cell>
          <table:table-cell table:style-name="ce17" table:formula="of:=[.$G$2]-[.C4]" office:value-type="float" office:value="-7.56490541422048" calcext:value-type="float">
            <text:p>-7.56490541422048</text:p>
          </table:table-cell>
          <table:table-cell table:formula="of:=[.A4]-[.D4]" office:value-type="float" office:value="20.5649054142205" calcext:value-type="float">
            <text:p>20.5649054142205</text:p>
          </table:table-cell>
          <table:table-cell table:formula="of:=[.A4]/[.$H$2]" office:value-type="float" office:value="1.43509458577952" calcext:value-type="float">
            <text:p>1.43509458577952</text:p>
          </table:table-cell>
          <table:table-cell table:formula="of:=[.B4]*((330+4700)/330)" office:value-type="float" office:value="-115.307497677361" calcext:value-type="float">
            <text:p>-115.307497677361</text:p>
          </table:table-cell>
          <table:table-cell table:formula="of:=(([.$G$2]-[.A4])-3.3)*([.$K$2]/([.$K$3]+[.$K$2]))+3.3" office:value-type="float" office:value="1.69565217391304" calcext:value-type="float">
            <text:p>1.69565217391304</text:p>
          </table:table-cell>
          <table:table-cell table:number-columns-repeated="10"/>
        </table:table-row>
        <table:table-row table:style-name="ro5">
          <table:table-cell table:formula="of:=[.A4]-1" office:value-type="float" office:value="21" calcext:value-type="float">
            <text:p>21</text:p>
          </table:table-cell>
          <table:table-cell table:style-name="ce17" table:formula="of:=[.$G$2]-[.C5]" office:value-type="float" office:value="-6.63013698630137" calcext:value-type="float">
            <text:p>-6.63013698630137</text:p>
          </table:table-cell>
          <table:table-cell table:formula="of:=[.A5]-[.D5]" office:value-type="float" office:value="19.6301369863014" calcext:value-type="float">
            <text:p>19.6301369863014</text:p>
          </table:table-cell>
          <table:table-cell table:formula="of:=[.A5]/[.$H$2]" office:value-type="float" office:value="1.36986301369863" calcext:value-type="float">
            <text:p>1.36986301369863</text:p>
          </table:table-cell>
          <table:table-cell table:formula="of:=[.B5]*((330+4700)/330)" office:value-type="float" office:value="-101.059360730594" calcext:value-type="float">
            <text:p>-101.059360730594</text:p>
          </table:table-cell>
          <table:table-cell table:formula="of:=(([.$G$2]-[.A5])-3.3)*([.$K$2]/([.$K$3]+[.$K$2]))+3.3" office:value-type="float" office:value="1.82608695652174" calcext:value-type="float">
            <text:p>1.82608695652174</text:p>
          </table:table-cell>
          <table:table-cell table:number-columns-repeated="10"/>
        </table:table-row>
        <table:table-row table:style-name="ro5">
          <table:table-cell table:formula="of:=[.A5]-1" office:value-type="float" office:value="20" calcext:value-type="float">
            <text:p>20</text:p>
          </table:table-cell>
          <table:table-cell table:style-name="ce17" table:formula="of:=[.$G$2]-[.C6]" office:value-type="float" office:value="-5.69536855838226" calcext:value-type="float">
            <text:p>-5.69536855838226</text:p>
          </table:table-cell>
          <table:table-cell table:formula="of:=[.A6]-[.D6]" office:value-type="float" office:value="18.6953685583823" calcext:value-type="float">
            <text:p>18.6953685583823</text:p>
          </table:table-cell>
          <table:table-cell table:formula="of:=[.A6]/[.$H$2]" office:value-type="float" office:value="1.30463144161774" calcext:value-type="float">
            <text:p>1.30463144161774</text:p>
          </table:table-cell>
          <table:table-cell table:formula="of:=[.B6]*((330+4700)/330)" office:value-type="float" office:value="-86.8112237838266" calcext:value-type="float">
            <text:p>-86.8112237838266</text:p>
          </table:table-cell>
          <table:table-cell table:formula="of:=(([.$G$2]-[.A6])-3.3)*([.$K$2]/([.$K$3]+[.$K$2]))+3.3" office:value-type="float" office:value="1.95652173913043" calcext:value-type="float">
            <text:p>1.95652173913043</text:p>
          </table:table-cell>
          <table:table-cell table:number-columns-repeated="10"/>
        </table:table-row>
        <table:table-row table:style-name="ro5">
          <table:table-cell table:formula="of:=[.A6]-1" office:value-type="float" office:value="19" calcext:value-type="float">
            <text:p>19</text:p>
          </table:table-cell>
          <table:table-cell table:style-name="ce17" table:formula="of:=[.$G$2]-[.C7]" office:value-type="float" office:value="-4.76060013046314" calcext:value-type="float">
            <text:p>-4.76060013046314</text:p>
          </table:table-cell>
          <table:table-cell table:formula="of:=[.A7]-[.D7]" office:value-type="float" office:value="17.7606001304631" calcext:value-type="float">
            <text:p>17.7606001304631</text:p>
          </table:table-cell>
          <table:table-cell table:formula="of:=[.A7]/[.$H$2]" office:value-type="float" office:value="1.23939986953686" calcext:value-type="float">
            <text:p>1.23939986953686</text:p>
          </table:table-cell>
          <table:table-cell table:formula="of:=[.B7]*((330+4700)/330)" office:value-type="float" office:value="-72.5630868370594" calcext:value-type="float">
            <text:p>-72.5630868370594</text:p>
          </table:table-cell>
          <table:table-cell table:formula="of:=(([.$G$2]-[.A7])-3.3)*([.$K$2]/([.$K$3]+[.$K$2]))+3.3" office:value-type="float" office:value="2.08695652173913" calcext:value-type="float">
            <text:p>2.08695652173913</text:p>
          </table:table-cell>
          <table:table-cell table:number-columns-repeated="10"/>
        </table:table-row>
        <table:table-row table:style-name="ro5">
          <table:table-cell table:formula="of:=[.A7]-1" office:value-type="float" office:value="18" calcext:value-type="float">
            <text:p>18</text:p>
          </table:table-cell>
          <table:table-cell table:style-name="ce17" table:formula="of:=[.$G$2]-[.C8]" office:value-type="float" office:value="-3.82583170254403" calcext:value-type="float">
            <text:p>-3.82583170254403</text:p>
          </table:table-cell>
          <table:table-cell table:formula="of:=[.A8]-[.D8]" office:value-type="float" office:value="16.825831702544" calcext:value-type="float">
            <text:p>16.825831702544</text:p>
          </table:table-cell>
          <table:table-cell table:formula="of:=[.A8]/[.$H$2]" office:value-type="float" office:value="1.17416829745597" calcext:value-type="float">
            <text:p>1.17416829745597</text:p>
          </table:table-cell>
          <table:table-cell table:formula="of:=[.B8]*((330+4700)/330)" office:value-type="float" office:value="-58.3149498902923" calcext:value-type="float">
            <text:p>-58.3149498902923</text:p>
          </table:table-cell>
          <table:table-cell table:formula="of:=(([.$G$2]-[.A8])-3.3)*([.$K$2]/([.$K$3]+[.$K$2]))+3.3" office:value-type="float" office:value="2.21739130434783" calcext:value-type="float">
            <text:p>2.21739130434783</text:p>
          </table:table-cell>
          <table:table-cell table:number-columns-repeated="10"/>
        </table:table-row>
        <table:table-row table:style-name="ro5">
          <table:table-cell table:formula="of:=[.A8]-1" office:value-type="float" office:value="17" calcext:value-type="float">
            <text:p>17</text:p>
          </table:table-cell>
          <table:table-cell table:style-name="ce17" table:formula="of:=[.$G$2]-[.C9]" office:value-type="float" office:value="-2.89106327462492" calcext:value-type="float">
            <text:p>-2.89106327462492</text:p>
          </table:table-cell>
          <table:table-cell table:formula="of:=[.A9]-[.D9]" office:value-type="float" office:value="15.8910632746249" calcext:value-type="float">
            <text:p>15.8910632746249</text:p>
          </table:table-cell>
          <table:table-cell table:formula="of:=[.A9]/[.$H$2]" office:value-type="float" office:value="1.10893672537508" calcext:value-type="float">
            <text:p>1.10893672537508</text:p>
          </table:table-cell>
          <table:table-cell table:formula="of:=[.B9]*((330+4700)/330)" office:value-type="float" office:value="-44.0668129435253" calcext:value-type="float">
            <text:p>-44.0668129435253</text:p>
          </table:table-cell>
          <table:table-cell table:formula="of:=(([.$G$2]-[.A9])-3.3)*([.$K$2]/([.$K$3]+[.$K$2]))+3.3" office:value-type="float" office:value="2.34782608695652" calcext:value-type="float">
            <text:p>2.34782608695652</text:p>
          </table:table-cell>
          <table:table-cell table:number-columns-repeated="10"/>
        </table:table-row>
        <table:table-row table:style-name="ro5">
          <table:table-cell table:formula="of:=[.A9]-1" office:value-type="float" office:value="16" calcext:value-type="float">
            <text:p>16</text:p>
          </table:table-cell>
          <table:table-cell table:style-name="ce17" table:formula="of:=[.$G$2]-[.C10]" office:value-type="float" office:value="-1.95629484670581" calcext:value-type="float">
            <text:p>-1.95629484670581</text:p>
          </table:table-cell>
          <table:table-cell table:formula="of:=[.A10]-[.D10]" office:value-type="float" office:value="14.9562948467058" calcext:value-type="float">
            <text:p>14.9562948467058</text:p>
          </table:table-cell>
          <table:table-cell table:formula="of:=[.A10]/[.$H$2]" office:value-type="float" office:value="1.04370515329419" calcext:value-type="float">
            <text:p>1.04370515329419</text:p>
          </table:table-cell>
          <table:table-cell table:formula="of:=[.B10]*((330+4700)/330)" office:value-type="float" office:value="-29.8186759967583" calcext:value-type="float">
            <text:p>-29.8186759967583</text:p>
          </table:table-cell>
          <table:table-cell table:formula="of:=(([.$G$2]-[.A10])-3.3)*([.$K$2]/([.$K$3]+[.$K$2]))+3.3" office:value-type="float" office:value="2.47826086956522" calcext:value-type="float">
            <text:p>2.47826086956522</text:p>
          </table:table-cell>
          <table:table-cell table:number-columns-repeated="6"/>
          <table:table-cell office:value-type="string" calcext:value-type="string">
            <text:p>Divide by</text:p>
          </table:table-cell>
          <table:table-cell office:value-type="string" calcext:value-type="string">
            <text:p>Multiply by</text:p>
          </table:table-cell>
          <table:table-cell office:value-type="string" calcext:value-type="string">
            <text:p>R1 value</text:p>
          </table:table-cell>
          <table:table-cell office:value-type="string" calcext:value-type="string">
            <text:p>R2 value</text:p>
          </table:table-cell>
        </table:table-row>
        <table:table-row table:style-name="ro5">
          <table:table-cell table:formula="of:=[.A10]-1" office:value-type="float" office:value="15" calcext:value-type="float">
            <text:p>15</text:p>
          </table:table-cell>
          <table:table-cell table:style-name="ce17" table:formula="of:=[.$G$2]-[.C11]" office:value-type="float" office:value="-1.02152641878669" calcext:value-type="float">
            <text:p>-1.02152641878669</text:p>
          </table:table-cell>
          <table:table-cell table:formula="of:=[.A11]-[.D11]" office:value-type="float" office:value="14.0215264187867" calcext:value-type="float">
            <text:p>14.0215264187867</text:p>
          </table:table-cell>
          <table:table-cell table:formula="of:=[.A11]/[.$H$2]" office:value-type="float" office:value="0.978473581213307" calcext:value-type="float">
            <text:p>0.978473581213307</text:p>
          </table:table-cell>
          <table:table-cell table:formula="of:=[.B11]*((330+4700)/330)" office:value-type="float" office:value="-15.5705390499911" calcext:value-type="float">
            <text:p>-15.5705390499911</text:p>
          </table:table-cell>
          <table:table-cell table:formula="of:=(([.$G$2]-[.A11])-3.3)*([.$K$2]/([.$K$3]+[.$K$2]))+3.3" office:value-type="float" office:value="2.60869565217391" calcext:value-type="float">
            <text:p>2.60869565217391</text:p>
          </table:table-cell>
          <table:table-cell table:number-columns-repeated="6"/>
          <table:table-cell office:value-type="float" office:value="15.33" calcext:value-type="float">
            <text:p>15.33</text:p>
          </table:table-cell>
          <table:table-cell office:value-type="float" office:value="0.0653" calcext:value-type="float">
            <text:p>0.0653</text:p>
          </table:table-cell>
          <table:table-cell table:number-columns-repeated="2"/>
        </table:table-row>
        <table:table-row table:style-name="ro5">
          <table:table-cell table:formula="of:=[.A11]-1" office:value-type="float" office:value="14" calcext:value-type="float">
            <text:p>14</text:p>
          </table:table-cell>
          <table:table-cell table:style-name="ce17" table:formula="of:=[.$G$2]-[.C12]" office:value-type="float" office:value="-0.0867579908675804" calcext:value-type="float">
            <text:p>-0.08675799086758</text:p>
          </table:table-cell>
          <table:table-cell table:formula="of:=[.A12]-[.D12]" office:value-type="float" office:value="13.0867579908676" calcext:value-type="float">
            <text:p>13.0867579908676</text:p>
          </table:table-cell>
          <table:table-cell table:formula="of:=[.A12]/[.$H$2]" office:value-type="float" office:value="0.91324200913242" calcext:value-type="float">
            <text:p>0.91324200913242</text:p>
          </table:table-cell>
          <table:table-cell table:formula="of:=[.B12]*((330+4700)/330)" office:value-type="float" office:value="-1.32240210322403" calcext:value-type="float">
            <text:p>-1.32240210322403</text:p>
          </table:table-cell>
          <table:table-cell table:formula="of:=(([.$G$2]-[.A12])-3.3)*([.$K$2]/([.$K$3]+[.$K$2]))+3.3" office:value-type="float" office:value="2.73913043478261" calcext:value-type="float">
            <text:p>2.7391304347826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 table:formula="of:=[.A12]-1" office:value-type="float" office:value="13" calcext:value-type="float">
            <text:p>13</text:p>
          </table:table-cell>
          <table:table-cell table:style-name="ce17" table:formula="of:=[.$G$2]-[.C13]" office:value-type="float" office:value="0.848010437051533" calcext:value-type="float">
            <text:p>0.848010437051533</text:p>
          </table:table-cell>
          <table:table-cell table:formula="of:=[.A13]-[.D13]" office:value-type="float" office:value="12.1519895629485" calcext:value-type="float">
            <text:p>12.1519895629485</text:p>
          </table:table-cell>
          <table:table-cell table:formula="of:=[.A13]/[.$H$2]" office:value-type="float" office:value="0.848010437051533" calcext:value-type="float">
            <text:p>0.848010437051533</text:p>
          </table:table-cell>
          <table:table-cell table:formula="of:=[.B13]*((330+4700)/330)" office:value-type="float" office:value="12.9257348435431" calcext:value-type="float">
            <text:p>12.9257348435431</text:p>
          </table:table-cell>
          <table:table-cell table:formula="of:=(([.$G$2]-[.A13])-3.3)*([.$K$2]/([.$K$3]+[.$K$2]))+3.3" office:value-type="float" office:value="2.8695652173913" calcext:value-type="float">
            <text:p>2.8695652173913</text:p>
          </table:table-cell>
          <table:table-cell table:number-columns-repeated="10"/>
        </table:table-row>
        <table:table-row table:style-name="ro5">
          <table:table-cell table:formula="of:=[.A13]-1" office:value-type="float" office:value="12" calcext:value-type="float">
            <text:p>12</text:p>
          </table:table-cell>
          <table:table-cell table:style-name="ce17" table:formula="of:=[.$G$2]-[.C14]" office:value-type="float" office:value="1.78277886497065" calcext:value-type="float">
            <text:p>1.78277886497065</text:p>
          </table:table-cell>
          <table:table-cell table:formula="of:=[.A14]-[.D14]" office:value-type="float" office:value="11.2172211350294" calcext:value-type="float">
            <text:p>11.2172211350294</text:p>
          </table:table-cell>
          <table:table-cell table:formula="of:=[.A14]/[.$H$2]" office:value-type="float" office:value="0.782778864970646" calcext:value-type="float">
            <text:p>0.782778864970646</text:p>
          </table:table-cell>
          <table:table-cell table:formula="of:=[.B14]*((330+4700)/330)" office:value-type="float" office:value="27.1738717903102" calcext:value-type="float">
            <text:p>27.1738717903102</text:p>
          </table:table-cell>
          <table:table-cell table:formula="of:=(([.$G$2]-[.A14])-3.3)*([.$K$2]/([.$K$3]+[.$K$2]))+3.3" office:value-type="float" office:value="3" calcext:value-type="float">
            <text:p>3</text:p>
          </table:table-cell>
          <table:table-cell table:number-columns-repeated="10"/>
        </table:table-row>
        <table:table-row table:style-name="ro5">
          <table:table-cell table:formula="of:=[.A14]-1" office:value-type="float" office:value="11" calcext:value-type="float">
            <text:p>11</text:p>
          </table:table-cell>
          <table:table-cell table:style-name="ce17" table:formula="of:=[.$G$2]-[.C15]" office:value-type="float" office:value="2.71754729288976" calcext:value-type="float">
            <text:p>2.71754729288976</text:p>
          </table:table-cell>
          <table:table-cell table:formula="of:=[.A15]-[.D15]" office:value-type="float" office:value="10.2824527071102" calcext:value-type="float">
            <text:p>10.2824527071102</text:p>
          </table:table-cell>
          <table:table-cell table:formula="of:=[.A15]/[.$H$2]" office:value-type="float" office:value="0.717547292889759" calcext:value-type="float">
            <text:p>0.717547292889759</text:p>
          </table:table-cell>
          <table:table-cell table:formula="of:=[.B15]*((330+4700)/330)" office:value-type="float" office:value="41.4220087370773" calcext:value-type="float">
            <text:p>41.4220087370773</text:p>
          </table:table-cell>
          <table:table-cell table:formula="of:=(([.$G$2]-[.A15])-3.3)*([.$K$2]/([.$K$3]+[.$K$2]))+3.3" office:value-type="float" office:value="3.1304347826087" calcext:value-type="float">
            <text:p>3.1304347826087</text:p>
          </table:table-cell>
          <table:table-cell table:number-columns-repeated="10"/>
        </table:table-row>
        <table:table-row table:style-name="ro5">
          <table:table-cell table:formula="of:=[.A15]-1" office:value-type="float" office:value="10" calcext:value-type="float">
            <text:p>10</text:p>
          </table:table-cell>
          <table:table-cell table:style-name="ce17" table:formula="of:=[.$G$2]-[.C16]" office:value-type="float" office:value="3.65231572080887" calcext:value-type="float">
            <text:p>3.65231572080887</text:p>
          </table:table-cell>
          <table:table-cell table:formula="of:=[.A16]-[.D16]" office:value-type="float" office:value="9.34768427919113" calcext:value-type="float">
            <text:p>9.34768427919113</text:p>
          </table:table-cell>
          <table:table-cell table:formula="of:=[.A16]/[.$H$2]" office:value-type="float" office:value="0.652315720808871" calcext:value-type="float">
            <text:p>0.652315720808871</text:p>
          </table:table-cell>
          <table:table-cell table:formula="of:=[.B16]*((330+4700)/330)" office:value-type="float" office:value="55.6701456838443" calcext:value-type="float">
            <text:p>55.6701456838443</text:p>
          </table:table-cell>
          <table:table-cell table:formula="of:=(([.$G$2]-[.A16])-3.3)*([.$K$2]/([.$K$3]+[.$K$2]))+3.3" office:value-type="float" office:value="3.26086956521739" calcext:value-type="float">
            <text:p>3.26086956521739</text:p>
          </table:table-cell>
          <table:table-cell table:number-columns-repeated="10"/>
        </table:table-row>
        <table:table-row table:style-name="ro5">
          <table:table-cell table:formula="of:=[.A16]-1" office:value-type="float" office:value="9" calcext:value-type="float">
            <text:p>9</text:p>
          </table:table-cell>
          <table:table-cell table:style-name="ce17" table:formula="of:=[.$G$2]-[.C17]" office:value-type="float" office:value="4.58708414872798" calcext:value-type="float">
            <text:p>4.58708414872798</text:p>
          </table:table-cell>
          <table:table-cell table:formula="of:=[.A17]-[.D17]" office:value-type="float" office:value="8.41291585127202" calcext:value-type="float">
            <text:p>8.41291585127202</text:p>
          </table:table-cell>
          <table:table-cell table:formula="of:=[.A17]/[.$H$2]" office:value-type="float" office:value="0.587084148727984" calcext:value-type="float">
            <text:p>0.587084148727984</text:p>
          </table:table-cell>
          <table:table-cell table:formula="of:=[.B17]*((330+4700)/330)" office:value-type="float" office:value="69.9182826306113" calcext:value-type="float">
            <text:p>69.9182826306113</text:p>
          </table:table-cell>
          <table:table-cell table:formula="of:=(([.$G$2]-[.A17])-3.3)*([.$K$2]/([.$K$3]+[.$K$2]))+3.3" office:value-type="float" office:value="3.39130434782609" calcext:value-type="float">
            <text:p>3.39130434782609</text:p>
          </table:table-cell>
          <table:table-cell table:number-columns-repeated="10"/>
        </table:table-row>
        <table:table-row table:style-name="ro5">
          <table:table-cell table:formula="of:=[.A17]-1" office:value-type="float" office:value="8" calcext:value-type="float">
            <text:p>8</text:p>
          </table:table-cell>
          <table:table-cell table:style-name="ce17" table:formula="of:=[.$G$2]-[.C18]" office:value-type="float" office:value="5.5218525766471" calcext:value-type="float">
            <text:p>5.5218525766471</text:p>
          </table:table-cell>
          <table:table-cell table:formula="of:=[.A18]-[.D18]" office:value-type="float" office:value="7.4781474233529" calcext:value-type="float">
            <text:p>7.4781474233529</text:p>
          </table:table-cell>
          <table:table-cell table:formula="of:=[.A18]/[.$H$2]" office:value-type="float" office:value="0.521852576647097" calcext:value-type="float">
            <text:p>0.521852576647097</text:p>
          </table:table-cell>
          <table:table-cell table:formula="of:=[.B18]*((330+4700)/330)" office:value-type="float" office:value="84.1664195773785" calcext:value-type="float">
            <text:p>84.1664195773785</text:p>
          </table:table-cell>
          <table:table-cell table:formula="of:=(([.$G$2]-[.A18])-3.3)*([.$K$2]/([.$K$3]+[.$K$2]))+3.3" office:value-type="float" office:value="3.52173913043478" calcext:value-type="float">
            <text:p>3.52173913043478</text:p>
          </table:table-cell>
          <table:table-cell table:number-columns-repeated="10"/>
        </table:table-row>
        <table:table-row table:style-name="ro5">
          <table:table-cell table:formula="of:=[.A18]-1" office:value-type="float" office:value="7" calcext:value-type="float">
            <text:p>7</text:p>
          </table:table-cell>
          <table:table-cell table:style-name="ce17" table:formula="of:=[.$G$2]-[.C19]" office:value-type="float" office:value="6.45662100456621" calcext:value-type="float">
            <text:p>6.45662100456621</text:p>
          </table:table-cell>
          <table:table-cell table:formula="of:=[.A19]-[.D19]" office:value-type="float" office:value="6.54337899543379" calcext:value-type="float">
            <text:p>6.54337899543379</text:p>
          </table:table-cell>
          <table:table-cell table:formula="of:=[.A19]/[.$H$2]" office:value-type="float" office:value="0.45662100456621" calcext:value-type="float">
            <text:p>0.45662100456621</text:p>
          </table:table-cell>
          <table:table-cell table:formula="of:=[.B19]*((330+4700)/330)" office:value-type="float" office:value="98.4145565241456" calcext:value-type="float">
            <text:p>98.4145565241456</text:p>
          </table:table-cell>
          <table:table-cell table:formula="of:=(([.$G$2]-[.A19])-3.3)*([.$K$2]/([.$K$3]+[.$K$2]))+3.3" office:value-type="float" office:value="3.65217391304348" calcext:value-type="float">
            <text:p>3.65217391304348</text:p>
          </table:table-cell>
          <table:table-cell table:number-columns-repeated="10"/>
        </table:table-row>
        <table:table-row table:style-name="ro5">
          <table:table-cell table:formula="of:=[.A19]-1" office:value-type="float" office:value="6" calcext:value-type="float">
            <text:p>6</text:p>
          </table:table-cell>
          <table:table-cell table:style-name="ce17" table:formula="of:=[.$G$2]-[.C20]" office:value-type="float" office:value="7.39138943248532" calcext:value-type="float">
            <text:p>7.39138943248532</text:p>
          </table:table-cell>
          <table:table-cell table:formula="of:=[.A20]-[.D20]" office:value-type="float" office:value="5.60861056751468" calcext:value-type="float">
            <text:p>5.60861056751468</text:p>
          </table:table-cell>
          <table:table-cell table:formula="of:=[.A20]/[.$H$2]" office:value-type="float" office:value="0.391389432485323" calcext:value-type="float">
            <text:p>0.391389432485323</text:p>
          </table:table-cell>
          <table:table-cell table:formula="of:=[.B20]*((330+4700)/330)" office:value-type="float" office:value="112.662693470913" calcext:value-type="float">
            <text:p>112.662693470913</text:p>
          </table:table-cell>
          <table:table-cell table:formula="of:=(([.$G$2]-[.A20])-3.3)*([.$K$2]/([.$K$3]+[.$K$2]))+3.3" office:value-type="float" office:value="3.78260869565217" calcext:value-type="float">
            <text:p>3.78260869565217</text:p>
          </table:table-cell>
          <table:table-cell table:number-columns-repeated="10"/>
        </table:table-row>
        <table:table-row table:style-name="ro5">
          <table:table-cell table:formula="of:=[.A20]-1" office:value-type="float" office:value="5" calcext:value-type="float">
            <text:p>5</text:p>
          </table:table-cell>
          <table:table-cell table:style-name="ce17" table:formula="of:=[.$G$2]-[.C21]" office:value-type="float" office:value="8.32615786040444" calcext:value-type="float">
            <text:p>8.32615786040444</text:p>
          </table:table-cell>
          <table:table-cell table:formula="of:=[.A21]-[.D21]" office:value-type="float" office:value="4.67384213959556" calcext:value-type="float">
            <text:p>4.67384213959556</text:p>
          </table:table-cell>
          <table:table-cell table:formula="of:=[.A21]/[.$H$2]" office:value-type="float" office:value="0.326157860404436" calcext:value-type="float">
            <text:p>0.326157860404436</text:p>
          </table:table-cell>
          <table:table-cell table:formula="of:=[.B21]*((330+4700)/330)" office:value-type="float" office:value="126.91083041768" calcext:value-type="float">
            <text:p>126.91083041768</text:p>
          </table:table-cell>
          <table:table-cell table:formula="of:=(([.$G$2]-[.A21])-3.3)*([.$K$2]/([.$K$3]+[.$K$2]))+3.3" office:value-type="float" office:value="3.91304347826087" calcext:value-type="float">
            <text:p>3.91304347826087</text:p>
          </table:table-cell>
          <table:table-cell table:number-columns-repeated="4"/>
          <table:table-cell office:value-type="string" calcext:value-type="string">
            <text:p>Reverse formula</text:p>
          </table:table-cell>
          <table:table-cell table:number-columns-repeated="5"/>
        </table:table-row>
        <table:table-row table:style-name="ro5">
          <table:table-cell table:formula="of:=[.A21]-1" office:value-type="float" office:value="4" calcext:value-type="float">
            <text:p>4</text:p>
          </table:table-cell>
          <table:table-cell table:style-name="ce17" table:formula="of:=[.$G$2]-[.C22]" office:value-type="float" office:value="9.26092628832355" calcext:value-type="float">
            <text:p>9.26092628832355</text:p>
          </table:table-cell>
          <table:table-cell table:formula="of:=[.A22]-[.D22]" office:value-type="float" office:value="3.73907371167645" calcext:value-type="float">
            <text:p>3.73907371167645</text:p>
          </table:table-cell>
          <table:table-cell table:formula="of:=[.A22]/[.$H$2]" office:value-type="float" office:value="0.260926288323549" calcext:value-type="float">
            <text:p>0.260926288323549</text:p>
          </table:table-cell>
          <table:table-cell table:formula="of:=[.B22]*((330+4700)/330)" office:value-type="float" office:value="141.158967364447" calcext:value-type="float">
            <text:p>141.158967364447</text:p>
          </table:table-cell>
          <table:table-cell table:formula="of:=(([.$G$2]-[.A22])-3.3)*([.$K$2]/([.$K$3]+[.$K$2]))+3.3" office:value-type="float" office:value="4.04347826086957" calcext:value-type="float">
            <text:p>4.04347826086957</text:p>
          </table:table-cell>
          <table:table-cell table:number-columns-repeated="10"/>
        </table:table-row>
        <table:table-row table:style-name="ro5">
          <table:table-cell table:formula="of:=[.A22]-1" office:value-type="float" office:value="3" calcext:value-type="float">
            <text:p>3</text:p>
          </table:table-cell>
          <table:table-cell table:style-name="ce17" table:formula="of:=[.$G$2]-[.C23]" office:value-type="float" office:value="10.1956947162427" calcext:value-type="float">
            <text:p>10.1956947162427</text:p>
          </table:table-cell>
          <table:table-cell table:formula="of:=[.A23]-[.D23]" office:value-type="float" office:value="2.80430528375734" calcext:value-type="float">
            <text:p>2.80430528375734</text:p>
          </table:table-cell>
          <table:table-cell table:formula="of:=[.A23]/[.$H$2]" office:value-type="float" office:value="0.195694716242661" calcext:value-type="float">
            <text:p>0.195694716242661</text:p>
          </table:table-cell>
          <table:table-cell table:formula="of:=[.B23]*((330+4700)/330)" office:value-type="float" office:value="155.407104311214" calcext:value-type="float">
            <text:p>155.407104311214</text:p>
          </table:table-cell>
          <table:table-cell table:formula="of:=(([.$G$2]-[.A23])-3.3)*([.$K$2]/([.$K$3]+[.$K$2]))+3.3" office:value-type="float" office:value="4.17391304347826" calcext:value-type="float">
            <text:p>4.17391304347826</text:p>
          </table:table-cell>
          <table:table-cell table:number-columns-repeated="4"/>
          <table:table-cell office:value-type="string" calcext:value-type="string">
            <text:p>Y=Vb-reading</text:p>
          </table:table-cell>
          <table:table-cell table:number-columns-repeated="5"/>
        </table:table-row>
        <table:table-row table:style-name="ro5">
          <table:table-cell table:formula="of:=[.A23]-1" office:value-type="float" office:value="2" calcext:value-type="float">
            <text:p>2</text:p>
          </table:table-cell>
          <table:table-cell table:style-name="ce17" table:formula="of:=[.$G$2]-[.C24]" office:value-type="float" office:value="11.1304631441618" calcext:value-type="float">
            <text:p>11.1304631441618</text:p>
          </table:table-cell>
          <table:table-cell table:formula="of:=[.A24]-[.D24]" office:value-type="float" office:value="1.86953685583823" calcext:value-type="float">
            <text:p>1.86953685583823</text:p>
          </table:table-cell>
          <table:table-cell table:formula="of:=[.A24]/[.$H$2]" office:value-type="float" office:value="0.130463144161774" calcext:value-type="float">
            <text:p>0.130463144161774</text:p>
          </table:table-cell>
          <table:table-cell table:formula="of:=[.B24]*((330+4700)/330)" office:value-type="float" office:value="169.655241257981" calcext:value-type="float">
            <text:p>169.655241257981</text:p>
          </table:table-cell>
          <table:table-cell table:formula="of:=(([.$G$2]-[.A24])-3.3)*([.$K$2]/([.$K$3]+[.$K$2]))+3.3" office:value-type="float" office:value="4.30434782608696" calcext:value-type="float">
            <text:p>4.30434782608696</text:p>
          </table:table-cell>
          <table:table-cell table:number-columns-repeated="4"/>
          <table:table-cell office:value-type="string" calcext:value-type="string">
            <text:p>X=Y/14.33</text:p>
          </table:table-cell>
          <table:table-cell table:number-columns-repeated="5"/>
        </table:table-row>
        <table:table-row table:style-name="ro5">
          <table:table-cell table:formula="of:=[.A24]-1" office:value-type="float" office:value="1" calcext:value-type="float">
            <text:p>1</text:p>
          </table:table-cell>
          <table:table-cell table:style-name="ce17" table:formula="of:=[.$G$2]-[.C25]" office:value-type="float" office:value="12.0652315720809" calcext:value-type="float">
            <text:p>12.0652315720809</text:p>
          </table:table-cell>
          <table:table-cell table:formula="of:=[.A25]-[.D25]" office:value-type="float" office:value="0.934768427919113" calcext:value-type="float">
            <text:p>0.934768427919113</text:p>
          </table:table-cell>
          <table:table-cell table:formula="of:=[.A25]/[.$H$2]" office:value-type="float" office:value="0.0652315720808871" calcext:value-type="float">
            <text:p>0.065231572080887</text:p>
          </table:table-cell>
          <table:table-cell table:formula="of:=[.B25]*((330+4700)/330)" office:value-type="float" office:value="183.903378204748" calcext:value-type="float">
            <text:p>183.903378204748</text:p>
          </table:table-cell>
          <table:table-cell table:formula="of:=(([.$G$2]-[.A25])-3.3)*([.$K$2]/([.$K$3]+[.$K$2]))+3.3" office:value-type="float" office:value="4.43478260869565" calcext:value-type="float">
            <text:p>4.43478260869565</text:p>
          </table:table-cell>
          <table:table-cell table:number-columns-repeated="4"/>
          <table:table-cell office:value-type="string" calcext:value-type="string">
            <text:p>Vp=Y+X</text:p>
          </table:table-cell>
          <table:table-cell table:number-columns-repeated="5"/>
        </table:table-row>
        <table:table-row table:style-name="ro5">
          <table:table-cell table:formula="of:=[.A25]-1" office:value-type="float" office:value="0" calcext:value-type="float">
            <text:p>0</text:p>
          </table:table-cell>
          <table:table-cell table:style-name="ce17" table:formula="of:=[.$G$2]-[.C26]" office:value-type="float" office:value="13" calcext:value-type="float">
            <text:p>13</text:p>
          </table:table-cell>
          <table:table-cell table:formula="of:=[.A26]-[.D26]" office:value-type="float" office:value="0" calcext:value-type="float">
            <text:p>0</text:p>
          </table:table-cell>
          <table:table-cell table:formula="of:=[.A26]/[.$H$2]" office:value-type="float" office:value="0" calcext:value-type="float">
            <text:p>0</text:p>
          </table:table-cell>
          <table:table-cell table:formula="of:=[.B26]*((330+4700)/330)" office:value-type="float" office:value="198.151515151515" calcext:value-type="float">
            <text:p>198.151515151515</text:p>
          </table:table-cell>
          <table:table-cell table:formula="of:=(([.$G$2]-[.A26])-3.3)*([.$K$2]/([.$K$3]+[.$K$2]))+3.3" office:value-type="float" office:value="4.56521739130435" calcext:value-type="float">
            <text:p>4.56521739130435</text:p>
          </table:table-cell>
          <table:table-cell table:number-columns-repeated="10"/>
        </table:table-row>
        <table:table-row table:style-name="ro5">
          <table:table-cell table:formula="of:=[.A26]-1" office:value-type="float" office:value="-1" calcext:value-type="float">
            <text:p>-1</text:p>
          </table:table-cell>
          <table:table-cell table:style-name="ce17" table:formula="of:=[.$G$2]-[.C27]" office:value-type="float" office:value="13.9347684279191" calcext:value-type="float">
            <text:p>13.9347684279191</text:p>
          </table:table-cell>
          <table:table-cell table:formula="of:=[.A27]-[.D27]" office:value-type="float" office:value="-0.934768427919113" calcext:value-type="float">
            <text:p>-0.934768427919113</text:p>
          </table:table-cell>
          <table:table-cell table:formula="of:=[.A27]/[.$H$2]" office:value-type="float" office:value="-0.0652315720808871" calcext:value-type="float">
            <text:p>-0.065231572080887</text:p>
          </table:table-cell>
          <table:table-cell table:formula="of:=[.B27]*((330+4700)/330)" office:value-type="float" office:value="212.399652098282" calcext:value-type="float">
            <text:p>212.399652098282</text:p>
          </table:table-cell>
          <table:table-cell table:formula="of:=(([.$G$2]-[.A27])-3.3)*([.$K$2]/([.$K$3]+[.$K$2]))+3.3" office:value-type="float" office:value="4.69565217391304" calcext:value-type="float">
            <text:p>4.69565217391304</text:p>
          </table:table-cell>
          <table:table-cell table:number-columns-repeated="10"/>
        </table:table-row>
        <table:table-row table:style-name="ro5">
          <table:table-cell table:formula="of:=[.A27]-1" office:value-type="float" office:value="-2" calcext:value-type="float">
            <text:p>-2</text:p>
          </table:table-cell>
          <table:table-cell table:style-name="ce17" table:formula="of:=[.$G$2]-[.C28]" office:value-type="float" office:value="14.8695368558382" calcext:value-type="float">
            <text:p>14.8695368558382</text:p>
          </table:table-cell>
          <table:table-cell table:formula="of:=[.A28]-[.D28]" office:value-type="float" office:value="-1.86953685583823" calcext:value-type="float">
            <text:p>-1.86953685583823</text:p>
          </table:table-cell>
          <table:table-cell table:formula="of:=[.A28]/[.$H$2]" office:value-type="float" office:value="-0.130463144161774" calcext:value-type="float">
            <text:p>-0.130463144161774</text:p>
          </table:table-cell>
          <table:table-cell table:formula="of:=[.B28]*((330+4700)/330)" office:value-type="float" office:value="226.647789045049" calcext:value-type="float">
            <text:p>226.647789045049</text:p>
          </table:table-cell>
          <table:table-cell table:formula="of:=(([.$G$2]-[.A28])-3.3)*([.$K$2]/([.$K$3]+[.$K$2]))+3.3" office:value-type="float" office:value="4.82608695652174" calcext:value-type="float">
            <text:p>4.82608695652174</text:p>
          </table:table-cell>
          <table:table-cell table:number-columns-repeated="10"/>
        </table:table-row>
        <table:table-row table:style-name="ro5">
          <table:table-cell table:formula="of:=[.A28]-1" office:value-type="float" office:value="-3" calcext:value-type="float">
            <text:p>-3</text:p>
          </table:table-cell>
          <table:table-cell table:style-name="ce17" table:formula="of:=[.$G$2]-[.C29]" office:value-type="float" office:value="15.8043052837573" calcext:value-type="float">
            <text:p>15.8043052837573</text:p>
          </table:table-cell>
          <table:table-cell table:formula="of:=[.A29]-[.D29]" office:value-type="float" office:value="-2.80430528375734" calcext:value-type="float">
            <text:p>-2.80430528375734</text:p>
          </table:table-cell>
          <table:table-cell table:formula="of:=[.A29]/[.$H$2]" office:value-type="float" office:value="-0.195694716242661" calcext:value-type="float">
            <text:p>-0.195694716242661</text:p>
          </table:table-cell>
          <table:table-cell table:formula="of:=[.B29]*((330+4700)/330)" office:value-type="float" office:value="240.895925991816" calcext:value-type="float">
            <text:p>240.895925991816</text:p>
          </table:table-cell>
          <table:table-cell table:formula="of:=(([.$G$2]-[.A29])-3.3)*([.$K$2]/([.$K$3]+[.$K$2]))+3.3" office:value-type="float" office:value="4.95652173913043" calcext:value-type="float">
            <text:p>4.95652173913043</text:p>
          </table:table-cell>
          <table:table-cell table:number-columns-repeated="10"/>
        </table:table-row>
        <table:table-row table:style-name="ro5">
          <table:table-cell table:formula="of:=[.A29]-1" office:value-type="float" office:value="-4" calcext:value-type="float">
            <text:p>-4</text:p>
          </table:table-cell>
          <table:table-cell table:style-name="ce17" table:formula="of:=[.$G$2]-[.C30]" office:value-type="float" office:value="16.7390737116765" calcext:value-type="float">
            <text:p>16.7390737116765</text:p>
          </table:table-cell>
          <table:table-cell table:formula="of:=[.A30]-[.D30]" office:value-type="float" office:value="-3.73907371167645" calcext:value-type="float">
            <text:p>-3.73907371167645</text:p>
          </table:table-cell>
          <table:table-cell table:formula="of:=[.A30]/[.$H$2]" office:value-type="float" office:value="-0.260926288323549" calcext:value-type="float">
            <text:p>-0.260926288323549</text:p>
          </table:table-cell>
          <table:table-cell table:formula="of:=[.B30]*((330+4700)/330)" office:value-type="float" office:value="255.144062938584" calcext:value-type="float">
            <text:p>255.144062938584</text:p>
          </table:table-cell>
          <table:table-cell table:formula="of:=(([.$G$2]-[.A30])-3.3)*([.$K$2]/([.$K$3]+[.$K$2]))+3.3" office:value-type="float" office:value="5.08695652173913" calcext:value-type="float">
            <text:p>5.08695652173913</text:p>
          </table:table-cell>
          <table:table-cell table:number-columns-repeated="10"/>
        </table:table-row>
        <table:table-row table:style-name="ro5">
          <table:table-cell table:formula="of:=[.A30]-1" office:value-type="float" office:value="-5" calcext:value-type="float">
            <text:p>-5</text:p>
          </table:table-cell>
          <table:table-cell table:style-name="ce17" table:formula="of:=[.$G$2]-[.C31]" office:value-type="float" office:value="17.6738421395956" calcext:value-type="float">
            <text:p>17.6738421395956</text:p>
          </table:table-cell>
          <table:table-cell table:formula="of:=[.A31]-[.D31]" office:value-type="float" office:value="-4.67384213959556" calcext:value-type="float">
            <text:p>-4.67384213959556</text:p>
          </table:table-cell>
          <table:table-cell table:formula="of:=[.A31]/[.$H$2]" office:value-type="float" office:value="-0.326157860404436" calcext:value-type="float">
            <text:p>-0.326157860404436</text:p>
          </table:table-cell>
          <table:table-cell table:formula="of:=[.B31]*((330+4700)/330)" office:value-type="float" office:value="269.392199885351" calcext:value-type="float">
            <text:p>269.392199885351</text:p>
          </table:table-cell>
          <table:table-cell table:formula="of:=(([.$G$2]-[.A31])-3.3)*([.$K$2]/([.$K$3]+[.$K$2]))+3.3" office:value-type="float" office:value="5.21739130434783" calcext:value-type="float">
            <text:p>5.21739130434783</text:p>
          </table:table-cell>
          <table:table-cell table:number-columns-repeated="10"/>
        </table:table-row>
        <table:table-row table:style-name="ro5">
          <table:table-cell table:formula="of:=[.A31]-1" office:value-type="float" office:value="-6" calcext:value-type="float">
            <text:p>-6</text:p>
          </table:table-cell>
          <table:table-cell table:style-name="ce17" table:formula="of:=[.$G$2]-[.C32]" office:value-type="float" office:value="18.6086105675147" calcext:value-type="float">
            <text:p>18.6086105675147</text:p>
          </table:table-cell>
          <table:table-cell table:formula="of:=[.A32]-[.D32]" office:value-type="float" office:value="-5.60861056751468" calcext:value-type="float">
            <text:p>-5.60861056751468</text:p>
          </table:table-cell>
          <table:table-cell table:formula="of:=[.A32]/[.$H$2]" office:value-type="float" office:value="-0.391389432485323" calcext:value-type="float">
            <text:p>-0.391389432485323</text:p>
          </table:table-cell>
          <table:table-cell table:formula="of:=[.B32]*((330+4700)/330)" office:value-type="float" office:value="283.640336832118" calcext:value-type="float">
            <text:p>283.640336832118</text:p>
          </table:table-cell>
          <table:table-cell table:formula="of:=(([.$G$2]-[.A32])-3.3)*([.$K$2]/([.$K$3]+[.$K$2]))+3.3" office:value-type="float" office:value="5.34782608695652" calcext:value-type="float">
            <text:p>5.34782608695652</text:p>
          </table:table-cell>
          <table:table-cell table:number-columns-repeated="10"/>
        </table:table-row>
        <table:table-row table:style-name="ro5">
          <table:table-cell table:formula="of:=[.A32]-1" office:value-type="float" office:value="-7" calcext:value-type="float">
            <text:p>-7</text:p>
          </table:table-cell>
          <table:table-cell table:style-name="ce17" table:formula="of:=[.$G$2]-[.C33]" office:value-type="float" office:value="19.5433789954338" calcext:value-type="float">
            <text:p>19.5433789954338</text:p>
          </table:table-cell>
          <table:table-cell table:formula="of:=[.A33]-[.D33]" office:value-type="float" office:value="-6.54337899543379" calcext:value-type="float">
            <text:p>-6.54337899543379</text:p>
          </table:table-cell>
          <table:table-cell table:formula="of:=[.A33]/[.$H$2]" office:value-type="float" office:value="-0.45662100456621" calcext:value-type="float">
            <text:p>-0.45662100456621</text:p>
          </table:table-cell>
          <table:table-cell table:formula="of:=[.B33]*((330+4700)/330)" office:value-type="float" office:value="297.888473778885" calcext:value-type="float">
            <text:p>297.888473778885</text:p>
          </table:table-cell>
          <table:table-cell table:formula="of:=(([.$G$2]-[.A33])-3.3)*([.$K$2]/([.$K$3]+[.$K$2]))+3.3" office:value-type="float" office:value="5.47826086956522" calcext:value-type="float">
            <text:p>5.47826086956522</text:p>
          </table:table-cell>
          <table:table-cell table:number-columns-repeated="10"/>
        </table:table-row>
        <table:table-row table:style-name="ro5">
          <table:table-cell table:formula="of:=[.A33]-1" office:value-type="float" office:value="-8" calcext:value-type="float">
            <text:p>-8</text:p>
          </table:table-cell>
          <table:table-cell table:style-name="ce17" table:formula="of:=[.$G$2]-[.C34]" office:value-type="float" office:value="20.4781474233529" calcext:value-type="float">
            <text:p>20.4781474233529</text:p>
          </table:table-cell>
          <table:table-cell table:formula="of:=[.A34]-[.D34]" office:value-type="float" office:value="-7.4781474233529" calcext:value-type="float">
            <text:p>-7.4781474233529</text:p>
          </table:table-cell>
          <table:table-cell table:formula="of:=[.A34]/[.$H$2]" office:value-type="float" office:value="-0.521852576647097" calcext:value-type="float">
            <text:p>-0.521852576647097</text:p>
          </table:table-cell>
          <table:table-cell table:formula="of:=[.B34]*((330+4700)/330)" office:value-type="float" office:value="312.136610725652" calcext:value-type="float">
            <text:p>312.136610725652</text:p>
          </table:table-cell>
          <table:table-cell table:formula="of:=(([.$G$2]-[.A34])-3.3)*([.$K$2]/([.$K$3]+[.$K$2]))+3.3" office:value-type="float" office:value="5.60869565217391" calcext:value-type="float">
            <text:p>5.60869565217391</text:p>
          </table:table-cell>
          <table:table-cell table:number-columns-repeated="10"/>
        </table:table-row>
        <table:table-row table:style-name="ro5">
          <table:table-cell table:formula="of:=[.A34]-1" office:value-type="float" office:value="-9" calcext:value-type="float">
            <text:p>-9</text:p>
          </table:table-cell>
          <table:table-cell table:style-name="ce17" table:formula="of:=[.$G$2]-[.C35]" office:value-type="float" office:value="21.412915851272" calcext:value-type="float">
            <text:p>21.412915851272</text:p>
          </table:table-cell>
          <table:table-cell table:formula="of:=[.A35]-[.D35]" office:value-type="float" office:value="-8.41291585127202" calcext:value-type="float">
            <text:p>-8.41291585127202</text:p>
          </table:table-cell>
          <table:table-cell table:formula="of:=[.A35]/[.$H$2]" office:value-type="float" office:value="-0.587084148727984" calcext:value-type="float">
            <text:p>-0.587084148727984</text:p>
          </table:table-cell>
          <table:table-cell table:formula="of:=[.B35]*((330+4700)/330)" office:value-type="float" office:value="326.384747672419" calcext:value-type="float">
            <text:p>326.384747672419</text:p>
          </table:table-cell>
          <table:table-cell table:formula="of:=(([.$G$2]-[.A35])-3.3)*([.$K$2]/([.$K$3]+[.$K$2]))+3.3" office:value-type="float" office:value="5.73913043478261" calcext:value-type="float">
            <text:p>5.73913043478261</text:p>
          </table:table-cell>
          <table:table-cell table:number-columns-repeated="10"/>
        </table:table-row>
        <table:table-row table:style-name="ro5">
          <table:table-cell table:formula="of:=[.A35]-1" office:value-type="float" office:value="-10" calcext:value-type="float">
            <text:p>-10</text:p>
          </table:table-cell>
          <table:table-cell table:style-name="ce17" table:formula="of:=[.$G$2]-[.C36]" office:value-type="float" office:value="22.3476842791911" calcext:value-type="float">
            <text:p>22.3476842791911</text:p>
          </table:table-cell>
          <table:table-cell table:formula="of:=[.A36]-[.D36]" office:value-type="float" office:value="-9.34768427919113" calcext:value-type="float">
            <text:p>-9.34768427919113</text:p>
          </table:table-cell>
          <table:table-cell table:formula="of:=[.A36]/[.$H$2]" office:value-type="float" office:value="-0.652315720808871" calcext:value-type="float">
            <text:p>-0.652315720808871</text:p>
          </table:table-cell>
          <table:table-cell table:formula="of:=[.B36]*((330+4700)/330)" office:value-type="float" office:value="340.632884619185" calcext:value-type="float">
            <text:p>340.632884619185</text:p>
          </table:table-cell>
          <table:table-cell table:formula="of:=(([.$G$2]-[.A36])-3.3)*([.$K$2]/([.$K$3]+[.$K$2]))+3.3" office:value-type="float" office:value="5.8695652173913" calcext:value-type="float">
            <text:p>5.8695652173913</text:p>
          </table:table-cell>
          <table:table-cell table:number-columns-repeated="10"/>
        </table:table-row>
        <table:table-row table:style-name="ro5">
          <table:table-cell table:formula="of:=[.A36]-1" office:value-type="float" office:value="-11" calcext:value-type="float">
            <text:p>-11</text:p>
          </table:table-cell>
          <table:table-cell table:style-name="ce17" table:formula="of:=[.$G$2]-[.C37]" office:value-type="float" office:value="23.2824527071102" calcext:value-type="float">
            <text:p>23.2824527071102</text:p>
          </table:table-cell>
          <table:table-cell table:formula="of:=[.A37]-[.D37]" office:value-type="float" office:value="-10.2824527071102" calcext:value-type="float">
            <text:p>-10.2824527071102</text:p>
          </table:table-cell>
          <table:table-cell table:formula="of:=[.A37]/[.$H$2]" office:value-type="float" office:value="-0.717547292889759" calcext:value-type="float">
            <text:p>-0.717547292889759</text:p>
          </table:table-cell>
          <table:table-cell table:formula="of:=[.B37]*((330+4700)/330)" office:value-type="float" office:value="354.881021565952" calcext:value-type="float">
            <text:p>354.881021565952</text:p>
          </table:table-cell>
          <table:table-cell table:formula="of:=(([.$G$2]-[.A37])-3.3)*([.$K$2]/([.$K$3]+[.$K$2]))+3.3" office:value-type="float" office:value="6" calcext:value-type="float">
            <text:p>6</text:p>
          </table:table-cell>
          <table:table-cell table:number-columns-repeated="10"/>
        </table:table-row>
        <table:table-row table:style-name="ro5">
          <table:table-cell table:formula="of:=[.A37]-1" office:value-type="float" office:value="-12" calcext:value-type="float">
            <text:p>-12</text:p>
          </table:table-cell>
          <table:table-cell table:style-name="ce17" table:formula="of:=[.$G$2]-[.C38]" office:value-type="float" office:value="24.2172211350294" calcext:value-type="float">
            <text:p>24.2172211350294</text:p>
          </table:table-cell>
          <table:table-cell table:formula="of:=[.A38]-[.D38]" office:value-type="float" office:value="-11.2172211350294" calcext:value-type="float">
            <text:p>-11.2172211350294</text:p>
          </table:table-cell>
          <table:table-cell table:formula="of:=[.A38]/[.$H$2]" office:value-type="float" office:value="-0.782778864970646" calcext:value-type="float">
            <text:p>-0.782778864970646</text:p>
          </table:table-cell>
          <table:table-cell table:formula="of:=[.B38]*((330+4700)/330)" office:value-type="float" office:value="369.129158512721" calcext:value-type="float">
            <text:p>369.129158512721</text:p>
          </table:table-cell>
          <table:table-cell table:formula="of:=(([.$G$2]-[.A38])-3.3)*([.$K$2]/([.$K$3]+[.$K$2]))+3.3" office:value-type="float" office:value="6.1304347826087" calcext:value-type="float">
            <text:p>6.1304347826087</text:p>
          </table:table-cell>
          <table:table-cell table:number-columns-repeated="10"/>
        </table:table-row>
        <table:table-row table:style-name="ro5">
          <table:table-cell table:formula="of:=[.A38]-1" office:value-type="float" office:value="-13" calcext:value-type="float">
            <text:p>-13</text:p>
          </table:table-cell>
          <table:table-cell table:style-name="ce17" table:formula="of:=[.$G$2]-[.C39]" office:value-type="float" office:value="25.1519895629485" calcext:value-type="float">
            <text:p>25.1519895629485</text:p>
          </table:table-cell>
          <table:table-cell table:formula="of:=[.A39]-[.D39]" office:value-type="float" office:value="-12.1519895629485" calcext:value-type="float">
            <text:p>-12.1519895629485</text:p>
          </table:table-cell>
          <table:table-cell table:formula="of:=[.A39]/[.$H$2]" office:value-type="float" office:value="-0.848010437051533" calcext:value-type="float">
            <text:p>-0.848010437051533</text:p>
          </table:table-cell>
          <table:table-cell table:formula="of:=[.B39]*((330+4700)/330)" office:value-type="float" office:value="383.377295459488" calcext:value-type="float">
            <text:p>383.377295459488</text:p>
          </table:table-cell>
          <table:table-cell table:formula="of:=(([.$G$2]-[.A39])-3.3)*([.$K$2]/([.$K$3]+[.$K$2]))+3.3" office:value-type="float" office:value="6.26086956521739" calcext:value-type="float">
            <text:p>6.26086956521739</text:p>
          </table:table-cell>
          <table:table-cell table:number-columns-repeated="10"/>
        </table:table-row>
        <table:table-row table:style-name="ro5">
          <table:table-cell table:formula="of:=[.A39]-1" office:value-type="float" office:value="-14" calcext:value-type="float">
            <text:p>-14</text:p>
          </table:table-cell>
          <table:table-cell table:style-name="ce17" table:formula="of:=[.$G$2]-[.C40]" office:value-type="float" office:value="26.0867579908676" calcext:value-type="float">
            <text:p>26.0867579908676</text:p>
          </table:table-cell>
          <table:table-cell table:formula="of:=[.A40]-[.D40]" office:value-type="float" office:value="-13.0867579908676" calcext:value-type="float">
            <text:p>-13.0867579908676</text:p>
          </table:table-cell>
          <table:table-cell table:formula="of:=[.A40]/[.$H$2]" office:value-type="float" office:value="-0.91324200913242" calcext:value-type="float">
            <text:p>-0.91324200913242</text:p>
          </table:table-cell>
          <table:table-cell table:formula="of:=[.B40]*((330+4700)/330)" office:value-type="float" office:value="397.625432406255" calcext:value-type="float">
            <text:p>397.625432406255</text:p>
          </table:table-cell>
          <table:table-cell table:formula="of:=(([.$G$2]-[.A40])-3.3)*([.$K$2]/([.$K$3]+[.$K$2]))+3.3" office:value-type="float" office:value="6.39130434782609" calcext:value-type="float">
            <text:p>6.39130434782609</text:p>
          </table:table-cell>
          <table:table-cell table:number-columns-repeated="10"/>
        </table:table-row>
        <table:table-row table:style-name="ro5">
          <table:table-cell table:formula="of:=[.A40]-1" office:value-type="float" office:value="-15" calcext:value-type="float">
            <text:p>-15</text:p>
          </table:table-cell>
          <table:table-cell table:style-name="ce17" table:formula="of:=[.$G$2]-[.C41]" office:value-type="float" office:value="27.0215264187867" calcext:value-type="float">
            <text:p>27.0215264187867</text:p>
          </table:table-cell>
          <table:table-cell table:formula="of:=[.A41]-[.D41]" office:value-type="float" office:value="-14.0215264187867" calcext:value-type="float">
            <text:p>-14.0215264187867</text:p>
          </table:table-cell>
          <table:table-cell table:formula="of:=[.A41]/[.$H$2]" office:value-type="float" office:value="-0.978473581213307" calcext:value-type="float">
            <text:p>-0.978473581213307</text:p>
          </table:table-cell>
          <table:table-cell table:formula="of:=[.B41]*((330+4700)/330)" office:value-type="float" office:value="411.873569353021" calcext:value-type="float">
            <text:p>411.873569353021</text:p>
          </table:table-cell>
          <table:table-cell table:formula="of:=(([.$G$2]-[.A41])-3.3)*([.$K$2]/([.$K$3]+[.$K$2]))+3.3" office:value-type="float" office:value="6.52173913043478" calcext:value-type="float">
            <text:p>6.52173913043478</text:p>
          </table:table-cell>
          <table:table-cell table:number-columns-repeated="10"/>
        </table:table-row>
        <table:table-row table:style-name="ro5">
          <table:table-cell table:formula="of:=[.A41]-1" office:value-type="float" office:value="-16" calcext:value-type="float">
            <text:p>-16</text:p>
          </table:table-cell>
          <table:table-cell table:style-name="ce17" table:formula="of:=[.$G$2]-[.C42]" office:value-type="float" office:value="27.9562948467058" calcext:value-type="float">
            <text:p>27.9562948467058</text:p>
          </table:table-cell>
          <table:table-cell table:formula="of:=[.A42]-[.D42]" office:value-type="float" office:value="-14.9562948467058" calcext:value-type="float">
            <text:p>-14.9562948467058</text:p>
          </table:table-cell>
          <table:table-cell table:formula="of:=[.A42]/[.$H$2]" office:value-type="float" office:value="-1.04370515329419" calcext:value-type="float">
            <text:p>-1.04370515329419</text:p>
          </table:table-cell>
          <table:table-cell table:formula="of:=[.B42]*((330+4700)/330)" office:value-type="float" office:value="426.121706299788" calcext:value-type="float">
            <text:p>426.121706299788</text:p>
          </table:table-cell>
          <table:table-cell table:formula="of:=(([.$G$2]-[.A42])-3.3)*([.$K$2]/([.$K$3]+[.$K$2]))+3.3" office:value-type="float" office:value="6.65217391304348" calcext:value-type="float">
            <text:p>6.65217391304348</text:p>
          </table:table-cell>
          <table:table-cell table:number-columns-repeated="10"/>
        </table:table-row>
        <table:table-row table:style-name="ro5">
          <table:table-cell table:formula="of:=[.A42]-1" office:value-type="float" office:value="-17" calcext:value-type="float">
            <text:p>-17</text:p>
          </table:table-cell>
          <table:table-cell table:style-name="ce17" table:formula="of:=[.$G$2]-[.C43]" office:value-type="float" office:value="28.8910632746249" calcext:value-type="float">
            <text:p>28.8910632746249</text:p>
          </table:table-cell>
          <table:table-cell table:formula="of:=[.A43]-[.D43]" office:value-type="float" office:value="-15.8910632746249" calcext:value-type="float">
            <text:p>-15.8910632746249</text:p>
          </table:table-cell>
          <table:table-cell table:formula="of:=[.A43]/[.$H$2]" office:value-type="float" office:value="-1.10893672537508" calcext:value-type="float">
            <text:p>-1.10893672537508</text:p>
          </table:table-cell>
          <table:table-cell table:formula="of:=[.B43]*((330+4700)/330)" office:value-type="float" office:value="440.369843246555" calcext:value-type="float">
            <text:p>440.369843246555</text:p>
          </table:table-cell>
          <table:table-cell table:formula="of:=(([.$G$2]-[.A43])-3.3)*([.$K$2]/([.$K$3]+[.$K$2]))+3.3" office:value-type="float" office:value="6.78260869565217" calcext:value-type="float">
            <text:p>6.78260869565217</text:p>
          </table:table-cell>
          <table:table-cell table:number-columns-repeated="10"/>
        </table:table-row>
        <table:table-row table:style-name="ro5">
          <table:table-cell table:formula="of:=[.A43]-1" office:value-type="float" office:value="-18" calcext:value-type="float">
            <text:p>-18</text:p>
          </table:table-cell>
          <table:table-cell table:style-name="ce17" table:formula="of:=[.$G$2]-[.C44]" office:value-type="float" office:value="29.825831702544" calcext:value-type="float">
            <text:p>29.825831702544</text:p>
          </table:table-cell>
          <table:table-cell table:formula="of:=[.A44]-[.D44]" office:value-type="float" office:value="-16.825831702544" calcext:value-type="float">
            <text:p>-16.825831702544</text:p>
          </table:table-cell>
          <table:table-cell table:formula="of:=[.A44]/[.$H$2]" office:value-type="float" office:value="-1.17416829745597" calcext:value-type="float">
            <text:p>-1.17416829745597</text:p>
          </table:table-cell>
          <table:table-cell table:formula="of:=[.B44]*((330+4700)/330)" office:value-type="float" office:value="454.617980193322" calcext:value-type="float">
            <text:p>454.617980193322</text:p>
          </table:table-cell>
          <table:table-cell table:formula="of:=(([.$G$2]-[.A44])-3.3)*([.$K$2]/([.$K$3]+[.$K$2]))+3.3" office:value-type="float" office:value="6.91304347826087" calcext:value-type="float">
            <text:p>6.91304347826087</text:p>
          </table:table-cell>
          <table:table-cell table:number-columns-repeated="10"/>
        </table:table-row>
        <table:table-row table:style-name="ro5">
          <table:table-cell table:formula="of:=[.A44]-1" office:value-type="float" office:value="-19" calcext:value-type="float">
            <text:p>-19</text:p>
          </table:table-cell>
          <table:table-cell table:style-name="ce17" table:formula="of:=[.$G$2]-[.C45]" office:value-type="float" office:value="30.7606001304631" calcext:value-type="float">
            <text:p>30.7606001304631</text:p>
          </table:table-cell>
          <table:table-cell table:formula="of:=[.A45]-[.D45]" office:value-type="float" office:value="-17.7606001304631" calcext:value-type="float">
            <text:p>-17.7606001304631</text:p>
          </table:table-cell>
          <table:table-cell table:formula="of:=[.A45]/[.$H$2]" office:value-type="float" office:value="-1.23939986953686" calcext:value-type="float">
            <text:p>-1.23939986953686</text:p>
          </table:table-cell>
          <table:table-cell table:formula="of:=[.B45]*((330+4700)/330)" office:value-type="float" office:value="468.866117140089" calcext:value-type="float">
            <text:p>468.866117140089</text:p>
          </table:table-cell>
          <table:table-cell table:formula="of:=(([.$G$2]-[.A45])-3.3)*([.$K$2]/([.$K$3]+[.$K$2]))+3.3" office:value-type="float" office:value="7.04347826086956" calcext:value-type="float">
            <text:p>7.04347826086956</text:p>
          </table:table-cell>
          <table:table-cell table:number-columns-repeated="10"/>
        </table:table-row>
        <table:table-row table:style-name="ro5">
          <table:table-cell table:formula="of:=[.A45]-1" office:value-type="float" office:value="-20" calcext:value-type="float">
            <text:p>-20</text:p>
          </table:table-cell>
          <table:table-cell table:style-name="ce17" table:formula="of:=[.$G$2]-[.C46]" office:value-type="float" office:value="31.6953685583823" calcext:value-type="float">
            <text:p>31.6953685583823</text:p>
          </table:table-cell>
          <table:table-cell table:formula="of:=[.A46]-[.D46]" office:value-type="float" office:value="-18.6953685583823" calcext:value-type="float">
            <text:p>-18.6953685583823</text:p>
          </table:table-cell>
          <table:table-cell table:formula="of:=[.A46]/[.$H$2]" office:value-type="float" office:value="-1.30463144161774" calcext:value-type="float">
            <text:p>-1.30463144161774</text:p>
          </table:table-cell>
          <table:table-cell table:formula="of:=[.B46]*((330+4700)/330)" office:value-type="float" office:value="483.114254086857" calcext:value-type="float">
            <text:p>483.114254086857</text:p>
          </table:table-cell>
          <table:table-cell table:formula="of:=(([.$G$2]-[.A46])-3.3)*([.$K$2]/([.$K$3]+[.$K$2]))+3.3" office:value-type="float" office:value="7.17391304347826" calcext:value-type="float">
            <text:p>7.17391304347826</text:p>
          </table:table-cell>
          <table:table-cell table:number-columns-repeated="10"/>
        </table:table-row>
        <table:table-row table:style-name="ro5">
          <table:table-cell table:formula="of:=[.A46]-1" office:value-type="float" office:value="-21" calcext:value-type="float">
            <text:p>-21</text:p>
          </table:table-cell>
          <table:table-cell table:style-name="ce17" table:formula="of:=[.$G$2]-[.C47]" office:value-type="float" office:value="32.6301369863014" calcext:value-type="float">
            <text:p>32.6301369863014</text:p>
          </table:table-cell>
          <table:table-cell table:formula="of:=[.A47]-[.D47]" office:value-type="float" office:value="-19.6301369863014" calcext:value-type="float">
            <text:p>-19.6301369863014</text:p>
          </table:table-cell>
          <table:table-cell table:formula="of:=[.A47]/[.$H$2]" office:value-type="float" office:value="-1.36986301369863" calcext:value-type="float">
            <text:p>-1.36986301369863</text:p>
          </table:table-cell>
          <table:table-cell table:formula="of:=[.B47]*((330+4700)/330)" office:value-type="float" office:value="497.362391033624" calcext:value-type="float">
            <text:p>497.362391033624</text:p>
          </table:table-cell>
          <table:table-cell table:formula="of:=(([.$G$2]-[.A47])-3.3)*([.$K$2]/([.$K$3]+[.$K$2]))+3.3" office:value-type="float" office:value="7.30434782608696" calcext:value-type="float">
            <text:p>7.30434782608696</text:p>
          </table:table-cell>
          <table:table-cell table:number-columns-repeated="10"/>
        </table:table-row>
        <table:table-row table:style-name="ro5">
          <table:table-cell table:formula="of:=[.A47]-1" office:value-type="float" office:value="-22" calcext:value-type="float">
            <text:p>-22</text:p>
          </table:table-cell>
          <table:table-cell table:style-name="ce17" table:formula="of:=[.$G$2]-[.C48]" office:value-type="float" office:value="33.5649054142205" calcext:value-type="float">
            <text:p>33.5649054142205</text:p>
          </table:table-cell>
          <table:table-cell table:formula="of:=[.A48]-[.D48]" office:value-type="float" office:value="-20.5649054142205" calcext:value-type="float">
            <text:p>-20.5649054142205</text:p>
          </table:table-cell>
          <table:table-cell table:formula="of:=[.A48]/[.$H$2]" office:value-type="float" office:value="-1.43509458577952" calcext:value-type="float">
            <text:p>-1.43509458577952</text:p>
          </table:table-cell>
          <table:table-cell table:formula="of:=[.B48]*((330+4700)/330)" office:value-type="float" office:value="511.610527980391" calcext:value-type="float">
            <text:p>511.610527980391</text:p>
          </table:table-cell>
          <table:table-cell table:formula="of:=(([.$G$2]-[.A48])-3.3)*([.$K$2]/([.$K$3]+[.$K$2]))+3.3" office:value-type="float" office:value="7.43478260869565" calcext:value-type="float">
            <text:p>7.43478260869565</text:p>
          </table:table-cell>
          <table:table-cell table:number-columns-repeated="10"/>
        </table:table-row>
        <table:table-row table:style-name="ro5">
          <table:table-cell table:formula="of:=[.A48]-1" office:value-type="float" office:value="-23" calcext:value-type="float">
            <text:p>-23</text:p>
          </table:table-cell>
          <table:table-cell table:style-name="ce17" table:formula="of:=[.$G$2]-[.C49]" office:value-type="float" office:value="34.4996738421396" calcext:value-type="float">
            <text:p>34.4996738421396</text:p>
          </table:table-cell>
          <table:table-cell table:formula="of:=[.A49]-[.D49]" office:value-type="float" office:value="-21.4996738421396" calcext:value-type="float">
            <text:p>-21.4996738421396</text:p>
          </table:table-cell>
          <table:table-cell table:formula="of:=[.A49]/[.$H$2]" office:value-type="float" office:value="-1.5003261578604" calcext:value-type="float">
            <text:p>-1.5003261578604</text:p>
          </table:table-cell>
          <table:table-cell table:formula="of:=[.B49]*((330+4700)/330)" office:value-type="float" office:value="525.858664927158" calcext:value-type="float">
            <text:p>525.858664927158</text:p>
          </table:table-cell>
          <table:table-cell table:formula="of:=(([.$G$2]-[.A49])-3.3)*([.$K$2]/([.$K$3]+[.$K$2]))+3.3" office:value-type="float" office:value="7.56521739130435" calcext:value-type="float">
            <text:p>7.56521739130435</text:p>
          </table:table-cell>
          <table:table-cell table:number-columns-repeated="10"/>
        </table:table-row>
        <table:table-row table:style-name="ro5">
          <table:table-cell table:formula="of:=[.A49]-1" office:value-type="float" office:value="-24" calcext:value-type="float">
            <text:p>-24</text:p>
          </table:table-cell>
          <table:table-cell table:style-name="ce17" table:formula="of:=[.$G$2]-[.C50]" office:value-type="float" office:value="35.4344422700587" calcext:value-type="float">
            <text:p>35.4344422700587</text:p>
          </table:table-cell>
          <table:table-cell table:formula="of:=[.A50]-[.D50]" office:value-type="float" office:value="-22.4344422700587" calcext:value-type="float">
            <text:p>-22.4344422700587</text:p>
          </table:table-cell>
          <table:table-cell table:formula="of:=[.A50]/[.$H$2]" office:value-type="float" office:value="-1.56555772994129" calcext:value-type="float">
            <text:p>-1.56555772994129</text:p>
          </table:table-cell>
          <table:table-cell table:formula="of:=[.B50]*((330+4700)/330)" office:value-type="float" office:value="540.106801873925" calcext:value-type="float">
            <text:p>540.106801873925</text:p>
          </table:table-cell>
          <table:table-cell table:formula="of:=(([.$G$2]-[.A50])-3.3)*([.$K$2]/([.$K$3]+[.$K$2]))+3.3" office:value-type="float" office:value="7.69565217391304" calcext:value-type="float">
            <text:p>7.69565217391304</text:p>
          </table:table-cell>
          <table:table-cell table:number-columns-repeated="10"/>
        </table:table-row>
        <table:table-row table:style-name="ro5">
          <table:table-cell table:formula="of:=[.A50]-1" office:value-type="float" office:value="-25" calcext:value-type="float">
            <text:p>-25</text:p>
          </table:table-cell>
          <table:table-cell table:style-name="ce17" table:formula="of:=[.$G$2]-[.C51]" office:value-type="float" office:value="36.3692106979778" calcext:value-type="float">
            <text:p>36.3692106979778</text:p>
          </table:table-cell>
          <table:table-cell table:formula="of:=[.A51]-[.D51]" office:value-type="float" office:value="-23.3692106979778" calcext:value-type="float">
            <text:p>-23.3692106979778</text:p>
          </table:table-cell>
          <table:table-cell table:formula="of:=[.A51]/[.$H$2]" office:value-type="float" office:value="-1.63078930202218" calcext:value-type="float">
            <text:p>-1.63078930202218</text:p>
          </table:table-cell>
          <table:table-cell table:formula="of:=[.B51]*((330+4700)/330)" office:value-type="float" office:value="554.354938820692" calcext:value-type="float">
            <text:p>554.354938820692</text:p>
          </table:table-cell>
          <table:table-cell table:formula="of:=(([.$G$2]-[.A51])-3.3)*([.$K$2]/([.$K$3]+[.$K$2]))+3.3" office:value-type="float" office:value="7.82608695652174" calcext:value-type="float">
            <text:p>7.82608695652174</text:p>
          </table:table-cell>
          <table:table-cell table:number-columns-repeated="10"/>
        </table:table-row>
        <table:table-row table:style-name="ro5">
          <table:table-cell table:formula="of:=[.A51]-1" office:value-type="float" office:value="-26" calcext:value-type="float">
            <text:p>-26</text:p>
          </table:table-cell>
          <table:table-cell table:style-name="ce17" table:formula="of:=[.$G$2]-[.C52]" office:value-type="float" office:value="37.3039791258969" calcext:value-type="float">
            <text:p>37.3039791258969</text:p>
          </table:table-cell>
          <table:table-cell table:formula="of:=[.A52]-[.D52]" office:value-type="float" office:value="-24.3039791258969" calcext:value-type="float">
            <text:p>-24.3039791258969</text:p>
          </table:table-cell>
          <table:table-cell table:formula="of:=[.A52]/[.$H$2]" office:value-type="float" office:value="-1.69602087410307" calcext:value-type="float">
            <text:p>-1.69602087410307</text:p>
          </table:table-cell>
          <table:table-cell table:formula="of:=[.B52]*((330+4700)/330)" office:value-type="float" office:value="568.603075767459" calcext:value-type="float">
            <text:p>568.603075767459</text:p>
          </table:table-cell>
          <table:table-cell table:formula="of:=(([.$G$2]-[.A52])-3.3)*([.$K$2]/([.$K$3]+[.$K$2]))+3.3" office:value-type="float" office:value="7.95652173913043" calcext:value-type="float">
            <text:p>7.95652173913043</text:p>
          </table:table-cell>
          <table:table-cell table:number-columns-repeated="10"/>
        </table:table-row>
        <table:table-row table:style-name="ro5">
          <table:table-cell table:formula="of:=[.A52]-1" office:value-type="float" office:value="-27" calcext:value-type="float">
            <text:p>-27</text:p>
          </table:table-cell>
          <table:table-cell table:style-name="ce17" table:formula="of:=[.$G$2]-[.C53]" office:value-type="float" office:value="38.238747553816" calcext:value-type="float">
            <text:p>38.238747553816</text:p>
          </table:table-cell>
          <table:table-cell table:formula="of:=[.A53]-[.D53]" office:value-type="float" office:value="-25.238747553816" calcext:value-type="float">
            <text:p>-25.238747553816</text:p>
          </table:table-cell>
          <table:table-cell table:formula="of:=[.A53]/[.$H$2]" office:value-type="float" office:value="-1.76125244618395" calcext:value-type="float">
            <text:p>-1.76125244618395</text:p>
          </table:table-cell>
          <table:table-cell table:formula="of:=[.B53]*((330+4700)/330)" office:value-type="float" office:value="582.851212714226" calcext:value-type="float">
            <text:p>582.851212714226</text:p>
          </table:table-cell>
          <table:table-cell table:formula="of:=(([.$G$2]-[.A53])-3.3)*([.$K$2]/([.$K$3]+[.$K$2]))+3.3" office:value-type="float" office:value="8.08695652173913" calcext:value-type="float">
            <text:p>8.08695652173913</text:p>
          </table:table-cell>
          <table:table-cell table:number-columns-repeated="10"/>
        </table:table-row>
        <table:table-row table:style-name="ro5">
          <table:table-cell table:formula="of:=[.A53]-1" office:value-type="float" office:value="-28" calcext:value-type="float">
            <text:p>-28</text:p>
          </table:table-cell>
          <table:table-cell table:style-name="ce17" table:formula="of:=[.$G$2]-[.C54]" office:value-type="float" office:value="39.1735159817352" calcext:value-type="float">
            <text:p>39.1735159817352</text:p>
          </table:table-cell>
          <table:table-cell table:formula="of:=[.A54]-[.D54]" office:value-type="float" office:value="-26.1735159817352" calcext:value-type="float">
            <text:p>-26.1735159817352</text:p>
          </table:table-cell>
          <table:table-cell table:formula="of:=[.A54]/[.$H$2]" office:value-type="float" office:value="-1.82648401826484" calcext:value-type="float">
            <text:p>-1.82648401826484</text:p>
          </table:table-cell>
          <table:table-cell table:formula="of:=[.B54]*((330+4700)/330)" office:value-type="float" office:value="597.099349660994" calcext:value-type="float">
            <text:p>597.099349660994</text:p>
          </table:table-cell>
          <table:table-cell table:formula="of:=(([.$G$2]-[.A54])-3.3)*([.$K$2]/([.$K$3]+[.$K$2]))+3.3" office:value-type="float" office:value="8.21739130434783" calcext:value-type="float">
            <text:p>8.21739130434783</text:p>
          </table:table-cell>
          <table:table-cell table:number-columns-repeated="10"/>
        </table:table-row>
        <table:table-row table:style-name="ro5">
          <table:table-cell table:formula="of:=[.A54]-1" office:value-type="float" office:value="-29" calcext:value-type="float">
            <text:p>-29</text:p>
          </table:table-cell>
          <table:table-cell table:style-name="ce17" table:formula="of:=[.$G$2]-[.C55]" office:value-type="float" office:value="40.1082844096543" calcext:value-type="float">
            <text:p>40.1082844096543</text:p>
          </table:table-cell>
          <table:table-cell table:formula="of:=[.A55]-[.D55]" office:value-type="float" office:value="-27.1082844096543" calcext:value-type="float">
            <text:p>-27.1082844096543</text:p>
          </table:table-cell>
          <table:table-cell table:formula="of:=[.A55]/[.$H$2]" office:value-type="float" office:value="-1.89171559034573" calcext:value-type="float">
            <text:p>-1.89171559034573</text:p>
          </table:table-cell>
          <table:table-cell table:formula="of:=[.B55]*((330+4700)/330)" office:value-type="float" office:value="611.347486607761" calcext:value-type="float">
            <text:p>611.347486607761</text:p>
          </table:table-cell>
          <table:table-cell table:formula="of:=(([.$G$2]-[.A55])-3.3)*([.$K$2]/([.$K$3]+[.$K$2]))+3.3" office:value-type="float" office:value="8.34782608695652" calcext:value-type="float">
            <text:p>8.34782608695652</text:p>
          </table:table-cell>
          <table:table-cell table:number-columns-repeated="10"/>
        </table:table-row>
        <table:table-row table:style-name="ro5">
          <table:table-cell table:formula="of:=[.A55]-1" office:value-type="float" office:value="-30" calcext:value-type="float">
            <text:p>-30</text:p>
          </table:table-cell>
          <table:table-cell table:style-name="ce17" table:formula="of:=[.$G$2]-[.C56]" office:value-type="float" office:value="41.0430528375734" calcext:value-type="float">
            <text:p>41.0430528375734</text:p>
          </table:table-cell>
          <table:table-cell table:formula="of:=[.A56]-[.D56]" office:value-type="float" office:value="-28.0430528375734" calcext:value-type="float">
            <text:p>-28.0430528375734</text:p>
          </table:table-cell>
          <table:table-cell table:formula="of:=[.A56]/[.$H$2]" office:value-type="float" office:value="-1.95694716242661" calcext:value-type="float">
            <text:p>-1.95694716242661</text:p>
          </table:table-cell>
          <table:table-cell table:formula="of:=[.B56]*((330+4700)/330)" office:value-type="float" office:value="625.595623554528" calcext:value-type="float">
            <text:p>625.595623554528</text:p>
          </table:table-cell>
          <table:table-cell table:formula="of:=(([.$G$2]-[.A56])-3.3)*([.$K$2]/([.$K$3]+[.$K$2]))+3.3" office:value-type="float" office:value="8.47826086956522" calcext:value-type="float">
            <text:p>8.47826086956522</text:p>
          </table:table-cell>
          <table:table-cell table:number-columns-repeated="10"/>
        </table:table-row>
        <table:table-row table:style-name="ro5">
          <table:table-cell table:formula="of:=[.A56]-1" office:value-type="float" office:value="-31" calcext:value-type="float">
            <text:p>-31</text:p>
          </table:table-cell>
          <table:table-cell table:style-name="ce17" table:formula="of:=[.$G$2]-[.C57]" office:value-type="float" office:value="41.9778212654925" calcext:value-type="float">
            <text:p>41.9778212654925</text:p>
          </table:table-cell>
          <table:table-cell table:formula="of:=[.A57]-[.D57]" office:value-type="float" office:value="-28.9778212654925" calcext:value-type="float">
            <text:p>-28.9778212654925</text:p>
          </table:table-cell>
          <table:table-cell table:formula="of:=[.A57]/[.$H$2]" office:value-type="float" office:value="-2.0221787345075" calcext:value-type="float">
            <text:p>-2.0221787345075</text:p>
          </table:table-cell>
          <table:table-cell table:formula="of:=[.B57]*((330+4700)/330)" office:value-type="float" office:value="639.843760501295" calcext:value-type="float">
            <text:p>639.843760501295</text:p>
          </table:table-cell>
          <table:table-cell table:formula="of:=(([.$G$2]-[.A57])-3.3)*([.$K$2]/([.$K$3]+[.$K$2]))+3.3" office:value-type="float" office:value="8.60869565217391" calcext:value-type="float">
            <text:p>8.60869565217391</text:p>
          </table:table-cell>
          <table:table-cell table:number-columns-repeated="10"/>
        </table:table-row>
        <table:table-row table:style-name="ro5">
          <table:table-cell table:formula="of:=[.A57]-1" office:value-type="float" office:value="-32" calcext:value-type="float">
            <text:p>-32</text:p>
          </table:table-cell>
          <table:table-cell table:style-name="ce17" table:formula="of:=[.$G$2]-[.C58]" office:value-type="float" office:value="42.9125896934116" calcext:value-type="float">
            <text:p>42.9125896934116</text:p>
          </table:table-cell>
          <table:table-cell table:formula="of:=[.A58]-[.D58]" office:value-type="float" office:value="-29.9125896934116" calcext:value-type="float">
            <text:p>-29.9125896934116</text:p>
          </table:table-cell>
          <table:table-cell table:formula="of:=[.A58]/[.$H$2]" office:value-type="float" office:value="-2.08741030658839" calcext:value-type="float">
            <text:p>-2.08741030658839</text:p>
          </table:table-cell>
          <table:table-cell table:formula="of:=[.B58]*((330+4700)/330)" office:value-type="float" office:value="654.091897448062" calcext:value-type="float">
            <text:p>654.091897448062</text:p>
          </table:table-cell>
          <table:table-cell table:formula="of:=(([.$G$2]-[.A58])-3.3)*([.$K$2]/([.$K$3]+[.$K$2]))+3.3" office:value-type="float" office:value="8.73913043478261" calcext:value-type="float">
            <text:p>8.73913043478261</text:p>
          </table:table-cell>
          <table:table-cell table:number-columns-repeated="10"/>
        </table:table-row>
        <table:table-row table:style-name="ro5">
          <table:table-cell table:formula="of:=[.A58]-1" office:value-type="float" office:value="-33" calcext:value-type="float">
            <text:p>-33</text:p>
          </table:table-cell>
          <table:table-cell table:style-name="ce17" table:formula="of:=[.$G$2]-[.C59]" office:value-type="float" office:value="43.8473581213307" calcext:value-type="float">
            <text:p>43.8473581213307</text:p>
          </table:table-cell>
          <table:table-cell table:formula="of:=[.A59]-[.D59]" office:value-type="float" office:value="-30.8473581213307" calcext:value-type="float">
            <text:p>-30.8473581213307</text:p>
          </table:table-cell>
          <table:table-cell table:formula="of:=[.A59]/[.$H$2]" office:value-type="float" office:value="-2.15264187866928" calcext:value-type="float">
            <text:p>-2.15264187866928</text:p>
          </table:table-cell>
          <table:table-cell table:formula="of:=[.B59]*((330+4700)/330)" office:value-type="float" office:value="668.340034394829" calcext:value-type="float">
            <text:p>668.340034394829</text:p>
          </table:table-cell>
          <table:table-cell table:formula="of:=(([.$G$2]-[.A59])-3.3)*([.$K$2]/([.$K$3]+[.$K$2]))+3.3" office:value-type="float" office:value="8.8695652173913" calcext:value-type="float">
            <text:p>8.8695652173913</text:p>
          </table:table-cell>
          <table:table-cell table:number-columns-repeated="10"/>
        </table:table-row>
        <table:table-row table:style-name="ro5">
          <table:table-cell table:formula="of:=[.A59]-1" office:value-type="float" office:value="-34" calcext:value-type="float">
            <text:p>-34</text:p>
          </table:table-cell>
          <table:table-cell table:style-name="ce17" table:formula="of:=[.$G$2]-[.C60]" office:value-type="float" office:value="44.7821265492498" calcext:value-type="float">
            <text:p>44.7821265492498</text:p>
          </table:table-cell>
          <table:table-cell table:formula="of:=[.A60]-[.D60]" office:value-type="float" office:value="-31.7821265492498" calcext:value-type="float">
            <text:p>-31.7821265492498</text:p>
          </table:table-cell>
          <table:table-cell table:formula="of:=[.A60]/[.$H$2]" office:value-type="float" office:value="-2.21787345075016" calcext:value-type="float">
            <text:p>-2.21787345075016</text:p>
          </table:table-cell>
          <table:table-cell table:formula="of:=[.B60]*((330+4700)/330)" office:value-type="float" office:value="682.588171341596" calcext:value-type="float">
            <text:p>682.588171341596</text:p>
          </table:table-cell>
          <table:table-cell table:formula="of:=(([.$G$2]-[.A60])-3.3)*([.$K$2]/([.$K$3]+[.$K$2]))+3.3" office:value-type="float" office:value="9" calcext:value-type="float">
            <text:p>9</text:p>
          </table:table-cell>
          <table:table-cell table:number-columns-repeated="10"/>
        </table:table-row>
        <table:table-row table:style-name="ro5">
          <table:table-cell table:formula="of:=[.A60]-1" office:value-type="float" office:value="-35" calcext:value-type="float">
            <text:p>-35</text:p>
          </table:table-cell>
          <table:table-cell table:style-name="ce17" table:formula="of:=[.$G$2]-[.C61]" office:value-type="float" office:value="45.7168949771689" calcext:value-type="float">
            <text:p>45.7168949771689</text:p>
          </table:table-cell>
          <table:table-cell table:formula="of:=[.A61]-[.D61]" office:value-type="float" office:value="-32.7168949771689" calcext:value-type="float">
            <text:p>-32.7168949771689</text:p>
          </table:table-cell>
          <table:table-cell table:formula="of:=[.A61]/[.$H$2]" office:value-type="float" office:value="-2.28310502283105" calcext:value-type="float">
            <text:p>-2.28310502283105</text:p>
          </table:table-cell>
          <table:table-cell table:formula="of:=[.B61]*((330+4700)/330)" office:value-type="float" office:value="696.836308288362" calcext:value-type="float">
            <text:p>696.836308288362</text:p>
          </table:table-cell>
          <table:table-cell table:formula="of:=(([.$G$2]-[.A61])-3.3)*([.$K$2]/([.$K$3]+[.$K$2]))+3.3" office:value-type="float" office:value="9.1304347826087" calcext:value-type="float">
            <text:p>9.1304347826087</text:p>
          </table:table-cell>
          <table:table-cell table:number-columns-repeated="10"/>
        </table:table-row>
        <table:table-row table:style-name="ro5">
          <table:table-cell table:formula="of:=[.A61]-1" office:value-type="float" office:value="-36" calcext:value-type="float">
            <text:p>-36</text:p>
          </table:table-cell>
          <table:table-cell table:style-name="ce17" table:formula="of:=[.$G$2]-[.C62]" office:value-type="float" office:value="46.6516634050881" calcext:value-type="float">
            <text:p>46.6516634050881</text:p>
          </table:table-cell>
          <table:table-cell table:formula="of:=[.A62]-[.D62]" office:value-type="float" office:value="-33.6516634050881" calcext:value-type="float">
            <text:p>-33.6516634050881</text:p>
          </table:table-cell>
          <table:table-cell table:formula="of:=[.A62]/[.$H$2]" office:value-type="float" office:value="-2.34833659491194" calcext:value-type="float">
            <text:p>-2.34833659491194</text:p>
          </table:table-cell>
          <table:table-cell table:formula="of:=[.B62]*((330+4700)/330)" office:value-type="float" office:value="711.084445235131" calcext:value-type="float">
            <text:p>711.084445235131</text:p>
          </table:table-cell>
          <table:table-cell table:formula="of:=(([.$G$2]-[.A62])-3.3)*([.$K$2]/([.$K$3]+[.$K$2]))+3.3" office:value-type="float" office:value="9.26086956521739" calcext:value-type="float">
            <text:p>9.26086956521739</text:p>
          </table:table-cell>
          <table:table-cell table:number-columns-repeated="10"/>
        </table:table-row>
        <table:table-row table:style-name="ro5">
          <table:table-cell table:formula="of:=[.A62]-1" office:value-type="float" office:value="-37" calcext:value-type="float">
            <text:p>-37</text:p>
          </table:table-cell>
          <table:table-cell table:style-name="ce17" table:formula="of:=[.$G$2]-[.C63]" office:value-type="float" office:value="47.5864318330072" calcext:value-type="float">
            <text:p>47.5864318330072</text:p>
          </table:table-cell>
          <table:table-cell table:formula="of:=[.A63]-[.D63]" office:value-type="float" office:value="-34.5864318330072" calcext:value-type="float">
            <text:p>-34.5864318330072</text:p>
          </table:table-cell>
          <table:table-cell table:formula="of:=[.A63]/[.$H$2]" office:value-type="float" office:value="-2.41356816699282" calcext:value-type="float">
            <text:p>-2.41356816699282</text:p>
          </table:table-cell>
          <table:table-cell table:formula="of:=[.B63]*((330+4700)/330)" office:value-type="float" office:value="725.332582181898" calcext:value-type="float">
            <text:p>725.332582181898</text:p>
          </table:table-cell>
          <table:table-cell table:formula="of:=(([.$G$2]-[.A63])-3.3)*([.$K$2]/([.$K$3]+[.$K$2]))+3.3" office:value-type="float" office:value="9.39130434782609" calcext:value-type="float">
            <text:p>9.39130434782609</text:p>
          </table:table-cell>
          <table:table-cell table:number-columns-repeated="10"/>
        </table:table-row>
        <table:table-row table:style-name="ro5">
          <table:table-cell table:formula="of:=[.A63]-1" office:value-type="float" office:value="-38" calcext:value-type="float">
            <text:p>-38</text:p>
          </table:table-cell>
          <table:table-cell table:style-name="ce17" table:formula="of:=[.$G$2]-[.C64]" office:value-type="float" office:value="48.5212002609263" calcext:value-type="float">
            <text:p>48.5212002609263</text:p>
          </table:table-cell>
          <table:table-cell table:formula="of:=[.A64]-[.D64]" office:value-type="float" office:value="-35.5212002609263" calcext:value-type="float">
            <text:p>-35.5212002609263</text:p>
          </table:table-cell>
          <table:table-cell table:formula="of:=[.A64]/[.$H$2]" office:value-type="float" office:value="-2.47879973907371" calcext:value-type="float">
            <text:p>-2.47879973907371</text:p>
          </table:table-cell>
          <table:table-cell table:formula="of:=[.B64]*((330+4700)/330)" office:value-type="float" office:value="739.580719128665" calcext:value-type="float">
            <text:p>739.580719128665</text:p>
          </table:table-cell>
          <table:table-cell table:formula="of:=(([.$G$2]-[.A64])-3.3)*([.$K$2]/([.$K$3]+[.$K$2]))+3.3" office:value-type="float" office:value="9.52173913043478" calcext:value-type="float">
            <text:p>9.52173913043478</text:p>
          </table:table-cell>
          <table:table-cell table:number-columns-repeated="10"/>
        </table:table-row>
        <table:table-row table:style-name="ro5">
          <table:table-cell table:formula="of:=[.A64]-1" office:value-type="float" office:value="-39" calcext:value-type="float">
            <text:p>-39</text:p>
          </table:table-cell>
          <table:table-cell table:style-name="ce17" table:formula="of:=[.$G$2]-[.C65]" office:value-type="float" office:value="49.4559686888454" calcext:value-type="float">
            <text:p>49.4559686888454</text:p>
          </table:table-cell>
          <table:table-cell table:formula="of:=[.A65]-[.D65]" office:value-type="float" office:value="-36.4559686888454" calcext:value-type="float">
            <text:p>-36.4559686888454</text:p>
          </table:table-cell>
          <table:table-cell table:formula="of:=[.A65]/[.$H$2]" office:value-type="float" office:value="-2.5440313111546" calcext:value-type="float">
            <text:p>-2.5440313111546</text:p>
          </table:table-cell>
          <table:table-cell table:formula="of:=[.B65]*((330+4700)/330)" office:value-type="float" office:value="753.828856075431" calcext:value-type="float">
            <text:p>753.828856075431</text:p>
          </table:table-cell>
          <table:table-cell table:formula="of:=(([.$G$2]-[.A65])-3.3)*([.$K$2]/([.$K$3]+[.$K$2]))+3.3" office:value-type="float" office:value="9.65217391304348" calcext:value-type="float">
            <text:p>9.65217391304348</text:p>
          </table:table-cell>
          <table:table-cell table:number-columns-repeated="10"/>
        </table:table-row>
        <table:table-row table:style-name="ro5">
          <table:table-cell table:formula="of:=[.A65]-1" office:value-type="float" office:value="-40" calcext:value-type="float">
            <text:p>-40</text:p>
          </table:table-cell>
          <table:table-cell table:style-name="ce17" table:formula="of:=[.$G$2]-[.C66]" office:value-type="float" office:value="50.3907371167645" calcext:value-type="float">
            <text:p>50.3907371167645</text:p>
          </table:table-cell>
          <table:table-cell table:formula="of:=[.A66]-[.D66]" office:value-type="float" office:value="-37.3907371167645" calcext:value-type="float">
            <text:p>-37.3907371167645</text:p>
          </table:table-cell>
          <table:table-cell table:formula="of:=[.A66]/[.$H$2]" office:value-type="float" office:value="-2.60926288323549" calcext:value-type="float">
            <text:p>-2.60926288323549</text:p>
          </table:table-cell>
          <table:table-cell table:formula="of:=[.B66]*((330+4700)/330)" office:value-type="float" office:value="768.076993022198" calcext:value-type="float">
            <text:p>768.076993022198</text:p>
          </table:table-cell>
          <table:table-cell table:formula="of:=(([.$G$2]-[.A66])-3.3)*([.$K$2]/([.$K$3]+[.$K$2]))+3.3" office:value-type="float" office:value="9.78260869565217" calcext:value-type="float">
            <text:p>9.78260869565217</text:p>
          </table:table-cell>
          <table:table-cell table:number-columns-repeated="10"/>
        </table:table-row>
        <table:table-row table:style-name="ro5">
          <table:table-cell table:formula="of:=[.A66]-1" office:value-type="float" office:value="-41" calcext:value-type="float">
            <text:p>-41</text:p>
          </table:table-cell>
          <table:table-cell table:style-name="ce17" table:formula="of:=[.$G$2]-[.C67]" office:value-type="float" office:value="51.3255055446836" calcext:value-type="float">
            <text:p>51.3255055446836</text:p>
          </table:table-cell>
          <table:table-cell table:formula="of:=[.A67]-[.D67]" office:value-type="float" office:value="-38.3255055446836" calcext:value-type="float">
            <text:p>-38.3255055446836</text:p>
          </table:table-cell>
          <table:table-cell table:formula="of:=[.A67]/[.$H$2]" office:value-type="float" office:value="-2.67449445531637" calcext:value-type="float">
            <text:p>-2.67449445531637</text:p>
          </table:table-cell>
          <table:table-cell table:formula="of:=[.B67]*((330+4700)/330)" office:value-type="float" office:value="782.325129968965" calcext:value-type="float">
            <text:p>782.325129968965</text:p>
          </table:table-cell>
          <table:table-cell table:formula="of:=(([.$G$2]-[.A67])-3.3)*([.$K$2]/([.$K$3]+[.$K$2]))+3.3" office:value-type="float" office:value="9.91304347826087" calcext:value-type="float">
            <text:p>9.91304347826087</text:p>
          </table:table-cell>
          <table:table-cell table:number-columns-repeated="10"/>
        </table:table-row>
        <table:table-row table:style-name="ro5">
          <table:table-cell table:formula="of:=[.A67]-1" office:value-type="float" office:value="-42" calcext:value-type="float">
            <text:p>-42</text:p>
          </table:table-cell>
          <table:table-cell table:style-name="ce17" table:formula="of:=[.$G$2]-[.C68]" office:value-type="float" office:value="52.2602739726027" calcext:value-type="float">
            <text:p>52.2602739726027</text:p>
          </table:table-cell>
          <table:table-cell table:formula="of:=[.A68]-[.D68]" office:value-type="float" office:value="-39.2602739726027" calcext:value-type="float">
            <text:p>-39.2602739726027</text:p>
          </table:table-cell>
          <table:table-cell table:formula="of:=[.A68]/[.$H$2]" office:value-type="float" office:value="-2.73972602739726" calcext:value-type="float">
            <text:p>-2.73972602739726</text:p>
          </table:table-cell>
          <table:table-cell table:formula="of:=[.B68]*((330+4700)/330)" office:value-type="float" office:value="796.573266915732" calcext:value-type="float">
            <text:p>796.573266915732</text:p>
          </table:table-cell>
          <table:table-cell table:formula="of:=(([.$G$2]-[.A68])-3.3)*([.$K$2]/([.$K$3]+[.$K$2]))+3.3" office:value-type="float" office:value="10.0434782608696" calcext:value-type="float">
            <text:p>10.0434782608696</text:p>
          </table:table-cell>
          <table:table-cell table:number-columns-repeated="10"/>
        </table:table-row>
        <table:table-row table:style-name="ro5">
          <table:table-cell table:formula="of:=[.A68]-1" office:value-type="float" office:value="-43" calcext:value-type="float">
            <text:p>-43</text:p>
          </table:table-cell>
          <table:table-cell table:style-name="ce17" table:formula="of:=[.$G$2]-[.C69]" office:value-type="float" office:value="53.1950424005218" calcext:value-type="float">
            <text:p>53.1950424005218</text:p>
          </table:table-cell>
          <table:table-cell table:formula="of:=[.A69]-[.D69]" office:value-type="float" office:value="-40.1950424005219" calcext:value-type="float">
            <text:p>-40.1950424005219</text:p>
          </table:table-cell>
          <table:table-cell table:formula="of:=[.A69]/[.$H$2]" office:value-type="float" office:value="-2.80495759947815" calcext:value-type="float">
            <text:p>-2.80495759947815</text:p>
          </table:table-cell>
          <table:table-cell table:formula="of:=[.B69]*((330+4700)/330)" office:value-type="float" office:value="810.821403862499" calcext:value-type="float">
            <text:p>810.821403862499</text:p>
          </table:table-cell>
          <table:table-cell table:formula="of:=(([.$G$2]-[.A69])-3.3)*([.$K$2]/([.$K$3]+[.$K$2]))+3.3" office:value-type="float" office:value="10.1739130434783" calcext:value-type="float">
            <text:p>10.1739130434783</text:p>
          </table:table-cell>
          <table:table-cell table:number-columns-repeated="10"/>
        </table:table-row>
        <table:table-row table:style-name="ro5">
          <table:table-cell table:formula="of:=[.A69]-1" office:value-type="float" office:value="-44" calcext:value-type="float">
            <text:p>-44</text:p>
          </table:table-cell>
          <table:table-cell table:style-name="ce17" table:formula="of:=[.$G$2]-[.C70]" office:value-type="float" office:value="54.129810828441" calcext:value-type="float">
            <text:p>54.129810828441</text:p>
          </table:table-cell>
          <table:table-cell table:formula="of:=[.A70]-[.D70]" office:value-type="float" office:value="-41.129810828441" calcext:value-type="float">
            <text:p>-41.129810828441</text:p>
          </table:table-cell>
          <table:table-cell table:formula="of:=[.A70]/[.$H$2]" office:value-type="float" office:value="-2.87018917155903" calcext:value-type="float">
            <text:p>-2.87018917155903</text:p>
          </table:table-cell>
          <table:table-cell table:formula="of:=[.B70]*((330+4700)/330)" office:value-type="float" office:value="825.069540809267" calcext:value-type="float">
            <text:p>825.069540809267</text:p>
          </table:table-cell>
          <table:table-cell table:formula="of:=(([.$G$2]-[.A70])-3.3)*([.$K$2]/([.$K$3]+[.$K$2]))+3.3" office:value-type="float" office:value="10.304347826087" calcext:value-type="float">
            <text:p>10.304347826087</text:p>
          </table:table-cell>
          <table:table-cell table:number-columns-repeated="10"/>
        </table:table-row>
        <table:table-row table:style-name="ro5">
          <table:table-cell table:formula="of:=[.A70]-1" office:value-type="float" office:value="-45" calcext:value-type="float">
            <text:p>-45</text:p>
          </table:table-cell>
          <table:table-cell table:style-name="ce17" table:formula="of:=[.$G$2]-[.C71]" office:value-type="float" office:value="55.0645792563601" calcext:value-type="float">
            <text:p>55.0645792563601</text:p>
          </table:table-cell>
          <table:table-cell table:formula="of:=[.A71]-[.D71]" office:value-type="float" office:value="-42.0645792563601" calcext:value-type="float">
            <text:p>-42.0645792563601</text:p>
          </table:table-cell>
          <table:table-cell table:formula="of:=[.A71]/[.$H$2]" office:value-type="float" office:value="-2.93542074363992" calcext:value-type="float">
            <text:p>-2.93542074363992</text:p>
          </table:table-cell>
          <table:table-cell table:formula="of:=[.B71]*((330+4700)/330)" office:value-type="float" office:value="839.317677756034" calcext:value-type="float">
            <text:p>839.317677756034</text:p>
          </table:table-cell>
          <table:table-cell table:formula="of:=(([.$G$2]-[.A71])-3.3)*([.$K$2]/([.$K$3]+[.$K$2]))+3.3" office:value-type="float" office:value="10.4347826086957" calcext:value-type="float">
            <text:p>10.4347826086957</text:p>
          </table:table-cell>
          <table:table-cell table:number-columns-repeated="10"/>
        </table:table-row>
        <table:table-row table:style-name="ro5">
          <table:table-cell table:formula="of:=[.A71]-1" office:value-type="float" office:value="-46" calcext:value-type="float">
            <text:p>-46</text:p>
          </table:table-cell>
          <table:table-cell table:style-name="ce17" table:formula="of:=[.$G$2]-[.C72]" office:value-type="float" office:value="55.9993476842792" calcext:value-type="float">
            <text:p>55.9993476842792</text:p>
          </table:table-cell>
          <table:table-cell table:formula="of:=[.A72]-[.D72]" office:value-type="float" office:value="-42.9993476842792" calcext:value-type="float">
            <text:p>-42.9993476842792</text:p>
          </table:table-cell>
          <table:table-cell table:formula="of:=[.A72]/[.$H$2]" office:value-type="float" office:value="-3.00065231572081" calcext:value-type="float">
            <text:p>-3.00065231572081</text:p>
          </table:table-cell>
          <table:table-cell table:formula="of:=[.B72]*((330+4700)/330)" office:value-type="float" office:value="853.565814702801" calcext:value-type="float">
            <text:p>853.565814702801</text:p>
          </table:table-cell>
          <table:table-cell table:formula="of:=(([.$G$2]-[.A72])-3.3)*([.$K$2]/([.$K$3]+[.$K$2]))+3.3" office:value-type="float" office:value="10.5652173913043" calcext:value-type="float">
            <text:p>10.5652173913043</text:p>
          </table:table-cell>
          <table:table-cell table:number-columns-repeated="10"/>
        </table:table-row>
        <table:table-row table:style-name="ro5">
          <table:table-cell table:formula="of:=[.A72]-1" office:value-type="float" office:value="-47" calcext:value-type="float">
            <text:p>-47</text:p>
          </table:table-cell>
          <table:table-cell table:style-name="ce17" table:formula="of:=[.$G$2]-[.C73]" office:value-type="float" office:value="56.9341161121983" calcext:value-type="float">
            <text:p>56.9341161121983</text:p>
          </table:table-cell>
          <table:table-cell table:formula="of:=[.A73]-[.D73]" office:value-type="float" office:value="-43.9341161121983" calcext:value-type="float">
            <text:p>-43.9341161121983</text:p>
          </table:table-cell>
          <table:table-cell table:formula="of:=[.A73]/[.$H$2]" office:value-type="float" office:value="-3.0658838878017" calcext:value-type="float">
            <text:p>-3.0658838878017</text:p>
          </table:table-cell>
          <table:table-cell table:formula="of:=[.B73]*((330+4700)/330)" office:value-type="float" office:value="867.813951649568" calcext:value-type="float">
            <text:p>867.813951649568</text:p>
          </table:table-cell>
          <table:table-cell table:formula="of:=(([.$G$2]-[.A73])-3.3)*([.$K$2]/([.$K$3]+[.$K$2]))+3.3" office:value-type="float" office:value="10.695652173913" calcext:value-type="float">
            <text:p>10.695652173913</text:p>
          </table:table-cell>
          <table:table-cell table:number-columns-repeated="10"/>
        </table:table-row>
        <table:table-row table:style-name="ro5">
          <table:table-cell table:formula="of:=[.A73]-1" office:value-type="float" office:value="-48" calcext:value-type="float">
            <text:p>-48</text:p>
          </table:table-cell>
          <table:table-cell table:style-name="ce17" table:formula="of:=[.$G$2]-[.C74]" office:value-type="float" office:value="57.8688845401174" calcext:value-type="float">
            <text:p>57.8688845401174</text:p>
          </table:table-cell>
          <table:table-cell table:formula="of:=[.A74]-[.D74]" office:value-type="float" office:value="-44.8688845401174" calcext:value-type="float">
            <text:p>-44.8688845401174</text:p>
          </table:table-cell>
          <table:table-cell table:formula="of:=[.A74]/[.$H$2]" office:value-type="float" office:value="-3.13111545988258" calcext:value-type="float">
            <text:p>-3.13111545988258</text:p>
          </table:table-cell>
          <table:table-cell table:formula="of:=[.B74]*((330+4700)/330)" office:value-type="float" office:value="882.062088596335" calcext:value-type="float">
            <text:p>882.062088596335</text:p>
          </table:table-cell>
          <table:table-cell table:formula="of:=(([.$G$2]-[.A74])-3.3)*([.$K$2]/([.$K$3]+[.$K$2]))+3.3" office:value-type="float" office:value="10.8260869565217" calcext:value-type="float">
            <text:p>10.8260869565217</text:p>
          </table:table-cell>
          <table:table-cell table:number-columns-repeated="10"/>
        </table:table-row>
        <table:table-row table:style-name="ro5">
          <table:table-cell table:formula="of:=[.A74]-1" office:value-type="float" office:value="-49" calcext:value-type="float">
            <text:p>-49</text:p>
          </table:table-cell>
          <table:table-cell table:style-name="ce17" table:formula="of:=[.$G$2]-[.C75]" office:value-type="float" office:value="58.8036529680365" calcext:value-type="float">
            <text:p>58.8036529680365</text:p>
          </table:table-cell>
          <table:table-cell table:formula="of:=[.A75]-[.D75]" office:value-type="float" office:value="-45.8036529680365" calcext:value-type="float">
            <text:p>-45.8036529680365</text:p>
          </table:table-cell>
          <table:table-cell table:formula="of:=[.A75]/[.$H$2]" office:value-type="float" office:value="-3.19634703196347" calcext:value-type="float">
            <text:p>-3.19634703196347</text:p>
          </table:table-cell>
          <table:table-cell table:formula="of:=[.B75]*((330+4700)/330)" office:value-type="float" office:value="896.310225543102" calcext:value-type="float">
            <text:p>896.310225543102</text:p>
          </table:table-cell>
          <table:table-cell table:formula="of:=(([.$G$2]-[.A75])-3.3)*([.$K$2]/([.$K$3]+[.$K$2]))+3.3" office:value-type="float" office:value="10.9565217391304" calcext:value-type="float">
            <text:p>10.9565217391304</text:p>
          </table:table-cell>
          <table:table-cell table:number-columns-repeated="10"/>
        </table:table-row>
        <table:table-row table:style-name="ro5">
          <table:table-cell table:formula="of:=[.A75]-1" office:value-type="float" office:value="-50" calcext:value-type="float">
            <text:p>-50</text:p>
          </table:table-cell>
          <table:table-cell table:style-name="ce17" table:formula="of:=[.$G$2]-[.C76]" office:value-type="float" office:value="59.7384213959556" calcext:value-type="float">
            <text:p>59.7384213959556</text:p>
          </table:table-cell>
          <table:table-cell table:formula="of:=[.A76]-[.D76]" office:value-type="float" office:value="-46.7384213959556" calcext:value-type="float">
            <text:p>-46.7384213959556</text:p>
          </table:table-cell>
          <table:table-cell table:formula="of:=[.A76]/[.$H$2]" office:value-type="float" office:value="-3.26157860404436" calcext:value-type="float">
            <text:p>-3.26157860404436</text:p>
          </table:table-cell>
          <table:table-cell table:formula="of:=[.B76]*((330+4700)/330)" office:value-type="float" office:value="910.558362489869" calcext:value-type="float">
            <text:p>910.558362489869</text:p>
          </table:table-cell>
          <table:table-cell table:formula="of:=(([.$G$2]-[.A76])-3.3)*([.$K$2]/([.$K$3]+[.$K$2]))+3.3" office:value-type="float" office:value="11.0869565217391" calcext:value-type="float">
            <text:p>11.0869565217391</text:p>
          </table:table-cell>
          <table:table-cell table:number-columns-repeated="10"/>
        </table:table-row>
        <table:table-row table:style-name="ro5">
          <table:table-cell table:formula="of:=[.A76]-1" office:value-type="float" office:value="-51" calcext:value-type="float">
            <text:p>-51</text:p>
          </table:table-cell>
          <table:table-cell table:style-name="ce17" table:formula="of:=[.$G$2]-[.C77]" office:value-type="float" office:value="60.6731898238748" calcext:value-type="float">
            <text:p>60.6731898238748</text:p>
          </table:table-cell>
          <table:table-cell table:formula="of:=[.A77]-[.D77]" office:value-type="float" office:value="-47.6731898238748" calcext:value-type="float">
            <text:p>-47.6731898238748</text:p>
          </table:table-cell>
          <table:table-cell table:formula="of:=[.A77]/[.$H$2]" office:value-type="float" office:value="-3.32681017612524" calcext:value-type="float">
            <text:p>-3.32681017612524</text:p>
          </table:table-cell>
          <table:table-cell table:formula="of:=[.B77]*((330+4700)/330)" office:value-type="float" office:value="924.806499436637" calcext:value-type="float">
            <text:p>924.806499436637</text:p>
          </table:table-cell>
          <table:table-cell table:formula="of:=(([.$G$2]-[.A77])-3.3)*([.$K$2]/([.$K$3]+[.$K$2]))+3.3" office:value-type="float" office:value="11.2173913043478" calcext:value-type="float">
            <text:p>11.2173913043478</text:p>
          </table:table-cell>
          <table:table-cell table:number-columns-repeated="10"/>
        </table:table-row>
        <table:table-row table:style-name="ro5">
          <table:table-cell table:formula="of:=[.A77]-1" office:value-type="float" office:value="-52" calcext:value-type="float">
            <text:p>-52</text:p>
          </table:table-cell>
          <table:table-cell table:style-name="ce17" table:formula="of:=[.$G$2]-[.C78]" office:value-type="float" office:value="61.6079582517939" calcext:value-type="float">
            <text:p>61.6079582517939</text:p>
          </table:table-cell>
          <table:table-cell table:formula="of:=[.A78]-[.D78]" office:value-type="float" office:value="-48.6079582517939" calcext:value-type="float">
            <text:p>-48.6079582517939</text:p>
          </table:table-cell>
          <table:table-cell table:formula="of:=[.A78]/[.$H$2]" office:value-type="float" office:value="-3.39204174820613" calcext:value-type="float">
            <text:p>-3.39204174820613</text:p>
          </table:table-cell>
          <table:table-cell table:formula="of:=[.B78]*((330+4700)/330)" office:value-type="float" office:value="939.054636383404" calcext:value-type="float">
            <text:p>939.054636383404</text:p>
          </table:table-cell>
          <table:table-cell table:formula="of:=(([.$G$2]-[.A78])-3.3)*([.$K$2]/([.$K$3]+[.$K$2]))+3.3" office:value-type="float" office:value="11.3478260869565" calcext:value-type="float">
            <text:p>11.3478260869565</text:p>
          </table:table-cell>
          <table:table-cell table:number-columns-repeated="10"/>
        </table:table-row>
        <table:table-row table:style-name="ro5">
          <table:table-cell table:formula="of:=[.A78]-1" office:value-type="float" office:value="-53" calcext:value-type="float">
            <text:p>-53</text:p>
          </table:table-cell>
          <table:table-cell table:style-name="ce17" table:formula="of:=[.$G$2]-[.C79]" office:value-type="float" office:value="62.542726679713" calcext:value-type="float">
            <text:p>62.542726679713</text:p>
          </table:table-cell>
          <table:table-cell table:formula="of:=[.A79]-[.D79]" office:value-type="float" office:value="-49.542726679713" calcext:value-type="float">
            <text:p>-49.542726679713</text:p>
          </table:table-cell>
          <table:table-cell table:formula="of:=[.A79]/[.$H$2]" office:value-type="float" office:value="-3.45727332028702" calcext:value-type="float">
            <text:p>-3.45727332028702</text:p>
          </table:table-cell>
          <table:table-cell table:formula="of:=[.B79]*((330+4700)/330)" office:value-type="float" office:value="953.302773330171" calcext:value-type="float">
            <text:p>953.302773330171</text:p>
          </table:table-cell>
          <table:table-cell table:formula="of:=(([.$G$2]-[.A79])-3.3)*([.$K$2]/([.$K$3]+[.$K$2]))+3.3" office:value-type="float" office:value="11.4782608695652" calcext:value-type="float">
            <text:p>11.4782608695652</text:p>
          </table:table-cell>
          <table:table-cell table:number-columns-repeated="10"/>
        </table:table-row>
        <table:table-row table:style-name="ro5">
          <table:table-cell table:formula="of:=[.A79]-1" office:value-type="float" office:value="-54" calcext:value-type="float">
            <text:p>-54</text:p>
          </table:table-cell>
          <table:table-cell table:style-name="ce17" table:formula="of:=[.$G$2]-[.C80]" office:value-type="float" office:value="63.4774951076321" calcext:value-type="float">
            <text:p>63.4774951076321</text:p>
          </table:table-cell>
          <table:table-cell table:formula="of:=[.A80]-[.D80]" office:value-type="float" office:value="-50.4774951076321" calcext:value-type="float">
            <text:p>-50.4774951076321</text:p>
          </table:table-cell>
          <table:table-cell table:formula="of:=[.A80]/[.$H$2]" office:value-type="float" office:value="-3.52250489236791" calcext:value-type="float">
            <text:p>-3.52250489236791</text:p>
          </table:table-cell>
          <table:table-cell table:formula="of:=[.B80]*((330+4700)/330)" office:value-type="float" office:value="967.550910276938" calcext:value-type="float">
            <text:p>967.550910276938</text:p>
          </table:table-cell>
          <table:table-cell table:formula="of:=(([.$G$2]-[.A80])-3.3)*([.$K$2]/([.$K$3]+[.$K$2]))+3.3" office:value-type="float" office:value="11.6086956521739" calcext:value-type="float">
            <text:p>11.6086956521739</text:p>
          </table:table-cell>
          <table:table-cell table:number-columns-repeated="10"/>
        </table:table-row>
        <table:table-row table:style-name="ro5">
          <table:table-cell table:formula="of:=[.A80]-1" office:value-type="float" office:value="-55" calcext:value-type="float">
            <text:p>-55</text:p>
          </table:table-cell>
          <table:table-cell table:style-name="ce17" table:formula="of:=[.$G$2]-[.C81]" office:value-type="float" office:value="64.4122635355512" calcext:value-type="float">
            <text:p>64.4122635355512</text:p>
          </table:table-cell>
          <table:table-cell table:formula="of:=[.A81]-[.D81]" office:value-type="float" office:value="-51.4122635355512" calcext:value-type="float">
            <text:p>-51.4122635355512</text:p>
          </table:table-cell>
          <table:table-cell table:formula="of:=[.A81]/[.$H$2]" office:value-type="float" office:value="-3.58773646444879" calcext:value-type="float">
            <text:p>-3.58773646444879</text:p>
          </table:table-cell>
          <table:table-cell table:formula="of:=[.B81]*((330+4700)/330)" office:value-type="float" office:value="981.799047223705" calcext:value-type="float">
            <text:p>981.799047223705</text:p>
          </table:table-cell>
          <table:table-cell table:formula="of:=(([.$G$2]-[.A81])-3.3)*([.$K$2]/([.$K$3]+[.$K$2]))+3.3" office:value-type="float" office:value="11.7391304347826" calcext:value-type="float">
            <text:p>11.7391304347826</text:p>
          </table:table-cell>
          <table:table-cell table:number-columns-repeated="10"/>
        </table:table-row>
        <table:table-row table:style-name="ro5">
          <table:table-cell table:formula="of:=[.A81]-1" office:value-type="float" office:value="-56" calcext:value-type="float">
            <text:p>-56</text:p>
          </table:table-cell>
          <table:table-cell table:style-name="ce17" table:formula="of:=[.$G$2]-[.C82]" office:value-type="float" office:value="65.3470319634703" calcext:value-type="float">
            <text:p>65.3470319634703</text:p>
          </table:table-cell>
          <table:table-cell table:formula="of:=[.A82]-[.D82]" office:value-type="float" office:value="-52.3470319634703" calcext:value-type="float">
            <text:p>-52.3470319634703</text:p>
          </table:table-cell>
          <table:table-cell table:formula="of:=[.A82]/[.$H$2]" office:value-type="float" office:value="-3.65296803652968" calcext:value-type="float">
            <text:p>-3.65296803652968</text:p>
          </table:table-cell>
          <table:table-cell table:formula="of:=[.B82]*((330+4700)/330)" office:value-type="float" office:value="996.047184170472" calcext:value-type="float">
            <text:p>996.047184170472</text:p>
          </table:table-cell>
          <table:table-cell table:formula="of:=(([.$G$2]-[.A82])-3.3)*([.$K$2]/([.$K$3]+[.$K$2]))+3.3" office:value-type="float" office:value="11.8695652173913" calcext:value-type="float">
            <text:p>11.8695652173913</text:p>
          </table:table-cell>
          <table:table-cell table:number-columns-repeated="10"/>
        </table:table-row>
        <table:table-row table:style-name="ro5">
          <table:table-cell table:formula="of:=[.A82]-1" office:value-type="float" office:value="-57" calcext:value-type="float">
            <text:p>-57</text:p>
          </table:table-cell>
          <table:table-cell table:style-name="ce17" table:formula="of:=[.$G$2]-[.C83]" office:value-type="float" office:value="66.2818003913894" calcext:value-type="float">
            <text:p>66.2818003913894</text:p>
          </table:table-cell>
          <table:table-cell table:formula="of:=[.A83]-[.D83]" office:value-type="float" office:value="-53.2818003913894" calcext:value-type="float">
            <text:p>-53.2818003913894</text:p>
          </table:table-cell>
          <table:table-cell table:formula="of:=[.A83]/[.$H$2]" office:value-type="float" office:value="-3.71819960861057" calcext:value-type="float">
            <text:p>-3.71819960861057</text:p>
          </table:table-cell>
          <table:table-cell table:formula="of:=[.B83]*((330+4700)/330)" office:value-type="float" office:value="1010.29532111724" calcext:value-type="float">
            <text:p>1010.29532111724</text:p>
          </table:table-cell>
          <table:table-cell table:formula="of:=(([.$G$2]-[.A83])-3.3)*([.$K$2]/([.$K$3]+[.$K$2]))+3.3" office:value-type="float" office:value="12" calcext:value-type="float">
            <text:p>12</text:p>
          </table:table-cell>
          <table:table-cell table:number-columns-repeated="10"/>
        </table:table-row>
        <table:table-row table:style-name="ro5">
          <table:table-cell table:formula="of:=[.A83]-1" office:value-type="float" office:value="-58" calcext:value-type="float">
            <text:p>-58</text:p>
          </table:table-cell>
          <table:table-cell table:style-name="ce17" table:formula="of:=[.$G$2]-[.C84]" office:value-type="float" office:value="67.2165688193086" calcext:value-type="float">
            <text:p>67.2165688193086</text:p>
          </table:table-cell>
          <table:table-cell table:formula="of:=[.A84]-[.D84]" office:value-type="float" office:value="-54.2165688193086" calcext:value-type="float">
            <text:p>-54.2165688193086</text:p>
          </table:table-cell>
          <table:table-cell table:formula="of:=[.A84]/[.$H$2]" office:value-type="float" office:value="-3.78343118069145" calcext:value-type="float">
            <text:p>-3.78343118069145</text:p>
          </table:table-cell>
          <table:table-cell table:formula="of:=[.B84]*((330+4700)/330)" office:value-type="float" office:value="1024.54345806401" calcext:value-type="float">
            <text:p>1024.54345806401</text:p>
          </table:table-cell>
          <table:table-cell table:formula="of:=(([.$G$2]-[.A84])-3.3)*([.$K$2]/([.$K$3]+[.$K$2]))+3.3" office:value-type="float" office:value="12.1304347826087" calcext:value-type="float">
            <text:p>12.1304347826087</text:p>
          </table:table-cell>
          <table:table-cell table:number-columns-repeated="10"/>
        </table:table-row>
        <table:table-row table:style-name="ro5">
          <table:table-cell table:formula="of:=[.A84]-1" office:value-type="float" office:value="-59" calcext:value-type="float">
            <text:p>-59</text:p>
          </table:table-cell>
          <table:table-cell table:style-name="ce17" table:formula="of:=[.$G$2]-[.C85]" office:value-type="float" office:value="68.1513372472277" calcext:value-type="float">
            <text:p>68.1513372472277</text:p>
          </table:table-cell>
          <table:table-cell table:formula="of:=[.A85]-[.D85]" office:value-type="float" office:value="-55.1513372472277" calcext:value-type="float">
            <text:p>-55.1513372472277</text:p>
          </table:table-cell>
          <table:table-cell table:formula="of:=[.A85]/[.$H$2]" office:value-type="float" office:value="-3.84866275277234" calcext:value-type="float">
            <text:p>-3.84866275277234</text:p>
          </table:table-cell>
          <table:table-cell table:formula="of:=[.B85]*((330+4700)/330)" office:value-type="float" office:value="1038.79159501077" calcext:value-type="float">
            <text:p>1038.79159501077</text:p>
          </table:table-cell>
          <table:table-cell table:formula="of:=(([.$G$2]-[.A85])-3.3)*([.$K$2]/([.$K$3]+[.$K$2]))+3.3" office:value-type="float" office:value="12.2608695652174" calcext:value-type="float">
            <text:p>12.2608695652174</text:p>
          </table:table-cell>
          <table:table-cell table:number-columns-repeated="10"/>
        </table:table-row>
        <table:table-row table:style-name="ro5">
          <table:table-cell table:formula="of:=[.A85]-1" office:value-type="float" office:value="-60" calcext:value-type="float">
            <text:p>-60</text:p>
          </table:table-cell>
          <table:table-cell table:style-name="ce17" table:formula="of:=[.$G$2]-[.C86]" office:value-type="float" office:value="69.0861056751468" calcext:value-type="float">
            <text:p>69.0861056751468</text:p>
          </table:table-cell>
          <table:table-cell table:formula="of:=[.A86]-[.D86]" office:value-type="float" office:value="-56.0861056751468" calcext:value-type="float">
            <text:p>-56.0861056751468</text:p>
          </table:table-cell>
          <table:table-cell table:formula="of:=[.A86]/[.$H$2]" office:value-type="float" office:value="-3.91389432485323" calcext:value-type="float">
            <text:p>-3.91389432485323</text:p>
          </table:table-cell>
          <table:table-cell table:formula="of:=[.B86]*((330+4700)/330)" office:value-type="float" office:value="1053.03973195754" calcext:value-type="float">
            <text:p>1053.03973195754</text:p>
          </table:table-cell>
          <table:table-cell table:formula="of:=(([.$G$2]-[.A86])-3.3)*([.$K$2]/([.$K$3]+[.$K$2]))+3.3" office:value-type="float" office:value="12.3913043478261" calcext:value-type="float">
            <text:p>12.3913043478261</text:p>
          </table:table-cell>
          <table:table-cell table:number-columns-repeated="10"/>
        </table:table-row>
        <table:table-row table:style-name="ro5">
          <table:table-cell table:formula="of:=[.A86]-1" office:value-type="float" office:value="-61" calcext:value-type="float">
            <text:p>-61</text:p>
          </table:table-cell>
          <table:table-cell table:style-name="ce17" table:formula="of:=[.$G$2]-[.C87]" office:value-type="float" office:value="70.0208741030659" calcext:value-type="float">
            <text:p>70.0208741030659</text:p>
          </table:table-cell>
          <table:table-cell table:formula="of:=[.A87]-[.D87]" office:value-type="float" office:value="-57.0208741030659" calcext:value-type="float">
            <text:p>-57.0208741030659</text:p>
          </table:table-cell>
          <table:table-cell table:formula="of:=[.A87]/[.$H$2]" office:value-type="float" office:value="-3.97912589693412" calcext:value-type="float">
            <text:p>-3.97912589693412</text:p>
          </table:table-cell>
          <table:table-cell table:formula="of:=[.B87]*((330+4700)/330)" office:value-type="float" office:value="1067.28786890431" calcext:value-type="float">
            <text:p>1067.28786890431</text:p>
          </table:table-cell>
          <table:table-cell table:formula="of:=(([.$G$2]-[.A87])-3.3)*([.$K$2]/([.$K$3]+[.$K$2]))+3.3" office:value-type="float" office:value="12.5217391304348" calcext:value-type="float">
            <text:p>12.5217391304348</text:p>
          </table:table-cell>
          <table:table-cell table:number-columns-repeated="10"/>
        </table:table-row>
        <table:table-row table:style-name="ro5">
          <table:table-cell table:formula="of:=[.A87]-1" office:value-type="float" office:value="-62" calcext:value-type="float">
            <text:p>-62</text:p>
          </table:table-cell>
          <table:table-cell table:style-name="ce17" table:formula="of:=[.$G$2]-[.C88]" office:value-type="float" office:value="70.955642530985" calcext:value-type="float">
            <text:p>70.955642530985</text:p>
          </table:table-cell>
          <table:table-cell table:formula="of:=[.A88]-[.D88]" office:value-type="float" office:value="-57.955642530985" calcext:value-type="float">
            <text:p>-57.955642530985</text:p>
          </table:table-cell>
          <table:table-cell table:formula="of:=[.A88]/[.$H$2]" office:value-type="float" office:value="-4.044357469015" calcext:value-type="float">
            <text:p>-4.044357469015</text:p>
          </table:table-cell>
          <table:table-cell table:formula="of:=[.B88]*((330+4700)/330)" office:value-type="float" office:value="1081.53600585107" calcext:value-type="float">
            <text:p>1081.53600585107</text:p>
          </table:table-cell>
          <table:table-cell table:formula="of:=(([.$G$2]-[.A88])-3.3)*([.$K$2]/([.$K$3]+[.$K$2]))+3.3" office:value-type="float" office:value="12.6521739130435" calcext:value-type="float">
            <text:p>12.6521739130435</text:p>
          </table:table-cell>
          <table:table-cell table:number-columns-repeated="10"/>
        </table:table-row>
        <table:table-row table:style-name="ro5">
          <table:table-cell table:formula="of:=[.A88]-1" office:value-type="float" office:value="-63" calcext:value-type="float">
            <text:p>-63</text:p>
          </table:table-cell>
          <table:table-cell table:style-name="ce17" table:formula="of:=[.$G$2]-[.C89]" office:value-type="float" office:value="71.8904109589041" calcext:value-type="float">
            <text:p>71.8904109589041</text:p>
          </table:table-cell>
          <table:table-cell table:formula="of:=[.A89]-[.D89]" office:value-type="float" office:value="-58.8904109589041" calcext:value-type="float">
            <text:p>-58.8904109589041</text:p>
          </table:table-cell>
          <table:table-cell table:formula="of:=[.A89]/[.$H$2]" office:value-type="float" office:value="-4.10958904109589" calcext:value-type="float">
            <text:p>-4.10958904109589</text:p>
          </table:table-cell>
          <table:table-cell table:formula="of:=[.B89]*((330+4700)/330)" office:value-type="float" office:value="1095.78414279784" calcext:value-type="float">
            <text:p>1095.78414279784</text:p>
          </table:table-cell>
          <table:table-cell table:formula="of:=(([.$G$2]-[.A89])-3.3)*([.$K$2]/([.$K$3]+[.$K$2]))+3.3" office:value-type="float" office:value="12.7826086956522" calcext:value-type="float">
            <text:p>12.7826086956522</text:p>
          </table:table-cell>
          <table:table-cell table:number-columns-repeated="10"/>
        </table:table-row>
        <table:table-row table:style-name="ro5">
          <table:table-cell table:formula="of:=[.A89]-1" office:value-type="float" office:value="-64" calcext:value-type="float">
            <text:p>-64</text:p>
          </table:table-cell>
          <table:table-cell table:style-name="ce17" table:formula="of:=[.$G$2]-[.C90]" office:value-type="float" office:value="72.8251793868232" calcext:value-type="float">
            <text:p>72.8251793868232</text:p>
          </table:table-cell>
          <table:table-cell table:formula="of:=[.A90]-[.D90]" office:value-type="float" office:value="-59.8251793868232" calcext:value-type="float">
            <text:p>-59.8251793868232</text:p>
          </table:table-cell>
          <table:table-cell table:formula="of:=[.A90]/[.$H$2]" office:value-type="float" office:value="-4.17482061317678" calcext:value-type="float">
            <text:p>-4.17482061317678</text:p>
          </table:table-cell>
          <table:table-cell table:formula="of:=[.B90]*((330+4700)/330)" office:value-type="float" office:value="1110.03227974461" calcext:value-type="float">
            <text:p>1110.03227974461</text:p>
          </table:table-cell>
          <table:table-cell table:formula="of:=(([.$G$2]-[.A90])-3.3)*([.$K$2]/([.$K$3]+[.$K$2]))+3.3" office:value-type="float" office:value="12.9130434782609" calcext:value-type="float">
            <text:p>12.9130434782609</text:p>
          </table:table-cell>
          <table:table-cell table:number-columns-repeated="10"/>
        </table:table-row>
        <table:table-row table:style-name="ro5">
          <table:table-cell table:formula="of:=[.A90]-1" office:value-type="float" office:value="-65" calcext:value-type="float">
            <text:p>-65</text:p>
          </table:table-cell>
          <table:table-cell table:style-name="ce17" table:formula="of:=[.$G$2]-[.C91]" office:value-type="float" office:value="73.7599478147423" calcext:value-type="float">
            <text:p>73.7599478147423</text:p>
          </table:table-cell>
          <table:table-cell table:formula="of:=[.A91]-[.D91]" office:value-type="float" office:value="-60.7599478147423" calcext:value-type="float">
            <text:p>-60.7599478147423</text:p>
          </table:table-cell>
          <table:table-cell table:formula="of:=[.A91]/[.$H$2]" office:value-type="float" office:value="-4.24005218525767" calcext:value-type="float">
            <text:p>-4.24005218525767</text:p>
          </table:table-cell>
          <table:table-cell table:formula="of:=[.B91]*((330+4700)/330)" office:value-type="float" office:value="1124.28041669138" calcext:value-type="float">
            <text:p>1124.28041669138</text:p>
          </table:table-cell>
          <table:table-cell table:formula="of:=(([.$G$2]-[.A91])-3.3)*([.$K$2]/([.$K$3]+[.$K$2]))+3.3" office:value-type="float" office:value="13.0434782608696" calcext:value-type="float">
            <text:p>13.0434782608696</text:p>
          </table:table-cell>
          <table:table-cell table:number-columns-repeated="10"/>
        </table:table-row>
        <table:table-row table:style-name="ro5">
          <table:table-cell table:formula="of:=[.A91]-1" office:value-type="float" office:value="-66" calcext:value-type="float">
            <text:p>-66</text:p>
          </table:table-cell>
          <table:table-cell table:style-name="ce17" table:formula="of:=[.$G$2]-[.C92]" office:value-type="float" office:value="74.6947162426615" calcext:value-type="float">
            <text:p>74.6947162426615</text:p>
          </table:table-cell>
          <table:table-cell table:formula="of:=[.A92]-[.D92]" office:value-type="float" office:value="-61.6947162426615" calcext:value-type="float">
            <text:p>-61.6947162426615</text:p>
          </table:table-cell>
          <table:table-cell table:formula="of:=[.A92]/[.$H$2]" office:value-type="float" office:value="-4.30528375733855" calcext:value-type="float">
            <text:p>-4.30528375733855</text:p>
          </table:table-cell>
          <table:table-cell table:formula="of:=[.B92]*((330+4700)/330)" office:value-type="float" office:value="1138.52855363814" calcext:value-type="float">
            <text:p>1138.52855363814</text:p>
          </table:table-cell>
          <table:table-cell table:formula="of:=(([.$G$2]-[.A92])-3.3)*([.$K$2]/([.$K$3]+[.$K$2]))+3.3" office:value-type="float" office:value="13.1739130434783" calcext:value-type="float">
            <text:p>13.1739130434783</text:p>
          </table:table-cell>
          <table:table-cell table:number-columns-repeated="10"/>
        </table:table-row>
        <table:table-row table:style-name="ro5">
          <table:table-cell table:formula="of:=[.A92]-1" office:value-type="float" office:value="-67" calcext:value-type="float">
            <text:p>-67</text:p>
          </table:table-cell>
          <table:table-cell table:style-name="ce17" table:formula="of:=[.$G$2]-[.C93]" office:value-type="float" office:value="75.6294846705806" calcext:value-type="float">
            <text:p>75.6294846705806</text:p>
          </table:table-cell>
          <table:table-cell table:formula="of:=[.A93]-[.D93]" office:value-type="float" office:value="-62.6294846705806" calcext:value-type="float">
            <text:p>-62.6294846705806</text:p>
          </table:table-cell>
          <table:table-cell table:formula="of:=[.A93]/[.$H$2]" office:value-type="float" office:value="-4.37051532941944" calcext:value-type="float">
            <text:p>-4.37051532941944</text:p>
          </table:table-cell>
          <table:table-cell table:formula="of:=[.B93]*((330+4700)/330)" office:value-type="float" office:value="1152.77669058491" calcext:value-type="float">
            <text:p>1152.77669058491</text:p>
          </table:table-cell>
          <table:table-cell table:formula="of:=(([.$G$2]-[.A93])-3.3)*([.$K$2]/([.$K$3]+[.$K$2]))+3.3" office:value-type="float" office:value="13.304347826087" calcext:value-type="float">
            <text:p>13.304347826087</text:p>
          </table:table-cell>
          <table:table-cell table:number-columns-repeated="10"/>
        </table:table-row>
        <table:table-row table:style-name="ro5">
          <table:table-cell table:formula="of:=[.A93]-1" office:value-type="float" office:value="-68" calcext:value-type="float">
            <text:p>-68</text:p>
          </table:table-cell>
          <table:table-cell table:style-name="ce17" table:formula="of:=[.$G$2]-[.C94]" office:value-type="float" office:value="76.5642530984997" calcext:value-type="float">
            <text:p>76.5642530984997</text:p>
          </table:table-cell>
          <table:table-cell table:formula="of:=[.A94]-[.D94]" office:value-type="float" office:value="-63.5642530984997" calcext:value-type="float">
            <text:p>-63.5642530984997</text:p>
          </table:table-cell>
          <table:table-cell table:formula="of:=[.A94]/[.$H$2]" office:value-type="float" office:value="-4.43574690150033" calcext:value-type="float">
            <text:p>-4.43574690150033</text:p>
          </table:table-cell>
          <table:table-cell table:formula="of:=[.B94]*((330+4700)/330)" office:value-type="float" office:value="1167.02482753168" calcext:value-type="float">
            <text:p>1167.02482753168</text:p>
          </table:table-cell>
          <table:table-cell table:formula="of:=(([.$G$2]-[.A94])-3.3)*([.$K$2]/([.$K$3]+[.$K$2]))+3.3" office:value-type="float" office:value="13.4347826086957" calcext:value-type="float">
            <text:p>13.4347826086957</text:p>
          </table:table-cell>
          <table:table-cell table:number-columns-repeated="10"/>
        </table:table-row>
        <table:table-row table:style-name="ro5">
          <table:table-cell table:formula="of:=[.A94]-1" office:value-type="float" office:value="-69" calcext:value-type="float">
            <text:p>-69</text:p>
          </table:table-cell>
          <table:table-cell table:style-name="ce17" table:formula="of:=[.$G$2]-[.C95]" office:value-type="float" office:value="77.4990215264188" calcext:value-type="float">
            <text:p>77.4990215264188</text:p>
          </table:table-cell>
          <table:table-cell table:formula="of:=[.A95]-[.D95]" office:value-type="float" office:value="-64.4990215264188" calcext:value-type="float">
            <text:p>-64.4990215264188</text:p>
          </table:table-cell>
          <table:table-cell table:formula="of:=[.A95]/[.$H$2]" office:value-type="float" office:value="-4.50097847358121" calcext:value-type="float">
            <text:p>-4.50097847358121</text:p>
          </table:table-cell>
          <table:table-cell table:formula="of:=[.B95]*((330+4700)/330)" office:value-type="float" office:value="1181.27296447844" calcext:value-type="float">
            <text:p>1181.27296447844</text:p>
          </table:table-cell>
          <table:table-cell table:formula="of:=(([.$G$2]-[.A95])-3.3)*([.$K$2]/([.$K$3]+[.$K$2]))+3.3" office:value-type="float" office:value="13.5652173913043" calcext:value-type="float">
            <text:p>13.5652173913043</text:p>
          </table:table-cell>
          <table:table-cell table:number-columns-repeated="10"/>
        </table:table-row>
        <table:table-row table:style-name="ro5">
          <table:table-cell table:formula="of:=[.A95]-1" office:value-type="float" office:value="-70" calcext:value-type="float">
            <text:p>-70</text:p>
          </table:table-cell>
          <table:table-cell table:style-name="ce17" table:formula="of:=[.$G$2]-[.C96]" office:value-type="float" office:value="78.4337899543379" calcext:value-type="float">
            <text:p>78.4337899543379</text:p>
          </table:table-cell>
          <table:table-cell table:formula="of:=[.A96]-[.D96]" office:value-type="float" office:value="-65.4337899543379" calcext:value-type="float">
            <text:p>-65.4337899543379</text:p>
          </table:table-cell>
          <table:table-cell table:formula="of:=[.A96]/[.$H$2]" office:value-type="float" office:value="-4.5662100456621" calcext:value-type="float">
            <text:p>-4.5662100456621</text:p>
          </table:table-cell>
          <table:table-cell table:formula="of:=[.B96]*((330+4700)/330)" office:value-type="float" office:value="1195.52110142521" calcext:value-type="float">
            <text:p>1195.52110142521</text:p>
          </table:table-cell>
          <table:table-cell table:formula="of:=(([.$G$2]-[.A96])-3.3)*([.$K$2]/([.$K$3]+[.$K$2]))+3.3" office:value-type="float" office:value="13.695652173913" calcext:value-type="float">
            <text:p>13.695652173913</text:p>
          </table:table-cell>
          <table:table-cell table:number-columns-repeated="10"/>
        </table:table-row>
        <table:table-row table:style-name="ro5">
          <table:table-cell table:formula="of:=[.A96]-1" office:value-type="float" office:value="-71" calcext:value-type="float">
            <text:p>-71</text:p>
          </table:table-cell>
          <table:table-cell table:style-name="ce17" table:formula="of:=[.$G$2]-[.C97]" office:value-type="float" office:value="79.368558382257" calcext:value-type="float">
            <text:p>79.368558382257</text:p>
          </table:table-cell>
          <table:table-cell table:formula="of:=[.A97]-[.D97]" office:value-type="float" office:value="-66.368558382257" calcext:value-type="float">
            <text:p>-66.368558382257</text:p>
          </table:table-cell>
          <table:table-cell table:formula="of:=[.A97]/[.$H$2]" office:value-type="float" office:value="-4.63144161774299" calcext:value-type="float">
            <text:p>-4.63144161774299</text:p>
          </table:table-cell>
          <table:table-cell table:formula="of:=[.B97]*((330+4700)/330)" office:value-type="float" office:value="1209.76923837198" calcext:value-type="float">
            <text:p>1209.76923837198</text:p>
          </table:table-cell>
          <table:table-cell table:formula="of:=(([.$G$2]-[.A97])-3.3)*([.$K$2]/([.$K$3]+[.$K$2]))+3.3" office:value-type="float" office:value="13.8260869565217" calcext:value-type="float">
            <text:p>13.8260869565217</text:p>
          </table:table-cell>
          <table:table-cell table:number-columns-repeated="10"/>
        </table:table-row>
        <table:table-row table:style-name="ro5">
          <table:table-cell table:formula="of:=[.A97]-1" office:value-type="float" office:value="-72" calcext:value-type="float">
            <text:p>-72</text:p>
          </table:table-cell>
          <table:table-cell table:style-name="ce17" table:formula="of:=[.$G$2]-[.C98]" office:value-type="float" office:value="80.3033268101761" calcext:value-type="float">
            <text:p>80.3033268101761</text:p>
          </table:table-cell>
          <table:table-cell table:formula="of:=[.A98]-[.D98]" office:value-type="float" office:value="-67.3033268101761" calcext:value-type="float">
            <text:p>-67.3033268101761</text:p>
          </table:table-cell>
          <table:table-cell table:formula="of:=[.A98]/[.$H$2]" office:value-type="float" office:value="-4.69667318982387" calcext:value-type="float">
            <text:p>-4.69667318982387</text:p>
          </table:table-cell>
          <table:table-cell table:formula="of:=[.B98]*((330+4700)/330)" office:value-type="float" office:value="1224.01737531874" calcext:value-type="float">
            <text:p>1224.01737531874</text:p>
          </table:table-cell>
          <table:table-cell table:formula="of:=(([.$G$2]-[.A98])-3.3)*([.$K$2]/([.$K$3]+[.$K$2]))+3.3" office:value-type="float" office:value="13.9565217391304" calcext:value-type="float">
            <text:p>13.9565217391304</text:p>
          </table:table-cell>
          <table:table-cell table:number-columns-repeated="10"/>
        </table:table-row>
        <table:table-row table:style-name="ro5">
          <table:table-cell table:formula="of:=[.A98]-1" office:value-type="float" office:value="-73" calcext:value-type="float">
            <text:p>-73</text:p>
          </table:table-cell>
          <table:table-cell table:style-name="ce17" table:formula="of:=[.$G$2]-[.C99]" office:value-type="float" office:value="81.2380952380952" calcext:value-type="float">
            <text:p>81.2380952380952</text:p>
          </table:table-cell>
          <table:table-cell table:formula="of:=[.A99]-[.D99]" office:value-type="float" office:value="-68.2380952380952" calcext:value-type="float">
            <text:p>-68.2380952380952</text:p>
          </table:table-cell>
          <table:table-cell table:formula="of:=[.A99]/[.$H$2]" office:value-type="float" office:value="-4.76190476190476" calcext:value-type="float">
            <text:p>-4.76190476190476</text:p>
          </table:table-cell>
          <table:table-cell table:formula="of:=[.B99]*((330+4700)/330)" office:value-type="float" office:value="1238.26551226551" calcext:value-type="float">
            <text:p>1238.26551226551</text:p>
          </table:table-cell>
          <table:table-cell table:formula="of:=(([.$G$2]-[.A99])-3.3)*([.$K$2]/([.$K$3]+[.$K$2]))+3.3" office:value-type="float" office:value="14.0869565217391" calcext:value-type="float">
            <text:p>14.0869565217391</text:p>
          </table:table-cell>
          <table:table-cell table:number-columns-repeated="10"/>
        </table:table-row>
        <table:table-row table:style-name="ro5">
          <table:table-cell table:formula="of:=[.A99]-1" office:value-type="float" office:value="-74" calcext:value-type="float">
            <text:p>-74</text:p>
          </table:table-cell>
          <table:table-cell table:style-name="ce17" table:formula="of:=[.$G$2]-[.C100]" office:value-type="float" office:value="82.1728636660144" calcext:value-type="float">
            <text:p>82.1728636660144</text:p>
          </table:table-cell>
          <table:table-cell table:formula="of:=[.A100]-[.D100]" office:value-type="float" office:value="-69.1728636660144" calcext:value-type="float">
            <text:p>-69.1728636660144</text:p>
          </table:table-cell>
          <table:table-cell table:formula="of:=[.A100]/[.$H$2]" office:value-type="float" office:value="-4.82713633398565" calcext:value-type="float">
            <text:p>-4.82713633398565</text:p>
          </table:table-cell>
          <table:table-cell table:formula="of:=[.B100]*((330+4700)/330)" office:value-type="float" office:value="1252.51364921228" calcext:value-type="float">
            <text:p>1252.51364921228</text:p>
          </table:table-cell>
          <table:table-cell table:formula="of:=(([.$G$2]-[.A100])-3.3)*([.$K$2]/([.$K$3]+[.$K$2]))+3.3" office:value-type="float" office:value="14.2173913043478" calcext:value-type="float">
            <text:p>14.2173913043478</text:p>
          </table:table-cell>
          <table:table-cell table:number-columns-repeated="10"/>
        </table:table-row>
        <table:table-row table:style-name="ro5">
          <table:table-cell table:formula="of:=[.A100]-1" office:value-type="float" office:value="-75" calcext:value-type="float">
            <text:p>-75</text:p>
          </table:table-cell>
          <table:table-cell table:style-name="ce17" table:formula="of:=[.$G$2]-[.C101]" office:value-type="float" office:value="83.1076320939335" calcext:value-type="float">
            <text:p>83.1076320939335</text:p>
          </table:table-cell>
          <table:table-cell table:formula="of:=[.A101]-[.D101]" office:value-type="float" office:value="-70.1076320939335" calcext:value-type="float">
            <text:p>-70.1076320939335</text:p>
          </table:table-cell>
          <table:table-cell table:formula="of:=[.A101]/[.$H$2]" office:value-type="float" office:value="-4.89236790606654" calcext:value-type="float">
            <text:p>-4.89236790606654</text:p>
          </table:table-cell>
          <table:table-cell table:formula="of:=[.B101]*((330+4700)/330)" office:value-type="float" office:value="1266.76178615905" calcext:value-type="float">
            <text:p>1266.76178615905</text:p>
          </table:table-cell>
          <table:table-cell table:formula="of:=(([.$G$2]-[.A101])-3.3)*([.$K$2]/([.$K$3]+[.$K$2]))+3.3" office:value-type="float" office:value="14.3478260869565" calcext:value-type="float">
            <text:p>14.3478260869565</text:p>
          </table:table-cell>
          <table:table-cell table:number-columns-repeated="10"/>
        </table:table-row>
        <table:table-row table:style-name="ro5">
          <table:table-cell table:formula="of:=[.A101]-1" office:value-type="float" office:value="-76" calcext:value-type="float">
            <text:p>-76</text:p>
          </table:table-cell>
          <table:table-cell table:style-name="ce17" table:formula="of:=[.$G$2]-[.C102]" office:value-type="float" office:value="84.0424005218526" calcext:value-type="float">
            <text:p>84.0424005218526</text:p>
          </table:table-cell>
          <table:table-cell table:formula="of:=[.A102]-[.D102]" office:value-type="float" office:value="-71.0424005218526" calcext:value-type="float">
            <text:p>-71.0424005218526</text:p>
          </table:table-cell>
          <table:table-cell table:formula="of:=[.A102]/[.$H$2]" office:value-type="float" office:value="-4.95759947814742" calcext:value-type="float">
            <text:p>-4.95759947814742</text:p>
          </table:table-cell>
          <table:table-cell table:formula="of:=[.B102]*((330+4700)/330)" office:value-type="float" office:value="1281.00992310581" calcext:value-type="float">
            <text:p>1281.00992310581</text:p>
          </table:table-cell>
          <table:table-cell table:formula="of:=(([.$G$2]-[.A102])-3.3)*([.$K$2]/([.$K$3]+[.$K$2]))+3.3" office:value-type="float" office:value="14.4782608695652" calcext:value-type="float">
            <text:p>14.4782608695652</text:p>
          </table:table-cell>
          <table:table-cell table:number-columns-repeated="10"/>
        </table:table-row>
        <table:table-row table:style-name="ro5">
          <table:table-cell table:formula="of:=[.A102]-1" office:value-type="float" office:value="-77" calcext:value-type="float">
            <text:p>-77</text:p>
          </table:table-cell>
          <table:table-cell table:style-name="ce17" table:formula="of:=[.$G$2]-[.C103]" office:value-type="float" office:value="84.9771689497717" calcext:value-type="float">
            <text:p>84.9771689497717</text:p>
          </table:table-cell>
          <table:table-cell table:formula="of:=[.A103]-[.D103]" office:value-type="float" office:value="-71.9771689497717" calcext:value-type="float">
            <text:p>-71.9771689497717</text:p>
          </table:table-cell>
          <table:table-cell table:formula="of:=[.A103]/[.$H$2]" office:value-type="float" office:value="-5.02283105022831" calcext:value-type="float">
            <text:p>-5.02283105022831</text:p>
          </table:table-cell>
          <table:table-cell table:formula="of:=[.B103]*((330+4700)/330)" office:value-type="float" office:value="1295.25806005258" calcext:value-type="float">
            <text:p>1295.25806005258</text:p>
          </table:table-cell>
          <table:table-cell table:formula="of:=(([.$G$2]-[.A103])-3.3)*([.$K$2]/([.$K$3]+[.$K$2]))+3.3" office:value-type="float" office:value="14.6086956521739" calcext:value-type="float">
            <text:p>14.6086956521739</text:p>
          </table:table-cell>
          <table:table-cell table:number-columns-repeated="10"/>
        </table:table-row>
        <table:table-row table:style-name="ro5">
          <table:table-cell table:formula="of:=[.A103]-1" office:value-type="float" office:value="-78" calcext:value-type="float">
            <text:p>-78</text:p>
          </table:table-cell>
          <table:table-cell table:style-name="ce17" table:formula="of:=[.$G$2]-[.C104]" office:value-type="float" office:value="85.9119373776908" calcext:value-type="float">
            <text:p>85.9119373776908</text:p>
          </table:table-cell>
          <table:table-cell table:formula="of:=[.A104]-[.D104]" office:value-type="float" office:value="-72.9119373776908" calcext:value-type="float">
            <text:p>-72.9119373776908</text:p>
          </table:table-cell>
          <table:table-cell table:formula="of:=[.A104]/[.$H$2]" office:value-type="float" office:value="-5.0880626223092" calcext:value-type="float">
            <text:p>-5.0880626223092</text:p>
          </table:table-cell>
          <table:table-cell table:formula="of:=[.B104]*((330+4700)/330)" office:value-type="float" office:value="1309.50619699935" calcext:value-type="float">
            <text:p>1309.50619699935</text:p>
          </table:table-cell>
          <table:table-cell table:formula="of:=(([.$G$2]-[.A104])-3.3)*([.$K$2]/([.$K$3]+[.$K$2]))+3.3" office:value-type="float" office:value="14.7391304347826" calcext:value-type="float">
            <text:p>14.7391304347826</text:p>
          </table:table-cell>
          <table:table-cell table:number-columns-repeated="10"/>
        </table:table-row>
        <table:table-row table:style-name="ro5">
          <table:table-cell table:formula="of:=[.A104]-1" office:value-type="float" office:value="-79" calcext:value-type="float">
            <text:p>-79</text:p>
          </table:table-cell>
          <table:table-cell table:style-name="ce17" table:formula="of:=[.$G$2]-[.C105]" office:value-type="float" office:value="86.8467058056099" calcext:value-type="float">
            <text:p>86.8467058056099</text:p>
          </table:table-cell>
          <table:table-cell table:formula="of:=[.A105]-[.D105]" office:value-type="float" office:value="-73.8467058056099" calcext:value-type="float">
            <text:p>-73.8467058056099</text:p>
          </table:table-cell>
          <table:table-cell table:formula="of:=[.A105]/[.$H$2]" office:value-type="float" office:value="-5.15329419439009" calcext:value-type="float">
            <text:p>-5.15329419439009</text:p>
          </table:table-cell>
          <table:table-cell table:formula="of:=[.B105]*((330+4700)/330)" office:value-type="float" office:value="1323.75433394611" calcext:value-type="float">
            <text:p>1323.75433394611</text:p>
          </table:table-cell>
          <table:table-cell table:formula="of:=(([.$G$2]-[.A105])-3.3)*([.$K$2]/([.$K$3]+[.$K$2]))+3.3" office:value-type="float" office:value="14.8695652173913" calcext:value-type="float">
            <text:p>14.8695652173913</text:p>
          </table:table-cell>
          <table:table-cell table:number-columns-repeated="10"/>
        </table:table-row>
        <table:table-row table:style-name="ro5">
          <table:table-cell table:formula="of:=[.A105]-1" office:value-type="float" office:value="-80" calcext:value-type="float">
            <text:p>-80</text:p>
          </table:table-cell>
          <table:table-cell table:style-name="ce17" table:formula="of:=[.$G$2]-[.C106]" office:value-type="float" office:value="87.781474233529" calcext:value-type="float">
            <text:p>87.781474233529</text:p>
          </table:table-cell>
          <table:table-cell table:formula="of:=[.A106]-[.D106]" office:value-type="float" office:value="-74.781474233529" calcext:value-type="float">
            <text:p>-74.781474233529</text:p>
          </table:table-cell>
          <table:table-cell table:formula="of:=[.A106]/[.$H$2]" office:value-type="float" office:value="-5.21852576647097" calcext:value-type="float">
            <text:p>-5.21852576647097</text:p>
          </table:table-cell>
          <table:table-cell table:formula="of:=[.B106]*((330+4700)/330)" office:value-type="float" office:value="1338.00247089288" calcext:value-type="float">
            <text:p>1338.00247089288</text:p>
          </table:table-cell>
          <table:table-cell table:formula="of:=(([.$G$2]-[.A106])-3.3)*([.$K$2]/([.$K$3]+[.$K$2]))+3.3" office:value-type="float" office:value="15" calcext:value-type="float">
            <text:p>15</text:p>
          </table:table-cell>
          <table:table-cell table:number-columns-repeated="10"/>
        </table:table-row>
        <table:table-row table:style-name="ro5">
          <table:table-cell table:formula="of:=[.A106]-1" office:value-type="float" office:value="-81" calcext:value-type="float">
            <text:p>-81</text:p>
          </table:table-cell>
          <table:table-cell table:style-name="ce17" table:formula="of:=[.$G$2]-[.C107]" office:value-type="float" office:value="88.7162426614481" calcext:value-type="float">
            <text:p>88.7162426614481</text:p>
          </table:table-cell>
          <table:table-cell table:formula="of:=[.A107]-[.D107]" office:value-type="float" office:value="-75.7162426614481" calcext:value-type="float">
            <text:p>-75.7162426614481</text:p>
          </table:table-cell>
          <table:table-cell table:formula="of:=[.A107]/[.$H$2]" office:value-type="float" office:value="-5.28375733855186" calcext:value-type="float">
            <text:p>-5.28375733855186</text:p>
          </table:table-cell>
          <table:table-cell table:formula="of:=[.B107]*((330+4700)/330)" office:value-type="float" office:value="1352.25060783965" calcext:value-type="float">
            <text:p>1352.25060783965</text:p>
          </table:table-cell>
          <table:table-cell table:formula="of:=(([.$G$2]-[.A107])-3.3)*([.$K$2]/([.$K$3]+[.$K$2]))+3.3" office:value-type="float" office:value="15.1304347826087" calcext:value-type="float">
            <text:p>15.1304347826087</text:p>
          </table:table-cell>
          <table:table-cell table:number-columns-repeated="10"/>
        </table:table-row>
        <table:table-row table:style-name="ro5">
          <table:table-cell table:formula="of:=[.A107]-1" office:value-type="float" office:value="-82" calcext:value-type="float">
            <text:p>-82</text:p>
          </table:table-cell>
          <table:table-cell table:style-name="ce17" table:formula="of:=[.$G$2]-[.C108]" office:value-type="float" office:value="89.6510110893673" calcext:value-type="float">
            <text:p>89.6510110893673</text:p>
          </table:table-cell>
          <table:table-cell table:formula="of:=[.A108]-[.D108]" office:value-type="float" office:value="-76.6510110893673" calcext:value-type="float">
            <text:p>-76.6510110893673</text:p>
          </table:table-cell>
          <table:table-cell table:formula="of:=[.A108]/[.$H$2]" office:value-type="float" office:value="-5.34898891063275" calcext:value-type="float">
            <text:p>-5.34898891063275</text:p>
          </table:table-cell>
          <table:table-cell table:formula="of:=[.B108]*((330+4700)/330)" office:value-type="float" office:value="1366.49874478642" calcext:value-type="float">
            <text:p>1366.49874478642</text:p>
          </table:table-cell>
          <table:table-cell table:formula="of:=(([.$G$2]-[.A108])-3.3)*([.$K$2]/([.$K$3]+[.$K$2]))+3.3" office:value-type="float" office:value="15.2608695652174" calcext:value-type="float">
            <text:p>15.2608695652174</text:p>
          </table:table-cell>
          <table:table-cell table:number-columns-repeated="10"/>
        </table:table-row>
        <table:table-row table:style-name="ro5">
          <table:table-cell table:formula="of:=[.A108]-1" office:value-type="float" office:value="-83" calcext:value-type="float">
            <text:p>-83</text:p>
          </table:table-cell>
          <table:table-cell table:style-name="ce17" table:formula="of:=[.$G$2]-[.C109]" office:value-type="float" office:value="90.5857795172864" calcext:value-type="float">
            <text:p>90.5857795172864</text:p>
          </table:table-cell>
          <table:table-cell table:formula="of:=[.A109]-[.D109]" office:value-type="float" office:value="-77.5857795172864" calcext:value-type="float">
            <text:p>-77.5857795172864</text:p>
          </table:table-cell>
          <table:table-cell table:formula="of:=[.A109]/[.$H$2]" office:value-type="float" office:value="-5.41422048271363" calcext:value-type="float">
            <text:p>-5.41422048271363</text:p>
          </table:table-cell>
          <table:table-cell table:formula="of:=[.B109]*((330+4700)/330)" office:value-type="float" office:value="1380.74688173318" calcext:value-type="float">
            <text:p>1380.74688173318</text:p>
          </table:table-cell>
          <table:table-cell table:formula="of:=(([.$G$2]-[.A109])-3.3)*([.$K$2]/([.$K$3]+[.$K$2]))+3.3" office:value-type="float" office:value="15.3913043478261" calcext:value-type="float">
            <text:p>15.3913043478261</text:p>
          </table:table-cell>
          <table:table-cell table:number-columns-repeated="10"/>
        </table:table-row>
        <table:table-row table:style-name="ro5">
          <table:table-cell table:formula="of:=[.A109]-1" office:value-type="float" office:value="-84" calcext:value-type="float">
            <text:p>-84</text:p>
          </table:table-cell>
          <table:table-cell table:style-name="ce17" table:formula="of:=[.$G$2]-[.C110]" office:value-type="float" office:value="91.5205479452055" calcext:value-type="float">
            <text:p>91.5205479452055</text:p>
          </table:table-cell>
          <table:table-cell table:formula="of:=[.A110]-[.D110]" office:value-type="float" office:value="-78.5205479452055" calcext:value-type="float">
            <text:p>-78.5205479452055</text:p>
          </table:table-cell>
          <table:table-cell table:formula="of:=[.A110]/[.$H$2]" office:value-type="float" office:value="-5.47945205479452" calcext:value-type="float">
            <text:p>-5.47945205479452</text:p>
          </table:table-cell>
          <table:table-cell table:formula="of:=[.B110]*((330+4700)/330)" office:value-type="float" office:value="1394.99501867995" calcext:value-type="float">
            <text:p>1394.99501867995</text:p>
          </table:table-cell>
          <table:table-cell table:formula="of:=(([.$G$2]-[.A110])-3.3)*([.$K$2]/([.$K$3]+[.$K$2]))+3.3" office:value-type="float" office:value="15.5217391304348" calcext:value-type="float">
            <text:p>15.5217391304348</text:p>
          </table:table-cell>
          <table:table-cell table:number-columns-repeated="10"/>
        </table:table-row>
        <table:table-row table:style-name="ro2" table:number-rows-repeated="1048465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panel_voltage_plot.B2:panel_voltage_plot.B110">
            <calcext:condition calcext:apply-style-name="Out of bounds" calcext:value="&gt;4.9" calcext:base-cell-address="panel_voltage_plot.B2"/>
            <calcext:condition calcext:apply-style-name="Alarm" calcext:value="&gt;3.25" calcext:base-cell-address="panel_voltage_plot.B2"/>
            <calcext:condition calcext:apply-style-name="Out of bounds" calcext:value="&lt;0" calcext:base-cell-address="panel_voltage_plot.B2"/>
          </calcext:conditional-format>
          <calcext:conditional-format calcext:target-range-address="panel_voltage_plot.F1:panel_voltage_plot.F1048576">
            <calcext:condition calcext:apply-style-name="Out of bounds" calcext:value="&gt;3.2" calcext:base-cell-address="panel_voltage_plot.F1"/>
            <calcext:condition calcext:apply-style-name="Out of bounds" calcext:value="&lt;0" calcext:base-cell-address="panel_voltage_plot.F1"/>
          </calcext:conditional-format>
        </calcext:conditional-formats>
      </table:table>
      <table:table table:name="shopping_list_tmp" table:style-name="ta1">
        <table:table-column table:style-name="co6" table:number-columns-repeated="18" table:default-cell-style-name="Default"/>
        <table:table-row table:style-name="ro2">
          <table:table-cell table:style-name="ce19" office:value-type="string" calcext:value-type="string">
            <text:p>10K resistors</text:p>
          </table:table-cell>
          <table:table-cell table:number-columns-repeated="6"/>
          <table:table-cell office:value-type="string" calcext:value-type="string">
            <text:p>Bills</text:p>
          </table:table-cell>
          <table:table-cell/>
          <table:table-cell office:value-type="string" calcext:value-type="string">
            <text:p>Dyuman</text:p>
          </table:table-cell>
          <table:table-cell office:value-type="string" calcext:value-type="string">
            <text:p>Chandran</text:p>
          </table:table-cell>
          <table:table-cell table:number-columns-repeated="2"/>
          <table:table-cell office:value-type="string" calcext:value-type="string">
            <text:p>Transfers</text:p>
          </table:table-cell>
          <table:table-cell table:number-columns-repeated="2"/>
          <table:table-cell office:value-type="string" calcext:value-type="string">
            <text:p>Debts</text:p>
          </table:table-cell>
          <table:table-cell/>
        </table:table-row>
        <table:table-row table:style-name="ro2">
          <table:table-cell table:style-name="ce19" office:value-type="string" calcext:value-type="string">
            <text:p>330 ohm resistors</text:p>
          </table:table-cell>
          <table:table-cell table:number-columns-repeated="6"/>
          <table:table-cell office:value-type="string" calcext:value-type="string">
            <text:p>A1-A11</text:p>
          </table:table-cell>
          <table:table-cell office:value-type="string" calcext:value-type="string">
            <text:p>Naresh</text:p>
          </table:table-cell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</table:table-row>
        <table:table-row table:style-name="ro2">
          <table:table-cell table:style-name="ce19" office:value-type="string" calcext:value-type="string">
            <text:p>4.7k resistors</text:p>
          </table:table-cell>
          <table:table-cell table:number-columns-repeated="6"/>
          <table:table-cell office:value-type="string" calcext:value-type="string">
            <text:p>A14,2xA16</text:p>
          </table:table-cell>
          <table:table-cell office:value-type="string" calcext:value-type="string">
            <text:p>Naresh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18/01/2018NA1</text:p>
          </table:table-cell>
          <table:table-cell office:value-type="string" calcext:value-type="string">
            <text:p>Bill unmarked</text:p>
          </table:table-cell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800" calcext:value-type="float">
            <text:p>800</text:p>
          </table:table-cell>
          <table:table-cell table:formula="of:=([.K50]/2)-[.K49]" office:value-type="float" office:value="5065.015" calcext:value-type="float">
            <text:p>5065.015</text:p>
          </table:table-cell>
          <table:table-cell table:formula="of:=([.K50]/2)-[.J49]" office:value-type="float" office:value="-5065.015" calcext:value-type="float">
            <text:p>-5065.015</text:p>
          </table:table-cell>
        </table:table-row>
        <table:table-row table:style-name="ro2">
          <table:table-cell table:style-name="ce20" office:value-type="string" calcext:value-type="string">
            <text:p>100K resistors</text:p>
          </table:table-cell>
          <table:table-cell table:number-columns-repeated="6"/>
          <table:table-cell office:value-type="string" calcext:value-type="string">
            <text:p>A15,A19,A20</text:p>
          </table:table-cell>
          <table:table-cell office:value-type="string" calcext:value-type="string">
            <text:p>Ganapathy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string" calcext:value-type="string">
            <text:p>Chandran</text:p>
          </table:table-cell>
          <table:table-cell office:value-type="string" calcext:value-type="string">
            <text:p>Dyuman</text:p>
          </table:table-cell>
          <table:table-cell office:value-type="float" office:value="5201" calcext:value-type="float">
            <text:p>5201</text:p>
          </table:table-cell>
          <table:table-cell table:number-columns-repeated="2"/>
        </table:table-row>
        <table:table-row table:style-name="ro2">
          <table:table-cell table:style-name="ce20" office:value-type="string" calcext:value-type="string">
            <text:p>1K resistors</text:p>
          </table:table-cell>
          <table:table-cell table:number-columns-repeated="6"/>
          <table:table-cell office:value-type="string" calcext:value-type="string">
            <text:p>3xA16</text:p>
          </table:table-cell>
          <table:table-cell office:value-type="string" calcext:value-type="string">
            <text:p>Universal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18/01/2018UN1</text:p>
          </table:table-cell>
          <table:table-cell office:value-type="string" calcext:value-type="string">
            <text:p>Bill unmarked</text:p>
          </table:table-cell>
          <table:table-cell table:number-columns-repeated="5"/>
        </table:table-row>
        <table:table-row table:style-name="ro2">
          <table:table-cell table:style-name="ce19" office:value-type="string" calcext:value-type="string">
            <text:p>diodes</text:p>
          </table:table-cell>
          <table:table-cell table:number-columns-repeated="6"/>
          <table:table-cell office:value-type="string" calcext:value-type="string">
            <text:p>3xA24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1.2M resistors</text:p>
          </table:table-cell>
          <table:table-cell table:number-columns-repeated="6"/>
          <table:table-cell office:value-type="string" calcext:value-type="string">
            <text:p>10xA31</text:p>
          </table:table-cell>
          <table:table-cell office:value-type="string" calcext:value-type="string">
            <text:p>Aurorica Circuits</text:p>
          </table:table-cell>
          <table:table-cell office:value-type="float" office:value="1000" calcext:value-type="float">
            <text:p>1000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2.2K resistors</text:p>
          </table:table-cell>
          <table:table-cell table:number-columns-repeated="6"/>
          <table:table-cell office:value-type="string" calcext:value-type="string">
            <text:p>26/01/2018NA1</text:p>
          </table:table-cell>
          <table:table-cell office:value-type="string" calcext:value-type="string">
            <text:p>Naresh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26/01/2018NA1</text:p>
          </table:table-cell>
          <table:table-cell table:number-columns-repeated="6"/>
        </table:table-row>
        <table:table-row table:style-name="ro2">
          <table:table-cell table:style-name="ce20" office:value-type="string" calcext:value-type="string">
            <text:p>2200p capacitor (ceramic)</text:p>
          </table:table-cell>
          <table:table-cell table:number-columns-repeated="6"/>
          <table:table-cell office:value-type="string" calcext:value-type="string">
            <text:p>A36</text:p>
          </table:table-cell>
          <table:table-cell office:value-type="string" calcext:value-type="string">
            <text:p>Naresh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100n capacitor (ceramic)</text:p>
          </table:table-cell>
          <table:table-cell table:number-columns-repeated="6"/>
          <table:table-cell office:value-type="string" calcext:value-type="string">
            <text:p>A39</text:p>
          </table:table-cell>
          <table:table-cell office:value-type="string" calcext:value-type="string">
            <text:p>Sri Ganesh Kumaran Electricals</text:p>
          </table:table-cell>
          <table:table-cell/>
          <table:table-cell office:value-type="float" office:value="174" calcext:value-type="float">
            <text:p>174</text:p>
          </table:table-cell>
          <table:table-cell table:number-columns-repeated="7"/>
        </table:table-row>
        <table:table-row table:style-name="ro2">
          <table:table-cell table:style-name="ce20" office:value-type="string" calcext:value-type="string">
            <text:p>22k resistors</text:p>
          </table:table-cell>
          <table:table-cell table:number-columns-repeated="6"/>
          <table:table-cell office:value-type="string" calcext:value-type="string">
            <text:p>A4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A32</text:p>
          </table:table-cell>
          <table:table-cell office:value-type="string" calcext:value-type="string">
            <text:p>New Waves</text:p>
          </table:table-cell>
          <table:table-cell office:value-type="float" office:value="750" calcext:value-type="float">
            <text:p>750</text:p>
          </table:table-cell>
          <table:table-cell table:number-columns-repeated="8"/>
        </table:table-row>
        <table:table-row table:style-name="ro2">
          <table:table-cell table:number-columns-repeated="7"/>
          <table:table-cell office:value-type="string" calcext:value-type="string">
            <text:p>3xA34</text:p>
          </table:table-cell>
          <table:table-cell office:value-type="string" calcext:value-type="string">
            <text:p>Evelta</text:p>
          </table:table-cell>
          <table:table-cell office:value-type="float" office:value="669.1" calcext:value-type="float">
            <text:p>669.1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schotkey diode</text:p>
          </table:table-cell>
          <table:table-cell table:number-columns-repeated="6"/>
          <table:table-cell office:value-type="string" calcext:value-type="string">
            <text:p>10xA44</text:p>
          </table:table-cell>
          <table:table-cell office:value-type="string" calcext:value-type="string">
            <text:p>Amazon</text:p>
          </table:table-cell>
          <table:table-cell office:value-type="float" office:value="715" calcext:value-type="float">
            <text:p>715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opto isolator</text:p>
          </table:table-cell>
          <table:table-cell table:number-columns-repeated="6"/>
          <table:table-cell office:value-type="string" calcext:value-type="string">
            <text:p>2xA16</text:p>
          </table:table-cell>
          <table:table-cell office:value-type="string" calcext:value-type="string">
            <text:p>Naresh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10/02/2018NA1</text:p>
          </table:table-cell>
          <table:table-cell table:number-columns-repeated="6"/>
        </table:table-row>
        <table:table-row table:style-name="ro2">
          <table:table-cell table:style-name="ce20" office:value-type="string" calcext:value-type="string">
            <text:p>arduino</text:p>
          </table:table-cell>
          <table:table-cell table:number-columns-repeated="6"/>
          <table:table-cell office:value-type="string" calcext:value-type="string">
            <text:p>2xA47</text:p>
          </table:table-cell>
          <table:table-cell office:value-type="string" calcext:value-type="string">
            <text:p>eBay</text:p>
          </table:table-cell>
          <table:table-cell office:value-type="float" office:value="540" calcext:value-type="float">
            <text:p>540</text:p>
          </table:table-cell>
          <table:table-cell table:number-columns-repeated="8"/>
        </table:table-row>
        <table:table-row table:style-name="ro2">
          <table:table-cell table:style-name="ce20"/>
          <table:table-cell table:number-columns-repeated="6"/>
          <table:table-cell office:value-type="string" calcext:value-type="string">
            <text:p>2xA45</text:p>
          </table:table-cell>
          <table:table-cell office:value-type="string" calcext:value-type="string">
            <text:p>Indica Computers</text:p>
          </table:table-cell>
          <table:table-cell office:value-type="float" office:value="340" calcext:value-type="float">
            <text:p>340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opto isolator module</text:p>
          </table:table-cell>
          <table:table-cell table:number-columns-repeated="6"/>
          <table:table-cell office:value-type="string" calcext:value-type="string">
            <text:p>A47</text:p>
          </table:table-cell>
          <table:table-cell office:value-type="string" calcext:value-type="string">
            <text:p>Deepak Electricals</text:p>
          </table:table-cell>
          <table:table-cell office:value-type="float" office:value="650" calcext:value-type="float">
            <text:p>650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RS-232 connectors/cable/accessories</text:p>
          </table:table-cell>
          <table:table-cell table:number-columns-repeated="6"/>
          <table:table-cell office:value-type="string" calcext:value-type="string">
            <text:p>A48</text:p>
          </table:table-cell>
          <table:table-cell office:value-type="string" calcext:value-type="string">
            <text:p>Suman Electricals</text:p>
          </table:table-cell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560 ohm resistor</text:p>
          </table:table-cell>
          <table:table-cell table:number-columns-repeated="6"/>
          <table:table-cell office:value-type="string" calcext:value-type="string">
            <text:p>100xA51:advance</text:p>
          </table:table-cell>
          <table:table-cell office:value-type="string" calcext:value-type="string">
            <text:p>Micro Track industries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IL2 9644J opto isolator</text:p>
          </table:table-cell>
          <table:table-cell table:number-columns-repeated="6"/>
          <table:table-cell office:value-type="string" calcext:value-type="string">
            <text:p>misc. Components between A53-A77</text:p>
          </table:table-cell>
          <table:table-cell office:value-type="string" calcext:value-type="string">
            <text:p>Naresh</text:p>
          </table:table-cell>
          <table:table-cell office:value-type="float" office:value="495" calcext:value-type="float">
            <text:p>495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breakaway header</text:p>
          </table:table-cell>
          <table:table-cell table:number-columns-repeated="6"/>
          <table:table-cell office:value-type="string" calcext:value-type="string">
            <text:p>4xA55</text:p>
          </table:table-cell>
          <table:table-cell office:value-type="string" calcext:value-type="string">
            <text:p>Ganapathy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2">
          <table:table-cell table:number-columns-repeated="7"/>
          <table:table-cell office:value-type="string" calcext:value-type="string">
            <text:p>10xA59</text:p>
          </table:table-cell>
          <table:table-cell office:value-type="string" calcext:value-type="string">
            <text:p>eBay</text:p>
          </table:table-cell>
          <table:table-cell office:value-type="float" office:value="4000" calcext:value-type="float">
            <text:p>4000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IRF540</text:p>
          </table:table-cell>
          <table:table-cell table:number-columns-repeated="6"/>
          <table:table-cell office:value-type="string" calcext:value-type="string">
            <text:p>50xA57,50xA56</text:p>
          </table:table-cell>
          <table:table-cell office:value-type="string" calcext:value-type="string">
            <text:p>RS components</text:p>
          </table:table-cell>
          <table:table-cell office:value-type="float" office:value="3142.93" calcext:value-type="float">
            <text:p>3142.93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resistor for above</text:p>
          </table:table-cell>
          <table:table-cell table:number-columns-repeated="6"/>
          <table:table-cell office:value-type="string" calcext:value-type="string">
            <text:p>A87</text:p>
          </table:table-cell>
          <table:table-cell office:value-type="string" calcext:value-type="string">
            <text:p>eBay</text:p>
          </table:table-cell>
          <table:table-cell office:value-type="float" office:value="636" calcext:value-type="float">
            <text:p>636</text:p>
          </table:table-cell>
          <table:table-cell table:number-columns-repeated="5"/>
          <table:table-cell table:formula="of:=SUM([.P3:.P23])" office:value-type="float" office:value="6001" calcext:value-type="float">
            <text:p>6001</text:p>
          </table:table-cell>
          <table:table-cell table:number-columns-repeated="2"/>
        </table:table-row>
        <table:table-row table:style-name="ro2">
          <table:table-cell table:style-name="ce20" office:value-type="string" calcext:value-type="string">
            <text:p>Victor multimeter leads</text:p>
          </table:table-cell>
          <table:table-cell table:number-columns-repeated="6"/>
          <table:table-cell office:value-type="string" calcext:value-type="string">
            <text:p>A91</text:p>
          </table:table-cell>
          <table:table-cell office:value-type="string" calcext:value-type="string">
            <text:p>Ganapathy</text:p>
          </table:table-cell>
          <table:table-cell table:number-columns-repeated="9"/>
        </table:table-row>
        <table:table-row table:style-name="ro2">
          <table:table-cell table:style-name="ce16"/>
          <table:table-cell table:number-columns-repeated="6"/>
          <table:table-cell office:value-type="string" calcext:value-type="string">
            <text:p>1xA93,20xA53,10xA92</text:p>
          </table:table-cell>
          <table:table-cell office:value-type="string" calcext:value-type="string">
            <text:p>Naresh</text:p>
          </table:table-cell>
          <table:table-cell office:value-type="float" office:value="170" calcext:value-type="float">
            <text:p>170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Cordless phone batteries</text:p>
          </table:table-cell>
          <table:table-cell table:number-columns-repeated="6"/>
          <table:table-cell office:value-type="string" calcext:value-type="string">
            <text:p>A16</text:p>
          </table:table-cell>
          <table:table-cell office:value-type="string" calcext:value-type="string">
            <text:p>Ganapathy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7"/>
        </table:table-row>
        <table:table-row table:style-name="ro2">
          <table:table-cell table:style-name="ce20" office:value-type="string" calcext:value-type="string">
            <text:p>Power bank</text:p>
          </table:table-cell>
          <table:table-cell table:number-columns-repeated="6"/>
          <table:table-cell office:value-type="string" calcext:value-type="string">
            <text:p>A84</text:p>
          </table:table-cell>
          <table:table-cell office:value-type="string" calcext:value-type="string">
            <text:p>Kasthuri Emporium</text:p>
          </table:table-cell>
          <table:table-cell/>
          <table:table-cell office:value-type="float" office:value="750" calcext:value-type="float">
            <text:p>750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100xA51:balance</text:p>
          </table:table-cell>
          <table:table-cell office:value-type="string" calcext:value-type="string">
            <text:p>Micro Track industries</text:p>
          </table:table-cell>
          <table:table-cell office:value-type="float" office:value="2490" calcext:value-type="float">
            <text:p>2490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PCB: mod_switch_battery_voltage</text:p>
          </table:table-cell>
          <table:table-cell table:number-columns-repeated="6"/>
          <table:table-cell office:value-type="string" calcext:value-type="string">
            <text:p>A8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Soldering: <text:s/>mod_switch_battery_voltage</text:p>
          </table:table-cell>
          <table:table-cell table:number-columns-repeated="6"/>
          <table:table-cell office:value-type="string" calcext:value-type="string">
            <text:p>A8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Main board soldering</text:p>
          </table:table-cell>
          <table:table-cell office:value-type="string" calcext:value-type="string">
            <text:p>New Waves</text:p>
          </table:table-cell>
          <table:table-cell/>
          <table:table-cell office:value-type="float" office:value="1620" calcext:value-type="float">
            <text:p>1620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Current sensor</text:p>
          </table:table-cell>
          <table:table-cell table:number-columns-repeated="6"/>
          <table:table-cell office:value-type="string" calcext:value-type="string">
            <text:p>2x5Vrelay</text:p>
          </table:table-cell>
          <table:table-cell office:value-type="string" calcext:value-type="string">
            <text:p>Ganapathy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2">
          <table:table-cell table:number-columns-repeated="7"/>
          <table:table-cell office:value-type="string" calcext:value-type="string">
            <text:p>230V coil 25A relay</text:p>
          </table:table-cell>
          <table:table-cell office:value-type="string" calcext:value-type="string">
            <text:p>Suman Electricals</text:p>
          </table:table-cell>
          <table:table-cell office:value-type="float" office:value="550" calcext:value-type="float">
            <text:p>550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zener diode</text:p>
          </table:table-cell>
          <table:table-cell table:number-columns-repeated="6"/>
          <table:table-cell office:value-type="string" calcext:value-type="string">
            <text:p>6x5V30Arelaymodules</text:p>
          </table:table-cell>
          <table:table-cell office:value-type="string" calcext:value-type="string">
            <text:p>eBay</text:p>
          </table:table-cell>
          <table:table-cell table:style-name="ce22" office:value-type="float" office:value="1618" calcext:value-type="float">
            <text:p>1618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RMC 2 pin</text:p>
          </table:table-cell>
          <table:table-cell table:number-columns-repeated="6"/>
          <table:table-cell office:value-type="string" calcext:value-type="string">
            <text:p>Heatsinks</text:p>
          </table:table-cell>
          <table:table-cell office:value-type="string" calcext:value-type="string">
            <text:p>Sun Electronics?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fuses,fuseholders</text:p>
          </table:table-cell>
          <table:table-cell office:value-type="string" calcext:value-type="string">
            <text:p>Naresh</text:p>
          </table:table-cell>
          <table:table-cell/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Casing / 15A socket / buttons</text:p>
          </table:table-cell>
          <table:table-cell table:number-columns-repeated="6"/>
          <table:table-cell office:value-type="string" calcext:value-type="string">
            <text:p>3xIRF540</text:p>
          </table:table-cell>
          <table:table-cell office:value-type="string" calcext:value-type="string">
            <text:p>Universal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2">
          <table:table-cell table:style-name="ce19" office:value-type="string" calcext:value-type="string">
            <text:p>Casing (box cutting)</text:p>
          </table:table-cell>
          <table:table-cell table:number-columns-repeated="6"/>
          <table:table-cell office:value-type="string" calcext:value-type="string">
            <text:p>10x6Vrelay:advance</text:p>
          </table:table-cell>
          <table:table-cell office:value-type="string" calcext:value-type="string">
            <text:p>Naresh</text:p>
          </table:table-cell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hone repair?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hone cover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table:style-name="ce19" office:value-type="string" calcext:value-type="string">
            <text:p>DC-DC converter</text:p>
          </table:table-cell>
          <table:table-cell table:number-columns-repeated="17"/>
        </table:table-row>
        <table:table-row table:style-name="ro2">
          <table:table-cell table:style-name="ce19" office:value-type="string" calcext:value-type="string">
            <text:p>USB cables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table:style-name="ce19" office:value-type="string" calcext:value-type="string">
            <text:p>Solid state relay + heatsink</text:p>
          </table:table-cell>
          <table:table-cell table:number-columns-repeated="17"/>
        </table:table-row>
        <table:table-row table:style-name="ro2">
          <table:table-cell table:style-name="ce19" office:value-type="string" calcext:value-type="string">
            <text:p>Enclosure trial</text:p>
          </table:table-cell>
          <table:table-cell table:number-columns-repeated="6"/>
          <table:table-cell office:value-type="string" calcext:value-type="string">
            <text:p>Sub-total</text:p>
          </table:table-cell>
          <table:table-cell/>
          <table:table-cell table:formula="of:=SUM([.J2:.J46])" office:value-type="float" office:value="25513.03" calcext:value-type="float">
            <text:p>25513.03</text:p>
          </table:table-cell>
          <table:table-cell table:formula="of:=SUM([.K2:.K46])" office:value-type="float" office:value="3381" calcext:value-type="float">
            <text:p>338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closure trial</text:p>
          </table:table-cell>
          <table:table-cell table:number-columns-repeated="6"/>
          <table:table-cell office:value-type="string" calcext:value-type="string">
            <text:p>Sub-total (with transfers)</text:p>
          </table:table-cell>
          <table:table-cell/>
          <table:table-cell table:formula="of:=[.J48]-[.P25]" office:value-type="float" office:value="19512.03" calcext:value-type="float">
            <text:p>19512.03</text:p>
          </table:table-cell>
          <table:table-cell table:formula="of:=[.K48]+[.P25]" office:value-type="float" office:value="9382" calcext:value-type="float">
            <text:p>9382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 calcext:value-type="string">
            <text:p>Total</text:p>
          </table:table-cell>
          <table:table-cell table:number-columns-repeated="2"/>
          <table:table-cell table:formula="of:=SUM([.J48];[.K48])" office:value-type="float" office:value="28894.03" calcext:value-type="float">
            <text:p>28894.0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CB: main_board</text:p>
          </table:table-cell>
          <table:table-cell table:number-columns-repeated="17"/>
        </table:table-row>
        <table:table-row table:style-name="ro2">
          <table:table-cell table:number-columns-repeated="7"/>
          <table:table-cell office:value-type="string" calcext:value-type="string">
            <text:p>Expenses from before</text:p>
          </table:table-cell>
          <table:table-cell table:number-columns-repeated="10"/>
        </table:table-row>
        <table:table-row table:style-name="ro2">
          <table:table-cell table:style-name="ce19" office:value-type="string" calcext:value-type="string">
            <text:p>RMC header 2-pin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DC-DC converter</text:p>
          </table:table-cell>
          <table:table-cell table:number-columns-repeated="2"/>
          <table:table-cell office:value-type="string" calcext:value-type="string">
            <text:p>Dyuman</text:p>
          </table:table-cell>
          <table:table-cell table:number-columns-repeated="7"/>
        </table:table-row>
        <table:table-row table:style-name="ro2">
          <table:table-cell table:style-name="ce19" office:value-type="string" calcext:value-type="string">
            <text:p>RMC header 3-pin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ot glue (1 stick)</text:p>
          </table:table-cell>
          <table:table-cell table:number-columns-repeated="10"/>
        </table:table-row>
        <table:table-row table:style-name="ro2">
          <table:table-cell table:style-name="ce19" office:value-type="string" calcext:value-type="string">
            <text:p>breakaway header</text:p>
          </table:table-cell>
          <table:table-cell/>
          <table:table-cell table:style-name="ce21" office:value-type="float" office:value="66" calcext:value-type="float">
            <text:p>66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use (F1)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MCP1702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TIP122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display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duino li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rduino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5 (18/01/2018NA1 and 18/01/2018UN1)</text:p>
          </table:table-cell>
          <table:table-cell office:value-type="string" calcext:value-type="string">
            <text:p>Chandran house</text:p>
          </table:table-cell>
          <table:table-cell office:value-type="string" calcext:value-type="string">
            <text:p>Burnt?</text:p>
          </table:table-cell>
          <table:table-cell office:value-type="string" calcext:value-type="string">
            <text:p>Breadboard</text:p>
          </table:table-cell>
          <table:table-cell office:value-type="string" calcext:value-type="string">
            <text:p>Class?</text:p>
          </table:table-cell>
          <table:table-cell table:number-columns-repeated="6"/>
        </table:table-row>
        <table:table-row table:style-name="ro2">
          <table:table-cell table:style-name="ce20" office:value-type="string" calcext:value-type="string">
            <text:p>pushbutton</text:p>
          </table:table-cell>
          <table:table-cell/>
          <table:table-cell table:style-name="ce21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2 (10/02/2018NA1)</text:p>
          </table:table-cell>
          <table:table-cell office:value-type="string" calcext:value-type="string">
            <text:p>LCD shield</text:p>
          </table:table-cell>
          <table:table-cell office:value-type="string" calcext:value-type="string">
            <text:p>Stored in desk</text:p>
          </table:table-cell>
          <table:table-cell table:number-columns-repeated="8"/>
        </table:table-row>
        <table:table-row table:style-name="ro2">
          <table:table-cell table:style-name="ce20" office:value-type="string" calcext:value-type="string">
            <text:p>zener diode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(found in clampmeter pouch, bought while before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urrent sensor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4.7k resistors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330 ohm resistors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lid state relay + heatsink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opto isolator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44K resistor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&gt;10K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C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C2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16" office:value-type="string" calcext:value-type="string">
            <text:p>capacitor (current sensor in)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table:style-name="ce16" office:value-type="string" calcext:value-type="string">
            <text:p>capacitor (current sensor out)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use (230 V, opto isolator)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20" office:value-type="string" calcext:value-type="string">
            <text:p>prototyping board</text:p>
          </table:table-cell>
          <table:table-cell/>
          <table:table-cell table:style-name="ce21" office:value-type="float" office:value="0.1" calcext:value-type="float">
            <text:p>0.1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RMC connectors 2-pin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table:style-name="ce19" office:value-type="string" calcext:value-type="string">
            <text:p>RMC connectors 3-pin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battery cable (with lugs and fuse)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use (battery cable)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asing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mains socket/power cable/plug/screw terminals, depending on casing design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ircuit breaker for mains, or special fast acting fuse</text:p>
          </table:table-cell>
          <table:table-cell/>
          <table:table-cell table:style-name="ce21"/>
          <table:table-cell table:number-columns-repeated="15"/>
        </table:table-row>
        <table:table-row table:style-name="ro2">
          <table:table-cell table:number-columns-repeated="18"/>
        </table:table-row>
        <table:table-row table:style-name="ro2">
          <table:table-cell table:style-name="ce19" office:value-type="string" calcext:value-type="string">
            <text:p>Box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otebook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taple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olid state relay 100A</text:p>
          </table:table-cell>
          <table:table-cell table:number-columns-repeated="17"/>
        </table:table-row>
        <table:table-row table:style-name="ro2" table:number-rows-repeated="3">
          <table:table-cell table:number-columns-repeated="18"/>
        </table:table-row>
        <table:table-row table:style-name="ro2">
          <table:table-cell table:style-name="ce19" office:value-type="string" calcext:value-type="string">
            <text:p>socket for arduino</text:p>
          </table:table-cell>
          <table:table-cell table:number-columns-repeated="17"/>
        </table:table-row>
        <table:table-row table:style-name="ro2">
          <table:table-cell table:style-name="ce19" office:value-type="string" calcext:value-type="string">
            <text:p>opto isolator resistor divider</text:p>
          </table:table-cell>
          <table:table-cell table:number-columns-repeated="17"/>
        </table:table-row>
        <table:table-row table:style-name="ro2">
          <table:table-cell table:style-name="ce19" office:value-type="string" calcext:value-type="string">
            <text:p>USB cable</text:p>
          </table:table-cell>
          <table:table-cell table:number-columns-repeated="17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drawers?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eatsinks (with screws and washers/nuts)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hermal paste</text:p>
          </table:table-cell>
          <table:table-cell table:number-columns-repeated="17"/>
        </table:table-row>
      </table:table>
      <table:table table:name="questions_list" table:style-name="ta1">
        <table:table-column table:style-name="co6" table:default-cell-style-name="Default"/>
        <table:table-row table:style-name="ro2">
          <table:table-cell office:value-type="string" calcext:value-type="string">
            <text:p>safety of mains voltage sensing circuits, both options</text:p>
          </table:table-cell>
        </table:table-row>
        <table:table-row table:style-name="ro2">
          <table:table-cell office:value-type="string" calcext:value-type="string">
            <text:p>battery voltage limits, delays, etc.</text:p>
          </table:table-cell>
        </table:table-row>
        <table:table-row table:style-name="ro2">
          <table:table-cell office:value-type="string" calcext:value-type="string">
            <text:p>Zener diodes and diodes sufficient protection against over and negative voltages?</text:p>
          </table:table-cell>
        </table:table-row>
      </table:table>
      <table:table table:name="values" table:style-name="ta1">
        <table:table-column table:style-name="co11" table:default-cell-style-name="Default"/>
        <table:table-column table:style-name="co12" table:number-columns-repeated="2" table:default-cell-style-name="Default"/>
        <table:table-row table:style-name="ro2">
          <table:table-cell office:value-type="string" calcext:value-type="string">
            <text:p>battery charge start voltage n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op voltage night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night’</text:p>
          </table:table-cell>
        </table:table-row>
        <table:table-row table:style-name="ro2">
          <table:table-cell office:value-type="string" calcext:value-type="string">
            <text:p>battery charge stop delay night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2">
          <table:table-cell office:value-type="string" calcext:value-type="string">
            <text:p>battery charge stop voltage night (after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2">
          <table:table-cell office:value-type="string" calcext:value-type="string">
            <text:p>battery charge stop del/vol earlier/later nigh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art voltage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tery charge stop voltage day (before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 table:number-columns-spanned="1" table:number-rows-spanned="2">
            <text:p>Whichever is earlier/later depending on ‘battery charge stop del/vol earlier/later day’</text:p>
          </table:table-cell>
        </table:table-row>
        <table:table-row table:style-name="ro2">
          <table:table-cell office:value-type="string" calcext:value-type="string">
            <text:p>battery charge stop delay day (before voltage</text:p>
          </table:table-cell>
          <table:table-cell office:value-type="string" calcext:value-type="string">
            <text:p>set to 0 to disable</text:p>
          </table:table-cell>
          <table:covered-table-cell/>
        </table:table-row>
        <table:table-row table:style-name="ro2">
          <table:table-cell office:value-type="string" calcext:value-type="string">
            <text:p>battery charge stop voltage day (after delay)</text:p>
          </table:table-cell>
          <table:table-cell office:value-type="string" calcext:value-type="string">
            <text:p>set to 0 to disable</text:p>
          </table:table-cell>
          <table:table-cell office:value-type="string" calcext:value-type="string">
            <text:p>If disabled, charging will stop immediately</text:p>
          </table:table-cell>
        </table:table-row>
        <table:table-row table:style-name="ro2">
          <table:table-cell office:value-type="string" calcext:value-type="string">
            <text:p>battery charge stop del/vol earlier/later 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s on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ns charging on?</text:p>
          </table:table-cell>
          <table:table-cell table:number-columns-repeated="2"/>
        </table:table-row>
      </table:table>
      <table:table table:name="possible_modules_list" table:style-name="ta1">
        <table:table-column table:style-name="co13" table:default-cell-style-name="Default"/>
        <table:table-column table:style-name="co6" table:number-columns-repeated="3" table:default-cell-style-name="Default"/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Arduino pins used</text:p>
          </table:table-cell>
          <table:table-cell office:value-type="string" calcext:value-type="string">
            <text:p>Approved</text:p>
          </table:table-cell>
          <table:table-cell office:value-type="string" calcext:value-type="string">
            <text:p>Included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od_panel_voltage</text:p>
          </table:table-cell>
          <table:table-cell office:value-type="string" calcext:value-type="string">
            <text:p>3x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_mains_presence</text:p>
          </table:table-cell>
          <table:table-cell office:value-type="string" calcext:value-type="string">
            <text:p>1x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_switch_battery_voltage</text:p>
          </table:table-cell>
          <table:table-cell office:value-type="string" calcext:value-type="string">
            <text:p>1xD+1xA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mod_display</text:p>
          </table:table-cell>
          <table:table-cell office:value-type="string" calcext:value-type="string">
            <text:p>8xD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mod_DC_current</text:p>
          </table:table-cell>
          <table:table-cell/>
          <table:table-cell table:style-name="ce13"/>
          <table:table-cell/>
        </table:table-row>
        <table:table-row table:style-name="ro2">
          <table:table-cell office:value-type="string" calcext:value-type="string">
            <text:p>mod_AC_current</text:p>
          </table:table-cell>
          <table:table-cell office:value-type="string" calcext:value-type="string">
            <text:p>2xA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Mainboard features: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Ds (in case of no display)</text:p>
          </table:table-cell>
          <table:table-cell office:value-type="string" calcext:value-type="string">
            <text:p>2xD?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Switches/buttons</text:p>
          </table:table-cell>
          <table:table-cell office:value-type="string" calcext:value-type="string">
            <text:p>2xD+RST?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AREF input</text:p>
          </table:table-cell>
          <table:table-cell office:value-type="string" calcext:value-type="string">
            <text:p>AREF+3V3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Power(battery) input / DC DC converter header</text:p>
          </table:table-cell>
          <table:table-cell office:value-type="string" calcext:value-type="string">
            <text:p>Vin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Arduino (headers to tap into Arduino’s pins)</text:p>
          </table:table-cell>
          <table:table-cell/>
          <table:table-cell table:style-name="ce13" table:number-columns-repeated="2"/>
        </table:table-row>
        <table:table-row table:style-name="ro2">
          <table:table-cell office:value-type="string" calcext:value-type="string">
            <text:p>Buzz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5/12/GND tap headers</text:p>
          </table:table-cell>
          <table:table-cell/>
          <table:table-cell table:style-name="ce13" table:number-columns-repeated="2"/>
        </table:table-row>
        <table:table-row table:style-name="ro2">
          <table:table-cell office:value-type="string" calcext:value-type="string">
            <text:p>Battery size/type selector switch</text:p>
          </table:table-cell>
          <table:table-cell/>
          <table:table-cell table:style-name="ce13"/>
          <table:table-cell/>
        </table:table-row>
        <table:table-row table:style-name="ro2">
          <table:table-cell office:value-type="string" calcext:value-type="string">
            <text:p>USB?</text:p>
          </table:table-cell>
          <table:table-cell table:number-columns-repeated="3"/>
        </table:table-row>
      </table:table>
      <table:table table:name="PCB_manufacturers" table:style-name="ta1">
        <table:table-column table:style-name="co6" table:number-columns-repeated="4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ouble sided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<text:a xlink:href="mailto:microtrack.pcb@gmail.com" xlink:type="simple">microtrack.pcb@g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larm" style:family="table-cell" style:parent-style-name="Default">
      <style:table-cell-properties fo:background-color="#ffff00"/>
    </style:style>
    <style:style style:name="Out_20_of_20_bounds" style:display-name="Out of bounds" style:family="table-cell" style:parent-style-name="Default">
      <style:table-cell-properties fo:background-color="#dc23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 style:data-style-name="N2" text:time-value="09:45:18.139638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01:03.131138278</meta:creation-date>
    <dc:date>2018-03-22T09:49:36.906490569</dc:date>
    <meta:editing-duration>P1DT14H51M16S</meta:editing-duration>
    <meta:editing-cycles>407</meta:editing-cycles>
    <meta:generator>LibreOffice/5.2.7.2$Linux_X86_64 LibreOffice_project/20m0$Build-2</meta:generator>
    <meta:document-statistic meta:table-count="10" meta:cell-count="1373" meta:object-count="0"/>
  </office:meta>
</office:document-meta>
</file>